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700000208995D1C49554BA407.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0AB0000008F393D0065D8B260BC.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0C800000054971BB007A45124ED.png" manifest:media-type="image/png"/>
  <manifest:file-entry manifest:full-path="Pictures/10000201000000900000007E1B7E099AA3DC8CDE.png" manifest:media-type="image/png"/>
  <manifest:file-entry manifest:full-path="Pictures/10000201000002AB0000010AE8E3F95A49308458.png" manifest:media-type="image/png"/>
  <manifest:file-entry manifest:full-path="Pictures/100002010000012F0000006D1CE97FB62E1D86D4.png" manifest:media-type="image/png"/>
  <manifest:file-entry manifest:full-path="Pictures/100002010000013000000094C23C8C6EA8B1FD6B.png" manifest:media-type="image/png"/>
  <manifest:file-entry manifest:full-path="Pictures/1000020100000133000000D7CD740C2D58CD79C4.png" manifest:media-type="image/png"/>
  <manifest:file-entry manifest:full-path="Pictures/10000201000000CE000000535EB539FB5DE1BCE2.png" manifest:media-type="image/png"/>
  <manifest:file-entry manifest:full-path="Pictures/1000020100000152000000A4266CDDFED5E1CF70.png" manifest:media-type="image/png"/>
  <manifest:file-entry manifest:full-path="Pictures/10000201000001370000005234278CD27C0EF103.png" manifest:media-type="image/png"/>
  <manifest:file-entry manifest:full-path="Pictures/10000201000001300000007F56EEFD1786B07A63.png" manifest:media-type="image/png"/>
  <manifest:file-entry manifest:full-path="Pictures/10000201000001320000003A78EFE92172905E6B.png" manifest:media-type="image/png"/>
  <manifest:file-entry manifest:full-path="Pictures/1000020100000097000000A90F094B84D0B16227.png" manifest:media-type="image/png"/>
  <manifest:file-entry manifest:full-path="Pictures/10000201000000960000007C625C8FBF0CA44F95.png" manifest:media-type="image/png"/>
  <manifest:file-entry manifest:full-path="Pictures/1000020100000093000000A70BF8351B70FC80E4.png" manifest:media-type="image/png"/>
  <manifest:file-entry manifest:full-path="Pictures/10000201000000AD000000D70D932F3B57675422.png" manifest:media-type="image/png"/>
  <manifest:file-entry manifest:full-path="Pictures/100002010000013A0000006DCF397F72426BC103.png" manifest:media-type="image/png"/>
  <manifest:file-entry manifest:full-path="Pictures/1000020100000094000000C2EBEAB5868D43EC48.png" manifest:media-type="image/png"/>
  <manifest:file-entry manifest:full-path="Pictures/1000020100000139000001720FD0D47B891E0CBD.png" manifest:media-type="image/png"/>
  <manifest:file-entry manifest:full-path="Pictures/100002010000013B000001544E6E059CB001DFE3.png" manifest:media-type="image/png"/>
  <manifest:file-entry manifest:full-path="Pictures/10000201000000A8000000535055B8A9CF3EDA17.png" manifest:media-type="image/png"/>
  <manifest:file-entry manifest:full-path="Pictures/100002010000007A000000211D414DF0AC124B28.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9A0000006D6964C8A561F2751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E100000059CC9ACB4E2436A6A4.png" manifest:media-type="image/png"/>
  <manifest:file-entry manifest:full-path="Pictures/100002010000028C0000010F8588327082B870D7.png" manifest:media-type="image/png"/>
  <manifest:file-entry manifest:full-path="Pictures/10000201000000CF000000E65379D5967351BA82.png" manifest:media-type="image/png"/>
  <manifest:file-entry manifest:full-path="Pictures/1000020100000131000000CC85796E3F0260E42B.png" manifest:media-type="image/png"/>
  <manifest:file-entry manifest:full-path="Pictures/10000201000000AA00000054BB0DA3F02C98DEE9.png" manifest:media-type="image/png"/>
  <manifest:file-entry manifest:full-path="Pictures/100002010000013700000034E26066263C66034E.png" manifest:media-type="image/png"/>
  <manifest:file-entry manifest:full-path="Pictures/100002010000012D0000003D50DD3E0DFEB0EB55.png" manifest:media-type="image/png"/>
  <manifest:file-entry manifest:full-path="Pictures/100002010000012B000000697A748FBDBFC38D5B.png" manifest:media-type="image/png"/>
  <manifest:file-entry manifest:full-path="Pictures/10000201000001370000007927BC56A2E2D1CE02.png" manifest:media-type="image/png"/>
  <manifest:file-entry manifest:full-path="Pictures/10000201000000CA00000051F613422918A266A9.png" manifest:media-type="image/png"/>
  <manifest:file-entry manifest:full-path="Pictures/10000201000000A900000119EC5A734DABC9E4C0.png" manifest:media-type="image/png"/>
  <manifest:file-entry manifest:full-path="Pictures/100002010000008F00000067EEFC938544999796.png" manifest:media-type="image/png"/>
  <manifest:file-entry manifest:full-path="Pictures/1000020100000139000000970DD7238895C1E354.png" manifest:media-type="image/png"/>
  <manifest:file-entry manifest:full-path="Pictures/10000201000000C8000000925A32262DA2042AD1.png" manifest:media-type="image/png"/>
  <manifest:file-entry manifest:full-path="Pictures/1000020100000138000000357C324018ACDF731A.png" manifest:media-type="image/png"/>
  <manifest:file-entry manifest:full-path="Pictures/100002010000012E000000B6447B7CD290997537.png" manifest:media-type="image/png"/>
  <manifest:file-entry manifest:full-path="Pictures/100002010000012E000000F497E1902491609024.png" manifest:media-type="image/png"/>
  <manifest:file-entry manifest:full-path="Pictures/10000201000001390000005560E8CB99543D6E92.png" manifest:media-type="image/png"/>
  <manifest:file-entry manifest:full-path="Pictures/10000201000001380000009C80D11A47946E99C2.png" manifest:media-type="image/png"/>
  <manifest:file-entry manifest:full-path="Pictures/1000020100000131000000E7EEE56B099BB12844.png" manifest:media-type="image/png"/>
  <manifest:file-entry manifest:full-path="Pictures/10000201000001380000006C07813CF9B33DC634.png" manifest:media-type="image/png"/>
  <manifest:file-entry manifest:full-path="Pictures/10000201000001390000007E6C8B7FE990F42EA8.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69000000167F307CA291C7D3BE.png" manifest:media-type="image/png"/>
  <manifest:file-entry manifest:full-path="Pictures/100002010000013A000000B32E2BAFA787F017D7.png" manifest:media-type="image/png"/>
  <manifest:file-entry manifest:full-path="Pictures/100002010000013A000000693E891B68D9D7D910.png" manifest:media-type="image/png"/>
  <manifest:file-entry manifest:full-path="Pictures/100002010000013B00000050AC4C230710B03311.png" manifest:media-type="image/png"/>
  <manifest:file-entry manifest:full-path="Pictures/100002010000013A0000005151B7B65A8857D9F0.png" manifest:media-type="image/png"/>
  <manifest:file-entry manifest:full-path="Pictures/1000020100000095000000931A60849FBB894EC6.png" manifest:media-type="image/png"/>
  <manifest:file-entry manifest:full-path="Pictures/100002010000013000000081AECDD3338F3921C5.png" manifest:media-type="image/png"/>
  <manifest:file-entry manifest:full-path="Pictures/100002010000012F0000006F56FE716BAD1D4033.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90000004600773F2FEAB21571.png" manifest:media-type="image/png"/>
  <manifest:file-entry manifest:full-path="Pictures/100002010000013900000076C9AB56A2B3B993D3.png" manifest:media-type="image/png"/>
  <manifest:file-entry manifest:full-path="Pictures/100002010000013A000000485EDAB4D44AA74D40.png" manifest:media-type="image/png"/>
  <manifest:file-entry manifest:full-path="Pictures/100002010000013700000074669D7168C611A2F1.png" manifest:media-type="image/png"/>
  <manifest:file-entry manifest:full-path="Pictures/100002010000013A00000096CC40204257BD54E4.png" manifest:media-type="image/png"/>
  <manifest:file-entry manifest:full-path="Pictures/1000020100000139000000AAFBD677EE6F01CBD6.png" manifest:media-type="image/png"/>
  <manifest:file-entry manifest:full-path="Pictures/1000020100000130000000C18CF2C9EF78FC973E.png" manifest:media-type="image/png"/>
  <manifest:file-entry manifest:full-path="Pictures/10000201000001390000006B595279F4729AC543.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0A200000068B493180C2C080D29.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19c84"/>
    </style:style>
    <style:style style:name="P28" style:family="paragraph" style:parent-style-name="Standard">
      <style:text-properties officeooo:rsid="005be954" officeooo:paragraph-rsid="00627f02"/>
    </style:style>
    <style:style style:name="P29" style:family="paragraph" style:parent-style-name="Standard">
      <style:text-properties officeooo:rsid="005be954" officeooo:paragraph-rsid="00644fd5"/>
    </style:style>
    <style:style style:name="P30" style:family="paragraph" style:parent-style-name="Standard">
      <style:text-properties officeooo:rsid="005be954" officeooo:paragraph-rsid="0068a8ab"/>
    </style:style>
    <style:style style:name="P31" style:family="paragraph" style:parent-style-name="Standard">
      <style:text-properties officeooo:rsid="005be954" officeooo:paragraph-rsid="00691059"/>
    </style:style>
    <style:style style:name="P32" style:family="paragraph" style:parent-style-name="Standard">
      <style:text-properties officeooo:rsid="005be954" officeooo:paragraph-rsid="006b34c3"/>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735f2"/>
    </style:style>
    <style:style style:name="P41" style:family="paragraph" style:parent-style-name="Standard">
      <style:text-properties officeooo:rsid="006735f2" officeooo:paragraph-rsid="0068a8ab"/>
    </style:style>
    <style:style style:name="P42" style:family="paragraph" style:parent-style-name="Standard">
      <style:text-properties officeooo:rsid="0068a8ab" officeooo:paragraph-rsid="0068a8ab"/>
    </style:style>
    <style:style style:name="P43" style:family="paragraph" style:parent-style-name="Standard">
      <style:text-properties officeooo:rsid="0068a8ab" officeooo:paragraph-rsid="00691059"/>
    </style:style>
    <style:style style:name="P44" style:family="paragraph" style:parent-style-name="Standard">
      <style:text-properties officeooo:rsid="00691059" officeooo:paragraph-rsid="00691059"/>
    </style:style>
    <style:style style:name="P45" style:family="paragraph" style:parent-style-name="Standard">
      <style:text-properties officeooo:rsid="00691059" officeooo:paragraph-rsid="0069a979"/>
    </style:style>
    <style:style style:name="P46" style:family="paragraph" style:parent-style-name="Standard">
      <style:text-properties officeooo:rsid="00619c84" officeooo:paragraph-rsid="006b34c3"/>
    </style:style>
    <style:style style:name="P47" style:family="paragraph" style:parent-style-name="Standard">
      <style:text-properties officeooo:paragraph-rsid="007125e6"/>
    </style:style>
    <style:style style:name="P48" style:family="paragraph" style:parent-style-name="Standard">
      <style:text-properties officeooo:paragraph-rsid="005b402f"/>
    </style:style>
    <style:style style:name="P49" style:family="paragraph" style:parent-style-name="Standard">
      <style:text-properties officeooo:paragraph-rsid="0069a979"/>
    </style:style>
    <style:style style:name="P50" style:family="paragraph" style:parent-style-name="Standard">
      <style:text-properties officeooo:rsid="009943da" officeooo:paragraph-rsid="009943da"/>
    </style:style>
    <style:style style:name="P51" style:family="paragraph" style:parent-style-name="Footer">
      <style:paragraph-properties fo:text-align="center" style:justify-single-word="false"/>
    </style:style>
    <style:style style:name="P52" style:family="paragraph" style:parent-style-name="Text_20_body">
      <style:paragraph-properties fo:margin-top="0cm" fo:margin-bottom="0cm" style:contextual-spacing="false"/>
      <style:text-properties officeooo:paragraph-rsid="001857e0"/>
    </style:style>
    <style:style style:name="P53" style:family="paragraph" style:parent-style-name="Text_20_body">
      <style:text-properties fo:color="#808080" loext:opacity="100%" style:font-name="Lato" fo:font-size="9.75pt" fo:font-weight="normal" officeooo:paragraph-rsid="00450e76" style:font-weight-asian="bold" style:font-weight-complex="bold"/>
    </style:style>
    <style:style style:name="P54" style:family="paragraph" style:parent-style-name="Text_20_body">
      <style:text-properties officeooo:rsid="00470fb6" officeooo:paragraph-rsid="00470fb6"/>
    </style:style>
    <style:style style:name="P55" style:family="paragraph" style:parent-style-name="Text_20_body">
      <style:text-properties officeooo:rsid="00470fb6" officeooo:paragraph-rsid="004babc6"/>
    </style:style>
    <style:style style:name="P56" style:family="paragraph" style:parent-style-name="Text_20_body">
      <style:text-properties officeooo:rsid="00470fb6" officeooo:paragraph-rsid="00863a22"/>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rsid="0048d497" officeooo:paragraph-rsid="00863a22"/>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loext:opacity="100%" style:font-name="Liberation Serif" officeooo:paragraph-rsid="00491414"/>
    </style:style>
    <style:style style:name="P69" style:family="paragraph" style:parent-style-name="Text_20_body">
      <style:text-properties fo:color="#000000" loext:opacity="1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e88a9" officeooo:paragraph-rsid="004e88a9"/>
    </style:style>
    <style:style style:name="P74" style:family="paragraph" style:parent-style-name="Text_20_body">
      <style:text-properties officeooo:rsid="004f634f" officeooo:paragraph-rsid="004f634f"/>
    </style:style>
    <style:style style:name="P75" style:family="paragraph" style:parent-style-name="Text_20_body">
      <style:text-properties officeooo:rsid="00507596" officeooo:paragraph-rsid="00507596"/>
    </style:style>
    <style:style style:name="P76" style:family="paragraph" style:parent-style-name="Text_20_body">
      <style:text-properties officeooo:paragraph-rsid="00507596"/>
    </style:style>
    <style:style style:name="P77" style:family="paragraph" style:parent-style-name="Text_20_body">
      <style:text-properties officeooo:rsid="0052ef5b" officeooo:paragraph-rsid="0052ef5b"/>
    </style:style>
    <style:style style:name="P78" style:family="paragraph" style:parent-style-name="Text_20_body">
      <style:text-properties officeooo:rsid="0052ef5b" officeooo:paragraph-rsid="0054bfbd"/>
    </style:style>
    <style:style style:name="P79" style:family="paragraph" style:parent-style-name="Text_20_body">
      <style:text-properties officeooo:rsid="0052ef5b" officeooo:paragraph-rsid="00619c84"/>
    </style:style>
    <style:style style:name="P80" style:family="paragraph" style:parent-style-name="Text_20_body">
      <style:text-properties officeooo:rsid="0052ef5b" officeooo:paragraph-rsid="006b34c3"/>
    </style:style>
    <style:style style:name="P81" style:family="paragraph" style:parent-style-name="Text_20_body">
      <style:text-properties officeooo:rsid="0052ef5b" officeooo:paragraph-rsid="006cbc42"/>
    </style:style>
    <style:style style:name="P82" style:family="paragraph" style:parent-style-name="Text_20_body">
      <style:text-properties officeooo:rsid="0054bfbd" officeooo:paragraph-rsid="0054bfbd"/>
    </style:style>
    <style:style style:name="P83" style:family="paragraph" style:parent-style-name="Text_20_body">
      <style:text-properties officeooo:rsid="0054bfbd" officeooo:paragraph-rsid="0052ef5b"/>
    </style:style>
    <style:style style:name="P84" style:family="paragraph" style:parent-style-name="Text_20_body">
      <style:text-properties officeooo:rsid="00559afd" officeooo:paragraph-rsid="00559afd"/>
    </style:style>
    <style:style style:name="P85" style:family="paragraph" style:parent-style-name="Text_20_body">
      <style:text-properties officeooo:rsid="0055a611" officeooo:paragraph-rsid="0055a611"/>
    </style:style>
    <style:style style:name="P86" style:family="paragraph" style:parent-style-name="Text_20_body">
      <style:text-properties officeooo:rsid="00570ae4" officeooo:paragraph-rsid="00570ae4"/>
    </style:style>
    <style:style style:name="P87" style:family="paragraph" style:parent-style-name="Text_20_body">
      <style:text-properties officeooo:paragraph-rsid="00570ae4"/>
    </style:style>
    <style:style style:name="P88" style:family="paragraph" style:parent-style-name="Text_20_body">
      <style:text-properties officeooo:rsid="005969e6" officeooo:paragraph-rsid="005969e6"/>
    </style:style>
    <style:style style:name="P89" style:family="paragraph" style:parent-style-name="Text_20_body">
      <style:text-properties officeooo:rsid="00c37fc5" officeooo:paragraph-rsid="005b402f"/>
    </style:style>
    <style:style style:name="P90" style:family="paragraph" style:parent-style-name="Text_20_body">
      <style:text-properties officeooo:rsid="00c37fc5" officeooo:paragraph-rsid="007992da"/>
    </style:style>
    <style:style style:name="P91" style:family="paragraph" style:parent-style-name="Text_20_body">
      <style:text-properties officeooo:rsid="02044c9b" officeooo:paragraph-rsid="005b402f"/>
    </style:style>
    <style:style style:name="P92" style:family="paragraph" style:parent-style-name="Text_20_body">
      <style:text-properties officeooo:rsid="02044c9b" officeooo:paragraph-rsid="00a600e8"/>
    </style:style>
    <style:style style:name="P93" style:family="paragraph" style:parent-style-name="Text_20_body">
      <style:paragraph-properties fo:text-align="justify" style:justify-single-word="false"/>
      <style:text-properties officeooo:rsid="02044c9b" officeooo:paragraph-rsid="00a600e8"/>
    </style:style>
    <style:style style:name="P94" style:family="paragraph" style:parent-style-name="Text_20_body">
      <style:text-properties officeooo:rsid="0181d93c" officeooo:paragraph-rsid="007992da"/>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2b06b" officeooo:paragraph-rsid="005b402f"/>
    </style:style>
    <style:style style:name="P97" style:family="paragraph" style:parent-style-name="Text_20_body">
      <style:text-properties officeooo:rsid="005be954" officeooo:paragraph-rsid="005be954"/>
    </style:style>
    <style:style style:name="P98" style:family="paragraph" style:parent-style-name="Text_20_body">
      <style:text-properties officeooo:rsid="005be954" officeooo:paragraph-rsid="005daa8f"/>
    </style:style>
    <style:style style:name="P99" style:family="paragraph" style:parent-style-name="Text_20_body">
      <style:text-properties officeooo:rsid="005be954" officeooo:paragraph-rsid="007dd59b"/>
    </style:style>
    <style:style style:name="P100" style:family="paragraph" style:parent-style-name="Text_20_body">
      <style:text-properties officeooo:rsid="005daa8f" officeooo:paragraph-rsid="005daa8f"/>
    </style:style>
    <style:style style:name="P101" style:family="paragraph" style:parent-style-name="Text_20_body">
      <style:text-properties officeooo:rsid="005daa8f" officeooo:paragraph-rsid="008d723b"/>
    </style:style>
    <style:style style:name="P102" style:family="paragraph" style:parent-style-name="Text_20_body">
      <style:text-properties officeooo:rsid="00627f02" officeooo:paragraph-rsid="00627f02"/>
    </style:style>
    <style:style style:name="P103" style:family="paragraph" style:parent-style-name="Text_20_body">
      <style:text-properties officeooo:rsid="00644fd5" officeooo:paragraph-rsid="00644fd5"/>
    </style:style>
    <style:style style:name="P104" style:family="paragraph" style:parent-style-name="Text_20_body">
      <style:text-properties officeooo:rsid="00644fd5" officeooo:paragraph-rsid="00658e0e"/>
    </style:style>
    <style:style style:name="P105" style:family="paragraph" style:parent-style-name="Text_20_body">
      <style:text-properties officeooo:rsid="00644fd5" officeooo:paragraph-rsid="0068a8ab"/>
    </style:style>
    <style:style style:name="P106" style:family="paragraph" style:parent-style-name="Text_20_body">
      <style:text-properties officeooo:rsid="006735f2" officeooo:paragraph-rsid="006735f2"/>
    </style:style>
    <style:style style:name="P107" style:family="paragraph" style:parent-style-name="Text_20_body">
      <style:text-properties officeooo:rsid="0068a8ab" officeooo:paragraph-rsid="0068a8ab"/>
    </style:style>
    <style:style style:name="P108" style:family="paragraph" style:parent-style-name="Text_20_body">
      <style:text-properties officeooo:rsid="0068a8ab" officeooo:paragraph-rsid="0069a979"/>
    </style:style>
    <style:style style:name="P109" style:family="paragraph" style:parent-style-name="Text_20_body">
      <style:text-properties officeooo:rsid="0068a8ab" officeooo:paragraph-rsid="006b34c3"/>
    </style:style>
    <style:style style:name="P110" style:family="paragraph" style:parent-style-name="Text_20_body">
      <style:text-properties officeooo:rsid="00691059" officeooo:paragraph-rsid="00691059"/>
    </style:style>
    <style:style style:name="P111" style:family="paragraph" style:parent-style-name="Text_20_body">
      <style:text-properties style:font-name="Liberation Serif" fo:font-size="12pt" style:font-size-asian="12pt" style:font-size-complex="12pt"/>
    </style:style>
    <style:style style:name="P112" style:family="paragraph" style:parent-style-name="Text_20_body">
      <style:text-properties officeooo:rsid="0069a979" officeooo:paragraph-rsid="0069a979"/>
    </style:style>
    <style:style style:name="P113" style:family="paragraph" style:parent-style-name="Text_20_body">
      <style:text-properties officeooo:rsid="0069a979" officeooo:paragraph-rsid="008137a2"/>
    </style:style>
    <style:style style:name="P114" style:family="paragraph" style:parent-style-name="Text_20_body">
      <style:text-properties officeooo:rsid="006cbc42" officeooo:paragraph-rsid="006cbc42"/>
    </style:style>
    <style:style style:name="P115" style:family="paragraph" style:parent-style-name="Text_20_body">
      <style:text-properties officeooo:paragraph-rsid="004d9611"/>
    </style:style>
    <style:style style:name="P116" style:family="paragraph" style:parent-style-name="Text_20_body">
      <style:text-properties officeooo:rsid="00768469" officeooo:paragraph-rsid="00768469"/>
    </style:style>
    <style:style style:name="P117" style:family="paragraph" style:parent-style-name="Text_20_body">
      <style:text-properties officeooo:paragraph-rsid="00768469"/>
    </style:style>
    <style:style style:name="P118" style:family="paragraph" style:parent-style-name="Text_20_body">
      <style:text-properties officeooo:rsid="007992da" officeooo:paragraph-rsid="007992da"/>
    </style:style>
    <style:style style:name="P119" style:family="paragraph" style:parent-style-name="Text_20_body">
      <style:text-properties officeooo:rsid="007992da" officeooo:paragraph-rsid="00a600e8"/>
    </style:style>
    <style:style style:name="P120" style:family="paragraph" style:parent-style-name="Text_20_body">
      <style:text-properties officeooo:rsid="00c45d75" officeooo:paragraph-rsid="007992da"/>
    </style:style>
    <style:style style:name="P121" style:family="paragraph" style:parent-style-name="Text_20_body">
      <style:text-properties officeooo:rsid="007b1fc3" officeooo:paragraph-rsid="007b1fc3"/>
    </style:style>
    <style:style style:name="P122" style:family="paragraph" style:parent-style-name="Text_20_body">
      <style:text-properties officeooo:rsid="007b1fc3" officeooo:paragraph-rsid="007dd59b"/>
    </style:style>
    <style:style style:name="P123" style:family="paragraph" style:parent-style-name="Text_20_body">
      <style:text-properties officeooo:rsid="007dd59b" officeooo:paragraph-rsid="007dd59b"/>
    </style:style>
    <style:style style:name="P124" style:family="paragraph" style:parent-style-name="Text_20_body">
      <style:text-properties officeooo:rsid="00802a9f" officeooo:paragraph-rsid="00802a9f"/>
    </style:style>
    <style:style style:name="P125" style:family="paragraph" style:parent-style-name="Text_20_body">
      <style:text-properties officeooo:rsid="007d0d4c" officeooo:paragraph-rsid="007d0d4c"/>
    </style:style>
    <style:style style:name="P126" style:family="paragraph" style:parent-style-name="Text_20_body">
      <style:text-properties officeooo:rsid="008137a2" officeooo:paragraph-rsid="008137a2"/>
    </style:style>
    <style:style style:name="P127" style:family="paragraph" style:parent-style-name="Text_20_body">
      <style:text-properties officeooo:rsid="033186bd" officeooo:paragraph-rsid="008d723b"/>
    </style:style>
    <style:style style:name="P128" style:family="paragraph" style:parent-style-name="Text_20_body">
      <style:text-properties officeooo:rsid="009113cf" officeooo:paragraph-rsid="009113cf"/>
    </style:style>
    <style:style style:name="P129" style:family="paragraph" style:parent-style-name="Text_20_body">
      <style:text-properties officeooo:paragraph-rsid="009113cf"/>
    </style:style>
    <style:style style:name="P130" style:family="paragraph" style:parent-style-name="Text_20_body">
      <style:text-properties officeooo:rsid="00931bf1" officeooo:paragraph-rsid="00931bf1"/>
    </style:style>
    <style:style style:name="P131" style:family="paragraph" style:parent-style-name="Text_20_body">
      <style:text-properties officeooo:paragraph-rsid="009492e6"/>
    </style:style>
    <style:style style:name="P132" style:family="paragraph" style:parent-style-name="Text_20_body">
      <style:text-properties officeooo:rsid="00960ade" officeooo:paragraph-rsid="00960ade"/>
    </style:style>
    <style:style style:name="P133" style:family="paragraph" style:parent-style-name="Text_20_body">
      <style:text-properties officeooo:rsid="0099d0b1" officeooo:paragraph-rsid="0099d0b1"/>
    </style:style>
    <style:style style:name="P134" style:family="paragraph" style:parent-style-name="Text_20_body">
      <style:text-properties officeooo:rsid="009ea750" officeooo:paragraph-rsid="009ea750"/>
    </style:style>
    <style:style style:name="P135" style:family="paragraph" style:parent-style-name="Text_20_body">
      <style:text-properties officeooo:rsid="00a02e2a" officeooo:paragraph-rsid="00a02e2a"/>
    </style:style>
    <style:style style:name="P136" style:family="paragraph" style:parent-style-name="Text_20_body">
      <style:text-properties officeooo:rsid="00a05c5c" officeooo:paragraph-rsid="00a05c5c"/>
    </style:style>
    <style:style style:name="P137" style:family="paragraph" style:parent-style-name="Text_20_body">
      <style:text-properties officeooo:paragraph-rsid="006cbc42"/>
    </style:style>
    <style:style style:name="P138" style:family="paragraph" style:parent-style-name="Text_20_body">
      <style:text-properties officeooo:rsid="00a4b09b" officeooo:paragraph-rsid="00a4b09b"/>
    </style:style>
    <style:style style:name="P139" style:family="paragraph" style:parent-style-name="Text_20_body">
      <style:text-properties officeooo:rsid="00a600e8" officeooo:paragraph-rsid="00a600e8"/>
    </style:style>
    <style:style style:name="P140" style:family="paragraph" style:parent-style-name="Text_20_body">
      <style:text-properties officeooo:paragraph-rsid="007992da"/>
    </style:style>
    <style:style style:name="P141" style:family="paragraph" style:parent-style-name="Text_20_body">
      <style:text-properties officeooo:rsid="00a60eb6" officeooo:paragraph-rsid="00a60eb6"/>
    </style:style>
    <style:style style:name="P142" style:family="paragraph" style:parent-style-name="Standard">
      <style:paragraph-properties fo:break-before="auto" fo:break-after="auto"/>
      <style:text-properties officeooo:paragraph-rsid="00450e76"/>
    </style:style>
    <style:style style:name="P143"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44" style:family="paragraph" style:parent-style-name="List_20_Contents">
      <style:paragraph-properties fo:margin-left="0cm" fo:margin-right="0cm" fo:margin-top="0cm" fo:margin-bottom="0.499cm" style:contextual-spacing="false" fo:text-indent="0cm" style:auto-text-indent="false"/>
      <style:text-properties officeooo:rsid="0052ef5b" officeooo:paragraph-rsid="0054bfbd"/>
    </style:style>
    <style:style style:name="P145" style:family="paragraph" style:parent-style-name="List_20_Contents">
      <style:paragraph-properties fo:margin-left="0cm" fo:margin-right="0cm" fo:text-indent="0cm" style:auto-text-indent="false"/>
      <style:text-properties officeooo:paragraph-rsid="00491414"/>
    </style:style>
    <style:style style:name="P146" style:family="paragraph" style:parent-style-name="List_20_Contents">
      <style:paragraph-properties fo:margin-left="0cm" fo:margin-right="0cm" fo:text-indent="0cm" style:auto-text-indent="false"/>
      <style:text-properties officeooo:paragraph-rsid="0054bfbd"/>
    </style:style>
    <style:style style:name="P147" style:family="paragraph" style:parent-style-name="List_20_Contents">
      <style:paragraph-properties fo:margin-left="0cm" fo:margin-right="0cm" fo:text-indent="0cm" style:auto-text-indent="false"/>
      <style:text-properties officeooo:rsid="004f634f" officeooo:paragraph-rsid="00768469"/>
    </style:style>
    <style:style style:name="P148" style:family="paragraph" style:parent-style-name="Text_20_body">
      <style:paragraph-properties fo:margin-left="0cm" fo:margin-right="0cm" fo:text-indent="0cm" style:auto-text-indent="false"/>
      <style:text-properties officeooo:paragraph-rsid="00491414"/>
    </style:style>
    <style:style style:name="P149" style:family="paragraph" style:parent-style-name="Text_20_body">
      <style:paragraph-properties fo:margin-left="0cm" fo:margin-right="0cm" fo:text-indent="0cm" style:auto-text-indent="false"/>
      <style:text-properties officeooo:paragraph-rsid="004f634f"/>
    </style:style>
    <style:style style:name="P150" style:family="paragraph" style:parent-style-name="Text_20_body">
      <style:paragraph-properties fo:margin-left="0cm" fo:margin-right="0cm" fo:text-indent="0cm" style:auto-text-indent="false"/>
      <style:text-properties officeooo:paragraph-rsid="0054bfbd"/>
    </style:style>
    <style:style style:name="P151" style:family="paragraph" style:parent-style-name="Horizontal_20_Line">
      <style:text-properties officeooo:paragraph-rsid="004937c7"/>
    </style:style>
    <style:style style:name="P152" style:family="paragraph" style:parent-style-name="Horizontal_20_Line">
      <style:text-properties officeooo:rsid="0052ef5b" officeooo:paragraph-rsid="0052ef5b"/>
    </style:style>
    <style:style style:name="P153" style:family="paragraph" style:parent-style-name="Horizontal_20_Line">
      <style:text-properties officeooo:paragraph-rsid="0054bfbd"/>
    </style:style>
    <style:style style:name="P154" style:family="paragraph" style:parent-style-name="Horizontal_20_Line">
      <style:text-properties officeooo:paragraph-rsid="005b402f"/>
    </style:style>
    <style:style style:name="P155" style:family="paragraph" style:parent-style-name="Horizontal_20_Line">
      <style:text-properties officeooo:paragraph-rsid="007992da"/>
    </style:style>
    <style:style style:name="P156" style:family="paragraph" style:parent-style-name="Horizontal_20_Line">
      <style:text-properties officeooo:rsid="00c45d75" officeooo:paragraph-rsid="007992da"/>
    </style:style>
    <style:style style:name="P157" style:family="paragraph" style:parent-style-name="Horizontal_20_Line">
      <style:text-properties officeooo:paragraph-rsid="00960ade"/>
    </style:style>
    <style:style style:name="P158" style:family="paragraph" style:parent-style-name="Heading_20_4">
      <style:text-properties officeooo:paragraph-rsid="0054bfbd"/>
    </style:style>
    <style:style style:name="P159" style:family="paragraph" style:parent-style-name="Heading_20_4">
      <style:text-properties officeooo:rsid="0182b06b" officeooo:paragraph-rsid="005b402f"/>
    </style:style>
    <style:style style:name="P160" style:family="paragraph" style:parent-style-name="Heading_20_4">
      <style:text-properties officeooo:rsid="01830105" officeooo:paragraph-rsid="005b402f"/>
    </style:style>
    <style:style style:name="P161" style:family="paragraph" style:parent-style-name="Heading_20_4">
      <style:text-properties officeooo:paragraph-rsid="007992da"/>
    </style:style>
    <style:style style:name="P162" style:family="paragraph" style:parent-style-name="Heading_20_4">
      <style:text-properties officeooo:rsid="02044c9b"/>
    </style:style>
    <style:style style:name="P163" style:family="paragraph" style:parent-style-name="Heading_20_4">
      <style:text-properties officeooo:paragraph-rsid="00a600e8"/>
    </style:style>
    <style:style style:name="P164" style:family="paragraph" style:parent-style-name="Table_20_Contents">
      <style:text-properties fo:color="#ffffff" loext:opacity="100%" fo:font-weight="bold" officeooo:rsid="02044c9b" officeooo:paragraph-rsid="005b402f" style:font-weight-asian="bold" style:font-weight-complex="bold"/>
    </style:style>
    <style:style style:name="P165" style:family="paragraph" style:parent-style-name="Table_20_Contents">
      <style:text-properties fo:color="#ffffff" loext:opacity="100%" fo:font-weight="bold" officeooo:rsid="01814984" officeooo:paragraph-rsid="005b402f" style:font-weight-asian="bold" style:font-weight-complex="bold"/>
    </style:style>
    <style:style style:name="P166" style:family="paragraph" style:parent-style-name="Table_20_Contents">
      <style:text-properties officeooo:rsid="01814984" officeooo:paragraph-rsid="005b402f"/>
    </style:style>
    <style:style style:name="P167" style:family="paragraph" style:parent-style-name="Contents_20_5">
      <style:paragraph-properties>
        <style:tab-stops>
          <style:tab-stop style:position="17.004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Contents_20_3">
      <style:paragraph-properties>
        <style:tab-stops>
          <style:tab-stop style:position="18.002cm" style:type="right" style:leader-style="dotted" style:leader-text="."/>
        </style:tab-stops>
      </style:paragraph-properties>
    </style:style>
    <style:style style:name="P171" style:family="paragraph" style:parent-style-name="Contents_20_4">
      <style:paragraph-properties>
        <style:tab-stops>
          <style:tab-stop style:position="17.503cm" style:type="right" style:leader-style="dotted" style:leader-text="."/>
        </style:tab-stops>
      </style:paragraph-properties>
    </style:style>
    <style:style style:name="P172" style:family="paragraph" style:parent-style-name="Heading_20_4">
      <style:text-properties officeooo:rsid="0182b06b" officeooo:paragraph-rsid="005b402f"/>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ent-style-name="Contents_20_4">
      <style:paragraph-properties>
        <style:tab-stops>
          <style:tab-stop style:position="17.503cm" style:type="right" style:leader-style="dotted" style:leader-text="."/>
        </style:tab-stops>
      </style:paragraph-properties>
    </style:style>
    <style:style style:name="P177" style:family="paragraph" style:parent-style-name="Contents_20_5">
      <style:paragraph-properties>
        <style:tab-stops>
          <style:tab-stop style:position="17.004cm" style:type="right" style:leader-style="dotted" style:leader-text="."/>
        </style:tab-stops>
      </style:paragraph-properties>
    </style:style>
    <style:style style:name="P178"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9" style:family="paragraph" style:parent-style-name="Heading_20_1">
      <style:paragraph-properties fo:margin-top="0cm" fo:margin-bottom="0cm" style:contextual-spacing="false"/>
      <style:text-properties officeooo:paragraph-rsid="007125e6"/>
    </style:style>
    <style:style style:name="P180" style:family="paragraph" style:parent-style-name="Heading_20_1">
      <style:paragraph-properties fo:margin-top="0cm" fo:margin-bottom="0cm" style:contextual-spacing="false"/>
      <style:text-properties officeooo:rsid="00470fb6" officeooo:paragraph-rsid="00470fb6"/>
    </style:style>
    <style:style style:name="P181" style:family="paragraph" style:parent-style-name="Heading_20_1">
      <style:paragraph-properties fo:margin-top="0cm" fo:margin-bottom="0cm" style:contextual-spacing="false"/>
      <style:text-properties officeooo:rsid="00491414" officeooo:paragraph-rsid="00491414"/>
    </style:style>
    <style:style style:name="P182" style:family="paragraph" style:parent-style-name="Heading_20_1">
      <style:paragraph-properties fo:margin-top="0cm" fo:margin-bottom="0cm" style:contextual-spacing="false"/>
      <style:text-properties officeooo:rsid="00491414" officeooo:paragraph-rsid="004b11f0"/>
    </style:style>
    <style:style style:name="P183" style:family="paragraph" style:parent-style-name="Heading_20_1">
      <style:paragraph-properties fo:margin-top="0cm" fo:margin-bottom="0cm" style:contextual-spacing="false"/>
      <style:text-properties officeooo:rsid="00491414" officeooo:paragraph-rsid="004f634f"/>
    </style:style>
    <style:style style:name="P184" style:family="paragraph" style:parent-style-name="Heading_20_1">
      <style:paragraph-properties fo:margin-top="0cm" fo:margin-bottom="0cm" style:contextual-spacing="false"/>
      <style:text-properties officeooo:rsid="00491414" officeooo:paragraph-rsid="00507596"/>
    </style:style>
    <style:style style:name="P185" style:family="paragraph" style:parent-style-name="Heading_20_1">
      <style:paragraph-properties fo:margin-top="0cm" fo:margin-bottom="0cm" style:contextual-spacing="false"/>
      <style:text-properties officeooo:rsid="00491414" officeooo:paragraph-rsid="00523136"/>
    </style:style>
    <style:style style:name="P186" style:family="paragraph" style:parent-style-name="Heading_20_1">
      <style:paragraph-properties fo:margin-top="0cm" fo:margin-bottom="0cm" style:contextual-spacing="false"/>
      <style:text-properties officeooo:rsid="00491414" officeooo:paragraph-rsid="0052ef5b"/>
    </style:style>
    <style:style style:name="P187" style:family="paragraph" style:parent-style-name="Heading_20_1">
      <style:paragraph-properties fo:margin-top="0cm" fo:margin-bottom="0cm" style:contextual-spacing="false"/>
      <style:text-properties officeooo:rsid="00491414" officeooo:paragraph-rsid="0054bfbd"/>
    </style:style>
    <style:style style:name="P188" style:family="paragraph" style:parent-style-name="Heading_20_1">
      <style:paragraph-properties fo:margin-top="0cm" fo:margin-bottom="0cm" style:contextual-spacing="false"/>
      <style:text-properties officeooo:rsid="00491414" officeooo:paragraph-rsid="0055a611"/>
    </style:style>
    <style:style style:name="P189" style:family="paragraph" style:parent-style-name="Heading_20_1">
      <style:paragraph-properties fo:margin-top="0cm" fo:margin-bottom="0cm" style:contextual-spacing="false"/>
      <style:text-properties officeooo:rsid="00491414" officeooo:paragraph-rsid="00570ae4"/>
    </style:style>
    <style:style style:name="P190" style:family="paragraph" style:parent-style-name="Heading_20_1">
      <style:paragraph-properties fo:margin-top="0cm" fo:margin-bottom="0cm" style:contextual-spacing="false"/>
      <style:text-properties officeooo:rsid="00491414" officeooo:paragraph-rsid="005b402f"/>
    </style:style>
    <style:style style:name="P191" style:family="paragraph" style:parent-style-name="Heading_20_1">
      <style:paragraph-properties fo:margin-top="0cm" fo:margin-bottom="0cm" style:contextual-spacing="false"/>
      <style:text-properties officeooo:rsid="00491414" officeooo:paragraph-rsid="005be954"/>
    </style:style>
    <style:style style:name="P192" style:family="paragraph" style:parent-style-name="Heading_20_1">
      <style:paragraph-properties fo:margin-top="0cm" fo:margin-bottom="0cm" style:contextual-spacing="false"/>
      <style:text-properties officeooo:rsid="00491414" officeooo:paragraph-rsid="005daa8f"/>
    </style:style>
    <style:style style:name="P193" style:family="paragraph" style:parent-style-name="Heading_20_1">
      <style:paragraph-properties fo:margin-top="0cm" fo:margin-bottom="0cm" style:contextual-spacing="false"/>
      <style:text-properties officeooo:rsid="00491414" officeooo:paragraph-rsid="00627f02"/>
    </style:style>
    <style:style style:name="P194" style:family="paragraph" style:parent-style-name="Heading_20_1">
      <style:paragraph-properties fo:margin-top="0cm" fo:margin-bottom="0cm" style:contextual-spacing="false"/>
      <style:text-properties officeooo:rsid="00491414" officeooo:paragraph-rsid="00644fd5"/>
    </style:style>
    <style:style style:name="P195" style:family="paragraph" style:parent-style-name="Heading_20_1">
      <style:paragraph-properties fo:margin-top="0cm" fo:margin-bottom="0cm" style:contextual-spacing="false"/>
      <style:text-properties officeooo:rsid="00491414" officeooo:paragraph-rsid="00658e0e"/>
    </style:style>
    <style:style style:name="P196" style:family="paragraph" style:parent-style-name="Heading_20_1">
      <style:paragraph-properties fo:margin-top="0cm" fo:margin-bottom="0cm" style:contextual-spacing="false"/>
      <style:text-properties officeooo:rsid="00491414" officeooo:paragraph-rsid="0068a8ab"/>
    </style:style>
    <style:style style:name="P197" style:family="paragraph" style:parent-style-name="Heading_20_1">
      <style:paragraph-properties fo:margin-top="0cm" fo:margin-bottom="0cm" style:contextual-spacing="false"/>
      <style:text-properties officeooo:rsid="00491414" officeooo:paragraph-rsid="00691059"/>
    </style:style>
    <style:style style:name="P198" style:family="paragraph" style:parent-style-name="Heading_20_1">
      <style:paragraph-properties fo:margin-top="0cm" fo:margin-bottom="0cm" style:contextual-spacing="false"/>
      <style:text-properties officeooo:rsid="00491414" officeooo:paragraph-rsid="0069a979"/>
    </style:style>
    <style:style style:name="P199" style:family="paragraph" style:parent-style-name="Heading_20_1">
      <style:paragraph-properties fo:margin-top="0cm" fo:margin-bottom="0cm" style:contextual-spacing="false"/>
      <style:text-properties officeooo:rsid="00491414" officeooo:paragraph-rsid="006b34c3"/>
    </style:style>
    <style:style style:name="P200" style:family="paragraph" style:parent-style-name="Heading_20_2">
      <style:text-properties officeooo:paragraph-rsid="00491414"/>
    </style:style>
    <style:style style:name="P201" style:family="paragraph" style:parent-style-name="Heading_20_2">
      <style:text-properties officeooo:paragraph-rsid="004babc6"/>
    </style:style>
    <style:style style:name="P202" style:family="paragraph" style:parent-style-name="Heading_20_2">
      <style:text-properties officeooo:paragraph-rsid="0054bfbd"/>
    </style:style>
    <style:style style:name="P203" style:family="paragraph" style:parent-style-name="Heading_20_2">
      <style:text-properties officeooo:paragraph-rsid="005be954"/>
    </style:style>
    <style:style style:name="P204" style:family="paragraph" style:parent-style-name="Heading_20_2">
      <style:text-properties officeooo:paragraph-rsid="007dd59b"/>
    </style:style>
    <style:style style:name="P205" style:family="paragraph" style:parent-style-name="Heading_20_2">
      <style:text-properties officeooo:paragraph-rsid="00644fd5"/>
    </style:style>
    <style:style style:name="P206" style:family="paragraph" style:parent-style-name="Heading_20_2">
      <style:text-properties officeooo:paragraph-rsid="00658e0e"/>
    </style:style>
    <style:style style:name="P207" style:family="paragraph" style:parent-style-name="Heading_20_2">
      <style:text-properties officeooo:paragraph-rsid="0068a8ab"/>
    </style:style>
    <style:style style:name="P208"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9" style:family="paragraph" style:parent-style-name="Heading_20_2">
      <style:text-properties officeooo:paragraph-rsid="008137a2"/>
    </style:style>
    <style:style style:name="P210" style:family="paragraph" style:parent-style-name="Heading_20_2">
      <style:text-properties officeooo:paragraph-rsid="006b34c3"/>
    </style:style>
    <style:style style:name="P211" style:family="paragraph" style:parent-style-name="Heading_20_2">
      <style:text-properties officeooo:rsid="00619c84" officeooo:paragraph-rsid="006b34c3"/>
    </style:style>
    <style:style style:name="P212" style:family="paragraph" style:parent-style-name="Heading_20_3">
      <style:text-properties officeooo:rsid="00765a31" officeooo:paragraph-rsid="00765a31"/>
    </style:style>
    <style:style style:name="P213" style:family="paragraph" style:parent-style-name="Heading_20_3">
      <style:text-properties officeooo:paragraph-rsid="00765a31"/>
    </style:style>
    <style:style style:name="P214" style:family="paragraph" style:parent-style-name="Heading_20_3">
      <style:text-properties officeooo:paragraph-rsid="00768469"/>
    </style:style>
    <style:style style:name="P215" style:family="paragraph" style:parent-style-name="Heading_20_3">
      <style:text-properties officeooo:paragraph-rsid="004f634f"/>
    </style:style>
    <style:style style:name="P216" style:family="paragraph" style:parent-style-name="Heading_20_3">
      <style:paragraph-properties fo:text-align="start" style:justify-single-word="false"/>
    </style:style>
    <style:style style:name="P217" style:family="paragraph" style:parent-style-name="Heading_20_3">
      <style:text-properties officeooo:paragraph-rsid="0052ef5b"/>
    </style:style>
    <style:style style:name="P218" style:family="paragraph" style:parent-style-name="Heading_20_3">
      <style:text-properties officeooo:paragraph-rsid="0054bfbd"/>
    </style:style>
    <style:style style:name="P219" style:family="paragraph" style:parent-style-name="Heading_20_3">
      <style:text-properties officeooo:rsid="00768469" officeooo:paragraph-rsid="00768469"/>
    </style:style>
    <style:style style:name="P220" style:family="paragraph" style:parent-style-name="Heading_20_3">
      <style:text-properties officeooo:paragraph-rsid="007992da"/>
    </style:style>
    <style:style style:name="P221" style:family="paragraph" style:parent-style-name="Heading_20_3">
      <style:text-properties officeooo:rsid="007992da" officeooo:paragraph-rsid="007992da"/>
    </style:style>
    <style:style style:name="P222" style:family="paragraph" style:parent-style-name="Heading_20_3">
      <style:text-properties officeooo:paragraph-rsid="005be954"/>
    </style:style>
    <style:style style:name="P223" style:family="paragraph" style:parent-style-name="Heading_20_3">
      <style:text-properties officeooo:rsid="007dd59b" officeooo:paragraph-rsid="007dd59b"/>
    </style:style>
    <style:style style:name="P224" style:family="paragraph" style:parent-style-name="Heading_20_3">
      <style:text-properties officeooo:paragraph-rsid="0068a8ab"/>
    </style:style>
    <style:style style:name="P225" style:family="paragraph" style:parent-style-name="Heading_20_3">
      <style:text-properties officeooo:rsid="0068a8ab" officeooo:paragraph-rsid="0068a8ab"/>
    </style:style>
    <style:style style:name="P226" style:family="paragraph" style:parent-style-name="Heading_20_3">
      <style:text-properties officeooo:paragraph-rsid="0069a979"/>
    </style:style>
    <style:style style:name="P227" style:family="paragraph" style:parent-style-name="Heading_20_3">
      <style:text-properties officeooo:paragraph-rsid="008137a2"/>
    </style:style>
    <style:style style:name="P228" style:family="paragraph" style:parent-style-name="Heading_20_3">
      <style:text-properties officeooo:paragraph-rsid="006b34c3"/>
    </style:style>
    <style:style style:name="P229" style:family="paragraph" style:parent-style-name="Heading_20_3">
      <style:text-properties officeooo:rsid="00a05c5c" officeooo:paragraph-rsid="00a05c5c"/>
    </style:style>
    <style:style style:name="P230" style:family="paragraph" style:parent-style-name="Heading_20_5">
      <style:text-properties officeooo:paragraph-rsid="0054bfbd"/>
    </style:style>
    <style:style style:name="P231" style:family="paragraph" style:parent-style-name="Heading_20_5">
      <style:text-properties officeooo:paragraph-rsid="00768469"/>
    </style:style>
    <style:style style:name="P232" style:family="paragraph" style:parent-style-name="Heading_20_5">
      <style:text-properties officeooo:rsid="0181d93c" officeooo:paragraph-rsid="005b402f"/>
    </style:style>
    <style:style style:name="P233" style:family="paragraph" style:parent-style-name="Heading_20_5">
      <style:text-properties officeooo:rsid="0182b06b" officeooo:paragraph-rsid="005b402f"/>
    </style:style>
    <style:style style:name="P234" style:family="paragraph" style:parent-style-name="Heading_20_5">
      <style:text-properties officeooo:rsid="01830105" officeooo:paragraph-rsid="005b402f"/>
    </style:style>
    <style:style style:name="P235" style:family="paragraph" style:parent-style-name="Heading_20_5">
      <style:text-properties officeooo:paragraph-rsid="008d723b"/>
    </style:style>
    <style:style style:name="P236" style:family="paragraph" style:parent-style-name="Standard">
      <style:text-properties officeooo:paragraph-rsid="00a73122"/>
    </style:style>
    <style:style style:name="P237" style:family="paragraph" style:parent-style-name="Text_20_body">
      <style:text-properties officeooo:rsid="00644fd5" officeooo:paragraph-rsid="00644fd5"/>
    </style:style>
    <style:style style:name="P238" style:family="paragraph" style:parent-style-name="Text_20_body">
      <style:text-properties officeooo:rsid="00a73122" officeooo:paragraph-rsid="00a73122"/>
    </style:style>
    <style:style style:name="P239" style:family="paragraph" style:parent-style-name="Text_20_body">
      <style:paragraph-properties fo:margin-top="0cm" fo:margin-bottom="0cm" style:contextual-spacing="false"/>
      <style:text-properties officeooo:paragraph-rsid="00a73122"/>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a60eb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
      <table:table table:name="Tabelle8" table:style-name="Tabelle8">
        <table:table-column table:style-name="Tabelle8.A"/>
        <table:table-column table:style-name="Tabelle8.B"/>
        <table:table-row table:style-name="Tabelle8.1">
          <table:table-cell table:style-name="Tabelle8.A1" office:value-type="string">
            <text:p text:style-name="P239"><draw:frame draw:style-name="fr1" draw:name="Bild89" text:anchor-type="char" svg:width="0.831cm" svg:height="0.831cm" draw:z-index="96"><draw:image xlink:href="Pictures/1000020100000080000000800F3254CFE33124B2.png" xlink:type="simple" xlink:show="embed" xlink:actuate="onLoad" draw:mime-type="image/png"/></draw:frame></text:p>
          </table:table-cell>
          <table:table-cell table:style-name="Tabelle8.B1" office:value-type="string">
            <text:p text:style-name="P178"><text:s/>26.2 Editors - Properties Editor - Render Properties Tab</text:p>
          </table:table-cell>
        </table:table-row>
      </table:table>
      <text:table-of-content text:style-name="Sect1" text:protected="true" text:name="Inhaltsverzeichnis3">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68"><text:a xlink:type="simple" xlink:href="#__RefHeading___Toc54196_3716474372" text:style-name="Index_20_Link" text:visited-style-name="Index_20_Link">Detailed Table of content<text:tab/>7</text:a></text:p>
          <text:p text:style-name="P168"><text:a xlink:type="simple" xlink:href="#__RefHeading___Toc290_445242181" text:style-name="Index_20_Link" text:visited-style-name="Index_20_Link">Render Tab<text:tab/>15</text:a></text:p>
          <text:p text:style-name="P169"><text:a xlink:type="simple" xlink:href="#__RefHeading___Toc405_4081827677" text:style-name="Index_20_Link" text:visited-style-name="Index_20_Link">Cycles Feature Set<text:tab/>15</text:a></text:p>
          <text:p text:style-name="P169"><text:a xlink:type="simple" xlink:href="#__RefHeading___Toc1655_1404358994" text:style-name="Index_20_Link" text:visited-style-name="Index_20_Link">Cycles Device<text:tab/>16</text:a></text:p>
          <text:p text:style-name="P170"><text:a xlink:type="simple" xlink:href="#__RefHeading___Toc1657_1404358994" text:style-name="Index_20_Link" text:visited-style-name="Index_20_Link">Open Shading Language<text:tab/>16</text:a></text:p>
          <text:p text:style-name="P168"><text:a xlink:type="simple" xlink:href="#__RefHeading___Toc11394_615088322" text:style-name="Index_20_Link" text:visited-style-name="Index_20_Link">Color Management panel - All Renderers<text:tab/>16</text:a></text:p>
          <text:p text:style-name="P169"><text:a xlink:type="simple" xlink:href="#__RefHeading___Toc407_4081827677" text:style-name="Index_20_Link" text:visited-style-name="Index_20_Link">Display Device<text:tab/>16</text:a></text:p>
          <text:p text:style-name="P169"><text:a xlink:type="simple" xlink:href="#__RefHeading___Toc409_4081827677" text:style-name="Index_20_Link" text:visited-style-name="Index_20_Link">View Transform<text:tab/>16</text:a></text:p>
          <text:p text:style-name="P170"><text:a xlink:type="simple" xlink:href="#__RefHeading___Toc411_4081827677" text:style-name="Index_20_Link" text:visited-style-name="Index_20_Link">Standard<text:tab/>16</text:a></text:p>
          <text:p text:style-name="P170"><text:a xlink:type="simple" xlink:href="#__RefHeading___Toc413_4081827677" text:style-name="Index_20_Link" text:visited-style-name="Index_20_Link">Filmic<text:tab/>16</text:a></text:p>
          <text:p text:style-name="P170"><text:a xlink:type="simple" xlink:href="#__RefHeading___Toc5678_3240591700" text:style-name="Index_20_Link" text:visited-style-name="Index_20_Link">Filmic Log<text:tab/>17</text:a></text:p>
          <text:p text:style-name="P170"><text:a xlink:type="simple" xlink:href="#__RefHeading___Toc419_4081827677" text:style-name="Index_20_Link" text:visited-style-name="Index_20_Link">Raw<text:tab/>17</text:a></text:p>
          <text:p text:style-name="P170"><text:a xlink:type="simple" xlink:href="#__RefHeading___Toc423_4081827677" text:style-name="Index_20_Link" text:visited-style-name="Index_20_Link">False Color<text:tab/>17</text:a></text:p>
          <text:p text:style-name="P169"><text:a xlink:type="simple" xlink:href="#__RefHeading___Toc425_4081827677" text:style-name="Index_20_Link" text:visited-style-name="Index_20_Link">Look<text:tab/>17</text:a></text:p>
          <text:p text:style-name="P169"><text:a xlink:type="simple" xlink:href="#__RefHeading___Toc427_4081827677" text:style-name="Index_20_Link" text:visited-style-name="Index_20_Link">Exposure<text:tab/>17</text:a></text:p>
          <text:p text:style-name="P169"><text:a xlink:type="simple" xlink:href="#__RefHeading___Toc429_4081827677" text:style-name="Index_20_Link" text:visited-style-name="Index_20_Link">Gamma<text:tab/>17</text:a></text:p>
          <text:p text:style-name="P169"><text:a xlink:type="simple" xlink:href="#__RefHeading___Toc431_4081827677" text:style-name="Index_20_Link" text:visited-style-name="Index_20_Link">Sequencer Color Space<text:tab/>17</text:a></text:p>
          <text:p text:style-name="P169"><text:a xlink:type="simple" xlink:href="#__RefHeading___Toc433_4081827677" text:style-name="Index_20_Link" text:visited-style-name="Index_20_Link">Use Curves<text:tab/>17</text:a></text:p>
          <text:p text:style-name="P170"><text:a xlink:type="simple" xlink:href="#__RefHeading___Toc10458_4081827677" text:style-name="Index_20_Link" text:visited-style-name="Index_20_Link">Navigation elements<text:tab/>17</text:a></text:p>
          <text:p text:style-name="P171"><text:a xlink:type="simple" xlink:href="#__RefHeading___Toc17866_4257855860311" text:style-name="Index_20_Link" text:visited-style-name="Index_20_Link">Zoom in and out<text:tab/>18</text:a></text:p>
          <text:p text:style-name="P171"><text:a xlink:type="simple" xlink:href="#__RefHeading___Toc17868_4257855860311" text:style-name="Index_20_Link" text:visited-style-name="Index_20_Link">Tools<text:tab/>18</text:a></text:p>
          <text:p text:style-name="P167"><text:a xlink:type="simple" xlink:href="#__RefHeading___Toc17870_4257855860311" text:style-name="Index_20_Link" text:visited-style-name="Index_20_Link">Reset View<text:tab/>18</text:a></text:p>
          <text:p text:style-name="P167"><text:a xlink:type="simple" xlink:href="#__RefHeading___Toc17872_4257855860311" text:style-name="Index_20_Link" text:visited-style-name="Index_20_Link">Vector Handle<text:tab/>18</text:a></text:p>
          <text:p text:style-name="P167"><text:a xlink:type="simple" xlink:href="#__RefHeading___Toc17874_4257855860311" text:style-name="Index_20_Link" text:visited-style-name="Index_20_Link">Auto Handle<text:tab/>18</text:a></text:p>
          <text:p text:style-name="P167"><text:a xlink:type="simple" xlink:href="#__RefHeading___Toc17876_4257855860311" text:style-name="Index_20_Link" text:visited-style-name="Index_20_Link">Auto Clamped Handle<text:tab/>18</text:a></text:p>
          <text:p text:style-name="P167"><text:a xlink:type="simple" xlink:href="#__RefHeading___Toc5680_3240591700" text:style-name="Index_20_Link" text:visited-style-name="Index_20_Link">Extend Horizontal<text:tab/>18</text:a></text:p>
          <text:p text:style-name="P167"><text:a xlink:type="simple" xlink:href="#__RefHeading___Toc5682_3240591700" text:style-name="Index_20_Link" text:visited-style-name="Index_20_Link">Extend Extrapolated<text:tab/>18</text:a></text:p>
          <text:p text:style-name="P167"><text:a xlink:type="simple" xlink:href="#__RefHeading___Toc35638_1352627483311" text:style-name="Index_20_Link" text:visited-style-name="Index_20_Link">Reset Curve<text:tab/>18</text:a></text:p>
          <text:p text:style-name="P171"><text:a xlink:type="simple" xlink:href="#__RefHeading___Toc35990_1404358994" text:style-name="Index_20_Link" text:visited-style-name="Index_20_Link">Use Clipping<text:tab/>18</text:a></text:p>
          <text:p text:style-name="P171"><text:a xlink:type="simple" xlink:href="#__RefHeading___Toc35992_1404358994" text:style-name="Index_20_Link" text:visited-style-name="Index_20_Link">Delete Points<text:tab/>18</text:a></text:p>
          <text:p text:style-name="P170"><text:a xlink:type="simple" xlink:href="#__RefHeading___Toc10460_4081827677" text:style-name="Index_20_Link" text:visited-style-name="Index_20_Link">Black Level<text:tab/>18</text:a></text:p>
          <text:p text:style-name="P170"><text:a xlink:type="simple" xlink:href="#__RefHeading___Toc10462_4081827677" text:style-name="Index_20_Link" text:visited-style-name="Index_20_Link">White Level<text:tab/>18</text:a></text:p>
          <text:p text:style-name="P171"><text:a xlink:type="simple" xlink:href="#__RefHeading___Toc5684_3240591700" text:style-name="Index_20_Link" text:visited-style-name="Index_20_Link">Hotkeys for Black and White Level<text:tab/>18</text:a></text:p>
          <text:p text:style-name="P170"><text:a xlink:type="simple" xlink:href="#__RefHeading___Toc10464_4081827677" text:style-name="Index_20_Link" text:visited-style-name="Index_20_Link">Reset<text:tab/>19</text:a></text:p>
          <text:p text:style-name="P168"><text:a xlink:type="simple" xlink:href="#__RefHeading___Toc10466_4081827677" text:style-name="Index_20_Link" text:visited-style-name="Index_20_Link">Cycles and Eevee - Freestyle panel<text:tab/>19</text:a></text:p>
          <text:p text:style-name="P169"><text:a xlink:type="simple" xlink:href="#__RefHeading___Toc13527_4081827677" text:style-name="Index_20_Link" text:visited-style-name="Index_20_Link">What is FreeStyle?<text:tab/>19</text:a></text:p>
          <text:p text:style-name="P169"><text:a xlink:type="simple" xlink:href="#__RefHeading___Toc1659_1404358994" text:style-name="Index_20_Link" text:visited-style-name="Index_20_Link">Enable<text:tab/>20</text:a></text:p>
          <text:p text:style-name="P169"><text:a xlink:type="simple" xlink:href="#__RefHeading___Toc13529_4081827677" text:style-name="Index_20_Link" text:visited-style-name="Index_20_Link">Line Thickness Mode<text:tab/>20</text:a></text:p>
          <text:p text:style-name="P170"><text:a xlink:type="simple" xlink:href="#__RefHeading___Toc13531_4081827677" text:style-name="Index_20_Link" text:visited-style-name="Index_20_Link">Absolute<text:tab/>20</text:a></text:p>
          <text:p text:style-name="P170"><text:a xlink:type="simple" xlink:href="#__RefHeading___Toc13533_4081827677" text:style-name="Index_20_Link" text:visited-style-name="Index_20_Link">Relative<text:tab/>20</text:a></text:p>
          <text:p text:style-name="P169"><text:a xlink:type="simple" xlink:href="#__RefHeading___Toc13535_4081827677" text:style-name="Index_20_Link" text:visited-style-name="Index_20_Link">Line Thickness<text:tab/>20</text:a></text:p>
          <text:p text:style-name="P168"><text:a xlink:type="simple" xlink:href="#__RefHeading___Toc1661_1404358994" text:style-name="Index_20_Link" text:visited-style-name="Index_20_Link">Cycles - Sampling panel<text:tab/>20</text:a></text:p>
          <text:p text:style-name="P169"><text:a xlink:type="simple" xlink:href="#__RefHeading___Toc1663_1404358994" text:style-name="Index_20_Link" text:visited-style-name="Index_20_Link">Presets<text:tab/>21</text:a></text:p>
          <text:p text:style-name="P169"><text:a xlink:type="simple" xlink:href="#__RefHeading___Toc1665_1404358994" text:style-name="Index_20_Link" text:visited-style-name="Index_20_Link">Integrator<text:tab/>21</text:a></text:p>
          <text:p text:style-name="P169"><text:a xlink:type="simple" xlink:href="#__RefHeading___Toc1667_1404358994" text:style-name="Index_20_Link" text:visited-style-name="Index_20_Link">Render<text:tab/>21</text:a></text:p>
          <text:p text:style-name="P169"><text:a xlink:type="simple" xlink:href="#__RefHeading___Toc1669_1404358994" text:style-name="Index_20_Link" text:visited-style-name="Index_20_Link">Viewport<text:tab/>21</text:a></text:p>
          <text:p text:style-name="P170"><text:a xlink:type="simple" xlink:href="#__RefHeading___Toc5686_3240591700" text:style-name="Index_20_Link" text:visited-style-name="Index_20_Link">Square Samples<text:tab/>21</text:a></text:p>
          <text:p text:style-name="P169"><text:soft-page-break/><text:a xlink:type="simple" xlink:href="#__RefHeading___Toc1671_1404358994" text:style-name="Index_20_Link" text:visited-style-name="Index_20_Link">Sub Samples (Branched Path Tracing)<text:tab/>21</text:a></text:p>
          <text:p text:style-name="P170"><text:a xlink:type="simple" xlink:href="#__RefHeading___Toc1673_1404358994" text:style-name="Index_20_Link" text:visited-style-name="Index_20_Link">Diffuse Samples<text:tab/>21</text:a></text:p>
          <text:p text:style-name="P170"><text:a xlink:type="simple" xlink:href="#__RefHeading___Toc1675_1404358994" text:style-name="Index_20_Link" text:visited-style-name="Index_20_Link">Glossy Samples<text:tab/>21</text:a></text:p>
          <text:p text:style-name="P170"><text:a xlink:type="simple" xlink:href="#__RefHeading___Toc1677_1404358994" text:style-name="Index_20_Link" text:visited-style-name="Index_20_Link">Transmission Samples<text:tab/>21</text:a></text:p>
          <text:p text:style-name="P170"><text:a xlink:type="simple" xlink:href="#__RefHeading___Toc1679_1404358994" text:style-name="Index_20_Link" text:visited-style-name="Index_20_Link">AO Samples<text:tab/>21</text:a></text:p>
          <text:p text:style-name="P170"><text:a xlink:type="simple" xlink:href="#__RefHeading___Toc1681_1404358994" text:style-name="Index_20_Link" text:visited-style-name="Index_20_Link">Mesh Light Samples<text:tab/>21</text:a></text:p>
          <text:p text:style-name="P170"><text:a xlink:type="simple" xlink:href="#__RefHeading___Toc1683_1404358994" text:style-name="Index_20_Link" text:visited-style-name="Index_20_Link">Subsurface Samples<text:tab/>22</text:a></text:p>
          <text:p text:style-name="P170"><text:a xlink:type="simple" xlink:href="#__RefHeading___Toc1685_1404358994" text:style-name="Index_20_Link" text:visited-style-name="Index_20_Link">Volume Samples<text:tab/>22</text:a></text:p>
          <text:p text:style-name="P170"><text:a xlink:type="simple" xlink:href="#__RefHeading___Toc1687_1404358994" text:style-name="Index_20_Link" text:visited-style-name="Index_20_Link">Total Samples<text:tab/>22</text:a></text:p>
          <text:p text:style-name="P169"><text:a xlink:type="simple" xlink:href="#__RefHeading___Toc5819_2938150513" text:style-name="Index_20_Link" text:visited-style-name="Index_20_Link">Adaptive Sampling<text:tab/>22</text:a></text:p>
          <text:p text:style-name="P170"><text:a xlink:type="simple" xlink:href="#__RefHeading___Toc15085_2537049539" text:style-name="Index_20_Link" text:visited-style-name="Index_20_Link">Min Samples<text:tab/>22</text:a></text:p>
          <text:p text:style-name="P170"><text:a xlink:type="simple" xlink:href="#__RefHeading___Toc15087_2537049539" text:style-name="Index_20_Link" text:visited-style-name="Index_20_Link">Noise Threshold<text:tab/>22</text:a></text:p>
          <text:p text:style-name="P169"><text:a xlink:type="simple" xlink:href="#__RefHeading___Toc5819_29381505131" text:style-name="Index_20_Link" text:visited-style-name="Index_20_Link">Denoising<text:tab/>22</text:a></text:p>
          <text:p text:style-name="P170"><text:a xlink:type="simple" xlink:href="#__RefHeading___Toc5859_3013866351" text:style-name="Index_20_Link" text:visited-style-name="Index_20_Link">Render<text:tab/>22</text:a></text:p>
          <text:p text:style-name="P170"><text:a xlink:type="simple" xlink:href="#__RefHeading___Toc5861_3013866351" text:style-name="Index_20_Link" text:visited-style-name="Index_20_Link">Viewport<text:tab/>22</text:a></text:p>
          <text:p text:style-name="P169"><text:a xlink:type="simple" xlink:href="#__RefHeading___Toc1689_1404358994" text:style-name="Index_20_Link" text:visited-style-name="Index_20_Link">Advanced<text:tab/>22</text:a></text:p>
          <text:p text:style-name="P170"><text:a xlink:type="simple" xlink:href="#__RefHeading___Toc1691_1404358994" text:style-name="Index_20_Link" text:visited-style-name="Index_20_Link">Seed<text:tab/>22</text:a></text:p>
          <text:p text:style-name="P171"><text:a xlink:type="simple" xlink:href="#__RefHeading___Toc35994_1404358994" text:style-name="Index_20_Link" text:visited-style-name="Index_20_Link">Animate Seed<text:tab/>22</text:a></text:p>
          <text:p text:style-name="P170"><text:a xlink:type="simple" xlink:href="#__RefHeading___Toc1693_1404358994" text:style-name="Index_20_Link" text:visited-style-name="Index_20_Link">Pattern<text:tab/>23</text:a></text:p>
          <text:p text:style-name="P171"><text:a xlink:type="simple" xlink:href="#__RefHeading___Toc35996_1404358994" text:style-name="Index_20_Link" text:visited-style-name="Index_20_Link">Sobol<text:tab/>23</text:a></text:p>
          <text:p text:style-name="P171"><text:a xlink:type="simple" xlink:href="#__RefHeading___Toc35998_1404358994" text:style-name="Index_20_Link" text:visited-style-name="Index_20_Link">Correlated Multi-Jitter<text:tab/>23</text:a></text:p>
          <text:p text:style-name="P170"><text:a xlink:type="simple" xlink:href="#__RefHeading___Toc1697_1404358994" text:style-name="Index_20_Link" text:visited-style-name="Index_20_Link">Light Threshold<text:tab/>23</text:a></text:p>
          <text:p text:style-name="P170"><text:a xlink:type="simple" xlink:href="#__RefHeading___Toc1699_1404358994" text:style-name="Index_20_Link" text:visited-style-name="Index_20_Link">Sample all direct lights (Branched Path Tracing)<text:tab/>23</text:a></text:p>
          <text:p text:style-name="P170"><text:a xlink:type="simple" xlink:href="#__RefHeading___Toc1701_1404358994" text:style-name="Index_20_Link" text:visited-style-name="Index_20_Link">Sample all indirect lights (Branched Path Tracing)<text:tab/>23</text:a></text:p>
          <text:p text:style-name="P168"><text:a xlink:type="simple" xlink:href="#__RefHeading___Toc1703_1404358994" text:style-name="Index_20_Link" text:visited-style-name="Index_20_Link">Cycles - Light Paths panel<text:tab/>23</text:a></text:p>
          <text:p text:style-name="P169"><text:a xlink:type="simple" xlink:href="#__RefHeading___Toc1705_1404358994" text:style-name="Index_20_Link" text:visited-style-name="Index_20_Link">Presets<text:tab/>23</text:a></text:p>
          <text:p text:style-name="P169"><text:a xlink:type="simple" xlink:href="#__RefHeading___Toc1707_1404358994" text:style-name="Index_20_Link" text:visited-style-name="Index_20_Link">Max Bounces<text:tab/>24</text:a></text:p>
          <text:p text:style-name="P170"><text:a xlink:type="simple" xlink:href="#__RefHeading___Toc1709_1404358994" text:style-name="Index_20_Link" text:visited-style-name="Index_20_Link">Total<text:tab/>24</text:a></text:p>
          <text:p text:style-name="P170"><text:a xlink:type="simple" xlink:href="#__RefHeading___Toc1711_1404358994" text:style-name="Index_20_Link" text:visited-style-name="Index_20_Link">Diffuse<text:tab/>24</text:a></text:p>
          <text:p text:style-name="P170"><text:a xlink:type="simple" xlink:href="#__RefHeading___Toc1713_1404358994" text:style-name="Index_20_Link" text:visited-style-name="Index_20_Link">Glossy<text:tab/>24</text:a></text:p>
          <text:p text:style-name="P170"><text:a xlink:type="simple" xlink:href="#__RefHeading___Toc1715_1404358994" text:style-name="Index_20_Link" text:visited-style-name="Index_20_Link">Transparency<text:tab/>24</text:a></text:p>
          <text:p text:style-name="P170"><text:a xlink:type="simple" xlink:href="#__RefHeading___Toc1717_1404358994" text:style-name="Index_20_Link" text:visited-style-name="Index_20_Link">Transmission Bounces<text:tab/>24</text:a></text:p>
          <text:p text:style-name="P170"><text:a xlink:type="simple" xlink:href="#__RefHeading___Toc1719_1404358994" text:style-name="Index_20_Link" text:visited-style-name="Index_20_Link">Volume<text:tab/>24</text:a></text:p>
          <text:p text:style-name="P169"><text:a xlink:type="simple" xlink:href="#__RefHeading___Toc1721_1404358994" text:style-name="Index_20_Link" text:visited-style-name="Index_20_Link">Clamping<text:tab/>24</text:a></text:p>
          <text:p text:style-name="P170"><text:a xlink:type="simple" xlink:href="#__RefHeading___Toc1723_1404358994" text:style-name="Index_20_Link" text:visited-style-name="Index_20_Link">Direct Light<text:tab/>24</text:a></text:p>
          <text:p text:style-name="P170"><text:a xlink:type="simple" xlink:href="#__RefHeading___Toc1725_1404358994" text:style-name="Index_20_Link" text:visited-style-name="Index_20_Link">Indirect Light<text:tab/>24</text:a></text:p>
          <text:p text:style-name="P169"><text:a xlink:type="simple" xlink:href="#__RefHeading___Toc1727_1404358994" text:style-name="Index_20_Link" text:visited-style-name="Index_20_Link">Caustics<text:tab/>24</text:a></text:p>
          <text:p text:style-name="P170"><text:a xlink:type="simple" xlink:href="#__RefHeading___Toc1729_1404358994" text:style-name="Index_20_Link" text:visited-style-name="Index_20_Link">Filter Glossy<text:tab/>24</text:a></text:p>
          <text:p text:style-name="P170"><text:a xlink:type="simple" xlink:href="#__RefHeading___Toc1731_1404358994" text:style-name="Index_20_Link" text:visited-style-name="Index_20_Link">Reflective Caustics<text:tab/>25</text:a></text:p>
          <text:p text:style-name="P170"><text:a xlink:type="simple" xlink:href="#__RefHeading___Toc1733_1404358994" text:style-name="Index_20_Link" text:visited-style-name="Index_20_Link">Refractive Caustics<text:tab/>25</text:a></text:p>
          <text:p text:style-name="P168"><text:a xlink:type="simple" xlink:href="#__RefHeading___Toc1735_1404358994" text:style-name="Index_20_Link" text:visited-style-name="Index_20_Link">Cycles - Volumes panel<text:tab/>25</text:a></text:p>
          <text:p text:style-name="P169"><text:a xlink:type="simple" xlink:href="#__RefHeading___Toc1737_1404358994" text:style-name="Index_20_Link" text:visited-style-name="Index_20_Link">Step Size<text:tab/>25</text:a></text:p>
          <text:p text:style-name="P169"><text:a xlink:type="simple" xlink:href="#__RefHeading___Toc1739_1404358994" text:style-name="Index_20_Link" text:visited-style-name="Index_20_Link">Max Steps<text:tab/>25</text:a></text:p>
          <text:p text:style-name="P168"><text:a xlink:type="simple" xlink:href="#__RefHeading___Toc1753_1404358994" text:style-name="Index_20_Link" text:visited-style-name="Index_20_Link">Cycles - Hair panel<text:tab/>25</text:a></text:p>
          <text:p text:style-name="P169"><text:a xlink:type="simple" xlink:href="#__RefHeading___Toc1759_1404358994" text:style-name="Index_20_Link" text:visited-style-name="Index_20_Link">Shape<text:tab/>25</text:a></text:p>
          <text:p text:style-name="P170"><text:a xlink:type="simple" xlink:href="#__RefHeading___Toc1761_1404358994" text:style-name="Index_20_Link" text:visited-style-name="Index_20_Link">Cull Backfaces (Thick)<text:tab/>25</text:a></text:p>
          <text:p text:style-name="P169"><text:a xlink:type="simple" xlink:href="#__RefHeading___Toc1763_1404358994" text:style-name="Index_20_Link" text:visited-style-name="Index_20_Link">Primitive<text:tab/>26</text:a></text:p>
          <text:p text:style-name="P170"><text:a xlink:type="simple" xlink:href="#__RefHeading___Toc1765_1404358994" text:style-name="Index_20_Link" text:visited-style-name="Index_20_Link">Triangles<text:tab/>26</text:a></text:p>
          <text:p text:style-name="P171"><text:a xlink:type="simple" xlink:href="#__RefHeading___Toc36000_1404358994" text:style-name="Index_20_Link" text:visited-style-name="Index_20_Link">Resolution<text:tab/>26</text:a></text:p>
          <text:p text:style-name="P170"><text:a xlink:type="simple" xlink:href="#__RefHeading___Toc1767_1404358994" text:style-name="Index_20_Link" text:visited-style-name="Index_20_Link">Line Segments<text:tab/>26</text:a></text:p>
          <text:p text:style-name="P170"><text:a xlink:type="simple" xlink:href="#__RefHeading___Toc1769_1404358994" text:style-name="Index_20_Link" text:visited-style-name="Index_20_Link">Curve Segments<text:tab/>26</text:a></text:p>
          <text:p text:style-name="P171"><text:a xlink:type="simple" xlink:href="#__RefHeading___Toc36002_1404358994" text:style-name="Index_20_Link" text:visited-style-name="Index_20_Link">Curve Subdivision<text:tab/>26</text:a></text:p>
          <text:p text:style-name="P168"><text:a xlink:type="simple" xlink:href="#__RefHeading___Toc1771_1404358994" text:style-name="Index_20_Link" text:visited-style-name="Index_20_Link">Cycles - Simplify panel<text:tab/>26</text:a></text:p>
          <text:p text:style-name="P169"><text:soft-page-break/><text:a xlink:type="simple" xlink:href="#__RefHeading___Toc1773_1404358994" text:style-name="Index_20_Link" text:visited-style-name="Index_20_Link">Enable<text:tab/>26</text:a></text:p>
          <text:p text:style-name="P169"><text:a xlink:type="simple" xlink:href="#__RefHeading___Toc1775_1404358994" text:style-name="Index_20_Link" text:visited-style-name="Index_20_Link">Viewport<text:tab/>26</text:a></text:p>
          <text:p text:style-name="P170"><text:a xlink:type="simple" xlink:href="#__RefHeading___Toc1777_1404358994" text:style-name="Index_20_Link" text:visited-style-name="Index_20_Link">Max Subdivisions<text:tab/>26</text:a></text:p>
          <text:p text:style-name="P170"><text:a xlink:type="simple" xlink:href="#__RefHeading___Toc1779_1404358994" text:style-name="Index_20_Link" text:visited-style-name="Index_20_Link">Child Particles<text:tab/>26</text:a></text:p>
          <text:p text:style-name="P170"><text:a xlink:type="simple" xlink:href="#__RefHeading___Toc1781_1404358994" text:style-name="Index_20_Link" text:visited-style-name="Index_20_Link">Texture Limit<text:tab/>27</text:a></text:p>
          <text:p text:style-name="P170"><text:a xlink:type="simple" xlink:href="#__RefHeading___Toc1783_1404358994" text:style-name="Index_20_Link" text:visited-style-name="Index_20_Link">AO Bounces<text:tab/>27</text:a></text:p>
          <text:p text:style-name="P170"><text:a xlink:type="simple" xlink:href="#__RefHeading___Toc5813_993269501" text:style-name="Index_20_Link" text:visited-style-name="Index_20_Link">Volume Resolution<text:tab/>27</text:a></text:p>
          <text:p text:style-name="P169"><text:a xlink:type="simple" xlink:href="#__RefHeading___Toc1785_1404358994" text:style-name="Index_20_Link" text:visited-style-name="Index_20_Link">Render<text:tab/>27</text:a></text:p>
          <text:p text:style-name="P170"><text:a xlink:type="simple" xlink:href="#__RefHeading___Toc1787_1404358994" text:style-name="Index_20_Link" text:visited-style-name="Index_20_Link">Max Subdivisions<text:tab/>27</text:a></text:p>
          <text:p text:style-name="P170"><text:a xlink:type="simple" xlink:href="#__RefHeading___Toc1789_1404358994" text:style-name="Index_20_Link" text:visited-style-name="Index_20_Link">Child Particles<text:tab/>27</text:a></text:p>
          <text:p text:style-name="P170"><text:a xlink:type="simple" xlink:href="#__RefHeading___Toc1791_1404358994" text:style-name="Index_20_Link" text:visited-style-name="Index_20_Link">Texture Limit<text:tab/>27</text:a></text:p>
          <text:p text:style-name="P170"><text:a xlink:type="simple" xlink:href="#__RefHeading___Toc1793_1404358994" text:style-name="Index_20_Link" text:visited-style-name="Index_20_Link">AO Bounces<text:tab/>27</text:a></text:p>
          <text:p text:style-name="P169"><text:a xlink:type="simple" xlink:href="#__RefHeading___Toc1795_1404358994" text:style-name="Index_20_Link" text:visited-style-name="Index_20_Link">Culling<text:tab/>27</text:a></text:p>
          <text:p text:style-name="P170"><text:a xlink:type="simple" xlink:href="#__RefHeading___Toc1797_1404358994" text:style-name="Index_20_Link" text:visited-style-name="Index_20_Link">Use Camera Cull<text:tab/>27</text:a></text:p>
          <text:p text:style-name="P171"><text:a xlink:type="simple" xlink:href="#__RefHeading___Toc36004_1404358994" text:style-name="Index_20_Link" text:visited-style-name="Index_20_Link">Camera cull margin<text:tab/>27</text:a></text:p>
          <text:p text:style-name="P170"><text:a xlink:type="simple" xlink:href="#__RefHeading___Toc1799_1404358994" text:style-name="Index_20_Link" text:visited-style-name="Index_20_Link">Use Distance Cull<text:tab/>27</text:a></text:p>
          <text:p text:style-name="P171"><text:a xlink:type="simple" xlink:href="#__RefHeading___Toc36006_1404358994" text:style-name="Index_20_Link" text:visited-style-name="Index_20_Link">Distance<text:tab/>28</text:a></text:p>
          <text:p text:style-name="P169"><text:a xlink:type="simple" xlink:href="#__RefHeading___Toc5811_993269501" text:style-name="Index_20_Link" text:visited-style-name="Index_20_Link">Grease Pencil<text:tab/>28</text:a></text:p>
          <text:p text:style-name="P170"><text:a xlink:type="simple" xlink:href="#__RefHeading___Toc5815_993269501" text:style-name="Index_20_Link" text:visited-style-name="Index_20_Link">Playback Only<text:tab/>28</text:a></text:p>
          <text:p text:style-name="P170"><text:a xlink:type="simple" xlink:href="#__RefHeading___Toc5817_993269501" text:style-name="Index_20_Link" text:visited-style-name="Index_20_Link">Fill<text:tab/>28</text:a></text:p>
          <text:p text:style-name="P170"><text:a xlink:type="simple" xlink:href="#__RefHeading___Toc5819_993269501" text:style-name="Index_20_Link" text:visited-style-name="Index_20_Link">Modifiers<text:tab/>28</text:a></text:p>
          <text:p text:style-name="P170"><text:a xlink:type="simple" xlink:href="#__RefHeading___Toc5821_993269501" text:style-name="Index_20_Link" text:visited-style-name="Index_20_Link">Shader Effects<text:tab/>28</text:a></text:p>
          <text:p text:style-name="P170"><text:a xlink:type="simple" xlink:href="#__RefHeading___Toc5823_993269501" text:style-name="Index_20_Link" text:visited-style-name="Index_20_Link">Layers Tinting<text:tab/>28</text:a></text:p>
          <text:p text:style-name="P170"><text:a xlink:type="simple" xlink:href="#__RefHeading___Toc5825_993269501" text:style-name="Index_20_Link" text:visited-style-name="Index_20_Link">Antialiasing<text:tab/>28</text:a></text:p>
          <text:p text:style-name="P168"><text:a xlink:type="simple" xlink:href="#__RefHeading___Toc1801_1404358994" text:style-name="Index_20_Link" text:visited-style-name="Index_20_Link">Cycles - Motion Blur panel<text:tab/>28</text:a></text:p>
          <text:p text:style-name="P169"><text:a xlink:type="simple" xlink:href="#__RefHeading___Toc1803_1404358994" text:style-name="Index_20_Link" text:visited-style-name="Index_20_Link">Enable<text:tab/>28</text:a></text:p>
          <text:p text:style-name="P169"><text:a xlink:type="simple" xlink:href="#__RefHeading___Toc1805_1404358994" text:style-name="Index_20_Link" text:visited-style-name="Index_20_Link">Position<text:tab/>28</text:a></text:p>
          <text:p text:style-name="P169"><text:a xlink:type="simple" xlink:href="#__RefHeading___Toc1807_1404358994" text:style-name="Index_20_Link" text:visited-style-name="Index_20_Link">Shutter<text:tab/>28</text:a></text:p>
          <text:p text:style-name="P169"><text:a xlink:type="simple" xlink:href="#__RefHeading___Toc1809_1404358994" text:style-name="Index_20_Link" text:visited-style-name="Index_20_Link">Rolling Shutter<text:tab/>29</text:a></text:p>
          <text:p text:style-name="P169"><text:a xlink:type="simple" xlink:href="#__RefHeading___Toc1811_1404358994" text:style-name="Index_20_Link" text:visited-style-name="Index_20_Link">Rolling Sutter Duration<text:tab/>29</text:a></text:p>
          <text:p text:style-name="P169"><text:a xlink:type="simple" xlink:href="#__RefHeading___Toc1813_1404358994" text:style-name="Index_20_Link" text:visited-style-name="Index_20_Link">Shutter Curve<text:tab/>29</text:a></text:p>
          <text:p text:style-name="P170"><text:a xlink:type="simple" xlink:href="#__RefHeading___Toc1815_1404358994" text:style-name="Index_20_Link" text:visited-style-name="Index_20_Link">Navigation elements<text:tab/>29</text:a></text:p>
          <text:p text:style-name="P171"><text:a xlink:type="simple" xlink:href="#__RefHeading___Toc17866_42578558603111" text:style-name="Index_20_Link" text:visited-style-name="Index_20_Link">Zoom in and out<text:tab/>29</text:a></text:p>
          <text:p text:style-name="P171"><text:a xlink:type="simple" xlink:href="#__RefHeading___Toc17868_42578558603111" text:style-name="Index_20_Link" text:visited-style-name="Index_20_Link">Tools<text:tab/>29</text:a></text:p>
          <text:p text:style-name="P167"><text:a xlink:type="simple" xlink:href="#__RefHeading___Toc17870_42578558603111" text:style-name="Index_20_Link" text:visited-style-name="Index_20_Link">Reset View<text:tab/>29</text:a></text:p>
          <text:p text:style-name="P167"><text:a xlink:type="simple" xlink:href="#__RefHeading___Toc17872_42578558603111" text:style-name="Index_20_Link" text:visited-style-name="Index_20_Link">Vector Handle<text:tab/>29</text:a></text:p>
          <text:p text:style-name="P167"><text:a xlink:type="simple" xlink:href="#__RefHeading___Toc17874_42578558603111" text:style-name="Index_20_Link" text:visited-style-name="Index_20_Link">Auto Handle<text:tab/>29</text:a></text:p>
          <text:p text:style-name="P167"><text:a xlink:type="simple" xlink:href="#__RefHeading___Toc17876_42578558603111" text:style-name="Index_20_Link" text:visited-style-name="Index_20_Link">Auto Clamped Handle<text:tab/>29</text:a></text:p>
          <text:p text:style-name="P167"><text:a xlink:type="simple" xlink:href="#__RefHeading___Toc5688_3240591700" text:style-name="Index_20_Link" text:visited-style-name="Index_20_Link">Extend Horizontal<text:tab/>29</text:a></text:p>
          <text:p text:style-name="P167"><text:a xlink:type="simple" xlink:href="#__RefHeading___Toc5690_3240591700" text:style-name="Index_20_Link" text:visited-style-name="Index_20_Link">Extend Extrapolated<text:tab/>29</text:a></text:p>
          <text:p text:style-name="P167"><text:a xlink:type="simple" xlink:href="#__RefHeading___Toc35638_13526274833111" text:style-name="Index_20_Link" text:visited-style-name="Index_20_Link">Reset Curve<text:tab/>29</text:a></text:p>
          <text:p text:style-name="P171"><text:a xlink:type="simple" xlink:href="#__RefHeading___Toc36008_1404358994" text:style-name="Index_20_Link" text:visited-style-name="Index_20_Link">Use Clipping<text:tab/>30</text:a></text:p>
          <text:p text:style-name="P171"><text:a xlink:type="simple" xlink:href="#__RefHeading___Toc36010_1404358994" text:style-name="Index_20_Link" text:visited-style-name="Index_20_Link">Delete Points<text:tab/>30</text:a></text:p>
          <text:p text:style-name="P170"><text:a xlink:type="simple" xlink:href="#__RefHeading___Toc10460_40818276771" text:style-name="Index_20_Link" text:visited-style-name="Index_20_Link">X and Y values<text:tab/>30</text:a></text:p>
          <text:p text:style-name="P170"><text:a xlink:type="simple" xlink:href="#__RefHeading___Toc1817_1404358994" text:style-name="Index_20_Link" text:visited-style-name="Index_20_Link">Presets<text:tab/>30</text:a></text:p>
          <text:p text:style-name="P168"><text:a xlink:type="simple" xlink:href="#__RefHeading___Toc1819_1404358994" text:style-name="Index_20_Link" text:visited-style-name="Index_20_Link">Cycles - Film panel<text:tab/>30</text:a></text:p>
          <text:p text:style-name="P169"><text:a xlink:type="simple" xlink:href="#__RefHeading___Toc1821_1404358994" text:style-name="Index_20_Link" text:visited-style-name="Index_20_Link">Exposure<text:tab/>30</text:a></text:p>
          <text:p text:style-name="P169"><text:a xlink:type="simple" xlink:href="#__RefHeading___Toc1823_1404358994" text:style-name="Index_20_Link" text:visited-style-name="Index_20_Link">Pixel Filter<text:tab/>30</text:a></text:p>
          <text:p text:style-name="P170"><text:a xlink:type="simple" xlink:href="#__RefHeading___Toc1825_1404358994" text:style-name="Index_20_Link" text:visited-style-name="Index_20_Link">Type<text:tab/>30</text:a></text:p>
          <text:p text:style-name="P170"><text:a xlink:type="simple" xlink:href="#__RefHeading___Toc1827_1404358994" text:style-name="Index_20_Link" text:visited-style-name="Index_20_Link">Width<text:tab/>30</text:a></text:p>
          <text:p text:style-name="P168"><text:a xlink:type="simple" xlink:href="#__RefHeading___Toc1835_1404358994" text:style-name="Index_20_Link" text:visited-style-name="Index_20_Link">Cycles - Performance panel<text:tab/>30</text:a></text:p>
          <text:p text:style-name="P169"><text:a xlink:type="simple" xlink:href="#__RefHeading___Toc1837_1404358994" text:style-name="Index_20_Link" text:visited-style-name="Index_20_Link">Threads<text:tab/>31</text:a></text:p>
          <text:p text:style-name="P170"><text:a xlink:type="simple" xlink:href="#__RefHeading___Toc1839_1404358994" text:style-name="Index_20_Link" text:visited-style-name="Index_20_Link">Mode<text:tab/>31</text:a></text:p>
          <text:p text:style-name="P171"><text:soft-page-break/><text:a xlink:type="simple" xlink:href="#__RefHeading___Toc36012_1404358994" text:style-name="Index_20_Link" text:visited-style-name="Index_20_Link">Auto-detect<text:tab/>31</text:a></text:p>
          <text:p text:style-name="P171"><text:a xlink:type="simple" xlink:href="#__RefHeading___Toc36014_1404358994" text:style-name="Index_20_Link" text:visited-style-name="Index_20_Link">Fixed<text:tab/>31</text:a></text:p>
          <text:p text:style-name="P167"><text:a xlink:type="simple" xlink:href="#__RefHeading___Toc36016_1404358994" text:style-name="Index_20_Link" text:visited-style-name="Index_20_Link">Threads<text:tab/>31</text:a></text:p>
          <text:p text:style-name="P169"><text:a xlink:type="simple" xlink:href="#__RefHeading___Toc730_2835901264" text:style-name="Index_20_Link" text:visited-style-name="Index_20_Link">Tiles<text:tab/>31</text:a></text:p>
          <text:p text:style-name="P170"><text:a xlink:type="simple" xlink:href="#__RefHeading___Toc1841_1404358994" text:style-name="Index_20_Link" text:visited-style-name="Index_20_Link">Tile size X/Y<text:tab/>31</text:a></text:p>
          <text:p text:style-name="P170"><text:a xlink:type="simple" xlink:href="#__RefHeading___Toc1843_1404358994" text:style-name="Index_20_Link" text:visited-style-name="Index_20_Link">Order<text:tab/>31</text:a></text:p>
          <text:p text:style-name="P170"><text:a xlink:type="simple" xlink:href="#__RefHeading___Toc1845_1404358994" text:style-name="Index_20_Link" text:visited-style-name="Index_20_Link">Progressive Refine<text:tab/>31</text:a></text:p>
          <text:p text:style-name="P169"><text:a xlink:type="simple" xlink:href="#__RefHeading___Toc1847_1404358994" text:style-name="Index_20_Link" text:visited-style-name="Index_20_Link">Acceleration Structure<text:tab/>31</text:a></text:p>
          <text:p text:style-name="P170"><text:a xlink:type="simple" xlink:href="#__RefHeading___Toc1849_1404358994" text:style-name="Index_20_Link" text:visited-style-name="Index_20_Link">Use Spatial Splits<text:tab/>31</text:a></text:p>
          <text:p text:style-name="P170"><text:a xlink:type="simple" xlink:href="#__RefHeading___Toc1851_1404358994" text:style-name="Index_20_Link" text:visited-style-name="Index_20_Link">Use Hair BVH<text:tab/>31</text:a></text:p>
          <text:p text:style-name="P171"><text:a xlink:type="simple" xlink:href="#__RefHeading___Toc36018_1404358994" text:style-name="Index_20_Link" text:visited-style-name="Index_20_Link">BVH Time Steps<text:tab/>32</text:a></text:p>
          <text:p text:style-name="P169"><text:a xlink:type="simple" xlink:href="#__RefHeading___Toc734_2835901264" text:style-name="Index_20_Link" text:visited-style-name="Index_20_Link">Final Render<text:tab/>32</text:a></text:p>
          <text:p text:style-name="P170"><text:a xlink:type="simple" xlink:href="#__RefHeading___Toc1853_1404358994" text:style-name="Index_20_Link" text:visited-style-name="Index_20_Link">Save Buffers<text:tab/>32</text:a></text:p>
          <text:p text:style-name="P170"><text:a xlink:type="simple" xlink:href="#__RefHeading___Toc1855_1404358994" text:style-name="Index_20_Link" text:visited-style-name="Index_20_Link">Persistent Images<text:tab/>32</text:a></text:p>
          <text:p text:style-name="P169"><text:a xlink:type="simple" xlink:href="#__RefHeading___Toc1857_1404358994" text:style-name="Index_20_Link" text:visited-style-name="Index_20_Link">Viewport<text:tab/>32</text:a></text:p>
          <text:p text:style-name="P170"><text:a xlink:type="simple" xlink:href="#__RefHeading___Toc36020_1404358994" text:style-name="Index_20_Link" text:visited-style-name="Index_20_Link">Pixel Size<text:tab/>32</text:a></text:p>
          <text:p text:style-name="P170"><text:a xlink:type="simple" xlink:href="#__RefHeading___Toc36022_1404358994" text:style-name="Index_20_Link" text:visited-style-name="Index_20_Link">Start Pixels<text:tab/>32</text:a></text:p>
          <text:p text:style-name="P168"><text:a xlink:type="simple" xlink:href="#__RefHeading___Toc35884_1404358994" text:style-name="Index_20_Link" text:visited-style-name="Index_20_Link">Cycles - Bake panel<text:tab/>32</text:a></text:p>
          <text:p text:style-name="P169"><text:a xlink:type="simple" xlink:href="#__RefHeading___Toc8532_20873277401" text:style-name="Index_20_Link" text:visited-style-name="Index_20_Link">Settings for all Texture types<text:tab/>33</text:a></text:p>
          <text:p text:style-name="P170"><text:a xlink:type="simple" xlink:href="#__RefHeading___Toc5692_3240591700" text:style-name="Index_20_Link" text:visited-style-name="Index_20_Link">Bake Button<text:tab/>33</text:a></text:p>
          <text:p text:style-name="P170"><text:a xlink:type="simple" xlink:href="#__RefHeading___Toc5694_3240591700" text:style-name="Index_20_Link" text:visited-style-name="Index_20_Link">Bake from Multires<text:tab/>33</text:a></text:p>
          <text:p text:style-name="P170"><text:a xlink:type="simple" xlink:href="#__RefHeading___Toc8536_20873277401" text:style-name="Index_20_Link" text:visited-style-name="Index_20_Link">Bake Type<text:tab/>33</text:a></text:p>
          <text:p text:style-name="P171"><text:a xlink:type="simple" xlink:href="#__RefHeading___Toc5778_3108920010" text:style-name="Index_20_Link" text:visited-style-name="Index_20_Link">Combined<text:tab/>33</text:a></text:p>
          <text:p text:style-name="P171"><text:a xlink:type="simple" xlink:href="#__RefHeading___Toc5780_3108920010" text:style-name="Index_20_Link" text:visited-style-name="Index_20_Link">Ambient Occlusion<text:tab/>33</text:a></text:p>
          <text:p text:style-name="P171"><text:a xlink:type="simple" xlink:href="#__RefHeading___Toc5782_3108920010" text:style-name="Index_20_Link" text:visited-style-name="Index_20_Link">Shadow<text:tab/>33</text:a></text:p>
          <text:p text:style-name="P171"><text:a xlink:type="simple" xlink:href="#__RefHeading___Toc5784_3108920010" text:style-name="Index_20_Link" text:visited-style-name="Index_20_Link">Normal<text:tab/>33</text:a></text:p>
          <text:p text:style-name="P171"><text:a xlink:type="simple" xlink:href="#__RefHeading___Toc5786_3108920010" text:style-name="Index_20_Link" text:visited-style-name="Index_20_Link">UV<text:tab/>33</text:a></text:p>
          <text:p text:style-name="P171"><text:a xlink:type="simple" xlink:href="#__RefHeading___Toc5788_3108920010" text:style-name="Index_20_Link" text:visited-style-name="Index_20_Link">Roughness<text:tab/>33</text:a></text:p>
          <text:p text:style-name="P171"><text:a xlink:type="simple" xlink:href="#__RefHeading___Toc5790_3108920010" text:style-name="Index_20_Link" text:visited-style-name="Index_20_Link">Emit<text:tab/>33</text:a></text:p>
          <text:p text:style-name="P171"><text:a xlink:type="simple" xlink:href="#__RefHeading___Toc5792_3108920010" text:style-name="Index_20_Link" text:visited-style-name="Index_20_Link">Environment<text:tab/>34</text:a></text:p>
          <text:p text:style-name="P171"><text:a xlink:type="simple" xlink:href="#__RefHeading___Toc5794_3108920010" text:style-name="Index_20_Link" text:visited-style-name="Index_20_Link">Diffuse<text:tab/>34</text:a></text:p>
          <text:p text:style-name="P171"><text:a xlink:type="simple" xlink:href="#__RefHeading___Toc5796_3108920010" text:style-name="Index_20_Link" text:visited-style-name="Index_20_Link">Glossy<text:tab/>34</text:a></text:p>
          <text:p text:style-name="P171"><text:a xlink:type="simple" xlink:href="#__RefHeading___Toc25881_80503691" text:style-name="Index_20_Link" text:visited-style-name="Index_20_Link">Transmission<text:tab/>34</text:a></text:p>
          <text:p text:style-name="P170"><text:a xlink:type="simple" xlink:href="#__RefHeading___Toc5698_3240591700" text:style-name="Index_20_Link" text:visited-style-name="Index_20_Link">Influence Sub panel<text:tab/>34</text:a></text:p>
          <text:p text:style-name="P171"><text:a xlink:type="simple" xlink:href="#__RefHeading___Toc8554_20873277401" text:style-name="Index_20_Link" text:visited-style-name="Index_20_Link">Glossy, Diffuse<text:tab/>34</text:a></text:p>
          <text:p text:style-name="P167"><text:a xlink:type="simple" xlink:href="#__RefHeading___Toc8556_20873277401" text:style-name="Index_20_Link" text:visited-style-name="Index_20_Link">Direct<text:tab/>34</text:a></text:p>
          <text:p text:style-name="P167"><text:a xlink:type="simple" xlink:href="#__RefHeading___Toc8558_20873277401" text:style-name="Index_20_Link" text:visited-style-name="Index_20_Link">Indirect<text:tab/>34</text:a></text:p>
          <text:p text:style-name="P167"><text:a xlink:type="simple" xlink:href="#__RefHeading___Toc15581_488024961" text:style-name="Index_20_Link" text:visited-style-name="Index_20_Link">Color<text:tab/>34</text:a></text:p>
          <text:p text:style-name="P171"><text:a xlink:type="simple" xlink:href="#__RefHeading___Toc8560_20873277401" text:style-name="Index_20_Link" text:visited-style-name="Index_20_Link">Normal<text:tab/>34</text:a></text:p>
          <text:p text:style-name="P167"><text:a xlink:type="simple" xlink:href="#__RefHeading___Toc15583_488024961" text:style-name="Index_20_Link" text:visited-style-name="Index_20_Link">Space<text:tab/>34</text:a></text:p>
          <text:p text:style-name="P167"><text:a xlink:type="simple" xlink:href="#__RefHeading___Toc8558_208732774011" text:style-name="Index_20_Link" text:visited-style-name="Index_20_Link">Swizzle<text:tab/>34</text:a></text:p>
          <text:p text:style-name="P171"><text:a xlink:type="simple" xlink:href="#__RefHeading___Toc15585_488024961" text:style-name="Index_20_Link" text:visited-style-name="Index_20_Link">Combined<text:tab/>35</text:a></text:p>
          <text:p text:style-name="P167"><text:a xlink:type="simple" xlink:href="#__RefHeading___Toc8574_208732774011" text:style-name="Index_20_Link" text:visited-style-name="Index_20_Link">Direct<text:tab/>35</text:a></text:p>
          <text:p text:style-name="P167"><text:a xlink:type="simple" xlink:href="#__RefHeading___Toc8576_208732774011" text:style-name="Index_20_Link" text:visited-style-name="Index_20_Link">Indirect<text:tab/>35</text:a></text:p>
          <text:p text:style-name="P167"><text:a xlink:type="simple" xlink:href="#__RefHeading___Toc15587_488024961" text:style-name="Index_20_Link" text:visited-style-name="Index_20_Link">Diffuse<text:tab/>35</text:a></text:p>
          <text:p text:style-name="P167"><text:a xlink:type="simple" xlink:href="#__RefHeading___Toc8576_2087327740111" text:style-name="Index_20_Link" text:visited-style-name="Index_20_Link">Glossy<text:tab/>35</text:a></text:p>
          <text:p text:style-name="P167"><text:a xlink:type="simple" xlink:href="#__RefHeading___Toc15589_488024961" text:style-name="Index_20_Link" text:visited-style-name="Index_20_Link">Transmission<text:tab/>35</text:a></text:p>
          <text:p text:style-name="P167"><text:a xlink:type="simple" xlink:href="#__RefHeading___Toc8576_2087327740112" text:style-name="Index_20_Link" text:visited-style-name="Index_20_Link">Subsurface<text:tab/>35</text:a></text:p>
          <text:p text:style-name="P167"><text:a xlink:type="simple" xlink:href="#__RefHeading___Toc15591_488024961" text:style-name="Index_20_Link" text:visited-style-name="Index_20_Link">AO<text:tab/>35</text:a></text:p>
          <text:p text:style-name="P167"><text:a xlink:type="simple" xlink:href="#__RefHeading___Toc8576_2087327740113" text:style-name="Index_20_Link" text:visited-style-name="Index_20_Link">Emit<text:tab/>35</text:a></text:p>
          <text:p text:style-name="P170"><text:a xlink:type="simple" xlink:href="#__RefHeading___Toc8538_20873277401" text:style-name="Index_20_Link" text:visited-style-name="Index_20_Link">Selected to Active<text:tab/>35</text:a></text:p>
          <text:p text:style-name="P171"><text:a xlink:type="simple" xlink:href="#__RefHeading___Toc5798_3108920010" text:style-name="Index_20_Link" text:visited-style-name="Index_20_Link">Extrusion<text:tab/>35</text:a></text:p>
          <text:p text:style-name="P171"><text:a xlink:type="simple" xlink:href="#__RefHeading___Toc36026_1404358994" text:style-name="Index_20_Link" text:visited-style-name="Index_20_Link">Cage<text:tab/>35</text:a></text:p>
          <text:p text:style-name="P171"><text:soft-page-break/><text:a xlink:type="simple" xlink:href="#__RefHeading___Toc8544_20873277401" text:style-name="Index_20_Link" text:visited-style-name="Index_20_Link">Ray Distance<text:tab/>35</text:a></text:p>
          <text:p text:style-name="P170"><text:a xlink:type="simple" xlink:href="#__RefHeading___Toc15577_488024961" text:style-name="Index_20_Link" text:visited-style-name="Index_20_Link">Output Sub panel<text:tab/>36</text:a></text:p>
          <text:p text:style-name="P171"><text:a xlink:type="simple" xlink:href="#__RefHeading___Toc5800_3108920010" text:style-name="Index_20_Link" text:visited-style-name="Index_20_Link">Target<text:tab/>36</text:a></text:p>
          <text:p text:style-name="P171"><text:a xlink:type="simple" xlink:href="#__RefHeading___Toc5700_3240591700" text:style-name="Index_20_Link" text:visited-style-name="Index_20_Link">Margin<text:tab/>36</text:a></text:p>
          <text:p text:style-name="P171"><text:a xlink:type="simple" xlink:href="#__RefHeading___Toc15579_488024961" text:style-name="Index_20_Link" text:visited-style-name="Index_20_Link">Clear Image<text:tab/>36</text:a></text:p>
          <text:p text:style-name="P168"><text:a xlink:type="simple" xlink:href="#__RefHeading___Toc36047_1404358994" text:style-name="Index_20_Link" text:visited-style-name="Index_20_Link">Workbench - Lighting panel<text:tab/>36</text:a></text:p>
          <text:p text:style-name="P169"><text:a xlink:type="simple" xlink:href="#__RefHeading___Toc36049_1404358994" text:style-name="Index_20_Link" text:visited-style-name="Index_20_Link">Flat<text:tab/>36</text:a></text:p>
          <text:p text:style-name="P169"><text:a xlink:type="simple" xlink:href="#__RefHeading___Toc36051_1404358994" text:style-name="Index_20_Link" text:visited-style-name="Index_20_Link">Studio<text:tab/>36</text:a></text:p>
          <text:p text:style-name="P170"><text:a xlink:type="simple" xlink:href="#__RefHeading___Toc3824_2448438823" text:style-name="Index_20_Link" text:visited-style-name="Index_20_Link">Light library browser<text:tab/>36</text:a></text:p>
          <text:p text:style-name="P170"><text:a xlink:type="simple" xlink:href="#__RefHeading___Toc3826_2448438823" text:style-name="Index_20_Link" text:visited-style-name="Index_20_Link">Rotation<text:tab/>36</text:a></text:p>
          <text:p text:style-name="P170"><text:a xlink:type="simple" xlink:href="#__RefHeading___Toc3828_2448438823" text:style-name="Index_20_Link" text:visited-style-name="Index_20_Link">User Preferences<text:tab/>36</text:a></text:p>
          <text:p text:style-name="P169"><text:a xlink:type="simple" xlink:href="#__RefHeading___Toc36053_1404358994" text:style-name="Index_20_Link" text:visited-style-name="Index_20_Link">Matcap<text:tab/>37</text:a></text:p>
          <text:p text:style-name="P170"><text:a xlink:type="simple" xlink:href="#__RefHeading___Toc3830_2448438823" text:style-name="Index_20_Link" text:visited-style-name="Index_20_Link">User Preferences<text:tab/>37</text:a></text:p>
          <text:p text:style-name="P170"><text:a xlink:type="simple" xlink:href="#__RefHeading___Toc3832_2448438823" text:style-name="Index_20_Link" text:visited-style-name="Index_20_Link">Flip Matcap<text:tab/>37</text:a></text:p>
          <text:p text:style-name="P168"><text:a xlink:type="simple" xlink:href="#__RefHeading___Toc36055_1404358994" text:style-name="Index_20_Link" text:visited-style-name="Index_20_Link">Workbench - Color panel<text:tab/>37</text:a></text:p>
          <text:p text:style-name="P169"><text:a xlink:type="simple" xlink:href="#__RefHeading___Toc36059_1404358994" text:style-name="Index_20_Link" text:visited-style-name="Index_20_Link">Material<text:tab/>37</text:a></text:p>
          <text:p text:style-name="P169"><text:a xlink:type="simple" xlink:href="#__RefHeading___Toc5630_537885731" text:style-name="Index_20_Link" text:visited-style-name="Index_20_Link">Object<text:tab/>37</text:a></text:p>
          <text:p text:style-name="P169"><text:a xlink:type="simple" xlink:href="#__RefHeading___Toc5632_537885731" text:style-name="Index_20_Link" text:visited-style-name="Index_20_Link">Vertex<text:tab/>37</text:a></text:p>
          <text:p text:style-name="P169"><text:a xlink:type="simple" xlink:href="#__RefHeading___Toc5634_537885731" text:style-name="Index_20_Link" text:visited-style-name="Index_20_Link">Single<text:tab/>37</text:a></text:p>
          <text:p text:style-name="P169"><text:a xlink:type="simple" xlink:href="#__RefHeading___Toc36061_1404358994" text:style-name="Index_20_Link" text:visited-style-name="Index_20_Link">Random<text:tab/>37</text:a></text:p>
          <text:p text:style-name="P169"><text:a xlink:type="simple" xlink:href="#__RefHeading___Toc36063_1404358994" text:style-name="Index_20_Link" text:visited-style-name="Index_20_Link">Texture<text:tab/>38</text:a></text:p>
          <text:p text:style-name="P168"><text:a xlink:type="simple" xlink:href="#__RefHeading___Toc36065_1404358994" text:style-name="Index_20_Link" text:visited-style-name="Index_20_Link">Workbench - Options panel<text:tab/>38</text:a></text:p>
          <text:p text:style-name="P169"><text:a xlink:type="simple" xlink:href="#__RefHeading___Toc36067_1404358994" text:style-name="Index_20_Link" text:visited-style-name="Index_20_Link">X Ray<text:tab/>38</text:a></text:p>
          <text:p text:style-name="P169"><text:a xlink:type="simple" xlink:href="#__RefHeading___Toc5636_537885731" text:style-name="Index_20_Link" text:visited-style-name="Index_20_Link">Backface Culling<text:tab/>38</text:a></text:p>
          <text:p text:style-name="P169"><text:a xlink:type="simple" xlink:href="#__RefHeading___Toc5638_537885731" text:style-name="Index_20_Link" text:visited-style-name="Index_20_Link">Show X-Ray<text:tab/>38</text:a></text:p>
          <text:p text:style-name="P170"><text:a xlink:type="simple" xlink:href="#__RefHeading___Toc5702_3240591700" text:style-name="Index_20_Link" text:visited-style-name="Index_20_Link">X-Ray Alpha<text:tab/>38</text:a></text:p>
          <text:p text:style-name="P169"><text:a xlink:type="simple" xlink:href="#__RefHeading___Toc36069_1404358994" text:style-name="Index_20_Link" text:visited-style-name="Index_20_Link">Shadow<text:tab/>38</text:a></text:p>
          <text:p text:style-name="P170"><text:a xlink:type="simple" xlink:href="#__RefHeading___Toc5704_3240591700" text:style-name="Index_20_Link" text:visited-style-name="Index_20_Link">Shadow Intensity<text:tab/>38</text:a></text:p>
          <text:p text:style-name="P170"><text:a xlink:type="simple" xlink:href="#__RefHeading___Toc3834_2448438823" text:style-name="Index_20_Link" text:visited-style-name="Index_20_Link">Shading Shadow Options<text:tab/>38</text:a></text:p>
          <text:p text:style-name="P169"><text:a xlink:type="simple" xlink:href="#__RefHeading___Toc36071_1404358994" text:style-name="Index_20_Link" text:visited-style-name="Index_20_Link">Cavity<text:tab/>38</text:a></text:p>
          <text:p text:style-name="P170"><text:a xlink:type="simple" xlink:href="#__RefHeading___Toc5706_3240591700" text:style-name="Index_20_Link" text:visited-style-name="Index_20_Link">World<text:tab/>38</text:a></text:p>
          <text:p text:style-name="P171"><text:a xlink:type="simple" xlink:href="#__RefHeading___Toc5708_3240591700" text:style-name="Index_20_Link" text:visited-style-name="Index_20_Link">World Space / Ridge Valley<text:tab/>39</text:a></text:p>
          <text:p text:style-name="P167"><text:a xlink:type="simple" xlink:href="#__RefHeading___Toc5710_3240591700" text:style-name="Index_20_Link" text:visited-style-name="Index_20_Link">Shading Options<text:tab/>39</text:a></text:p>
          <text:p text:style-name="P170"><text:a xlink:type="simple" xlink:href="#__RefHeading___Toc5712_3240591700" text:style-name="Index_20_Link" text:visited-style-name="Index_20_Link">Screen<text:tab/>39</text:a></text:p>
          <text:p text:style-name="P171"><text:a xlink:type="simple" xlink:href="#__RefHeading___Toc5714_3240591700" text:style-name="Index_20_Link" text:visited-style-name="Index_20_Link">Screen Space / Ridge Valley<text:tab/>39</text:a></text:p>
          <text:p text:style-name="P170"><text:a xlink:type="simple" xlink:href="#__RefHeading___Toc5716_3240591700" text:style-name="Index_20_Link" text:visited-style-name="Index_20_Link">Both<text:tab/>39</text:a></text:p>
          <text:p text:style-name="P169"><text:a xlink:type="simple" xlink:href="#__RefHeading___Toc5676_3240591700" text:style-name="Index_20_Link" text:visited-style-name="Index_20_Link">Outline<text:tab/>39</text:a></text:p>
          <text:p text:style-name="P167"><text:a xlink:type="simple" xlink:href="#__RefHeading___Toc2466_2413730068" text:style-name="Index_20_Link" text:visited-style-name="Index_20_Link">Outline Color<text:tab/>39</text:a></text:p>
          <text:p text:style-name="P169"><text:a xlink:type="simple" xlink:href="#__RefHeading___Toc36075_1404358994" text:style-name="Index_20_Link" text:visited-style-name="Index_20_Link">Specular Lighting<text:tab/>39</text:a></text:p>
          <text:p text:style-name="P168"><text:a xlink:type="simple" xlink:href="#__RefHeading___Toc4258_714034166" text:style-name="Index_20_Link" text:visited-style-name="Index_20_Link">Eevee - Sampling panel<text:tab/>39</text:a></text:p>
          <text:p text:style-name="P169"><text:a xlink:type="simple" xlink:href="#__RefHeading___Toc4260_714034166" text:style-name="Index_20_Link" text:visited-style-name="Index_20_Link">Viewport Samples<text:tab/>39</text:a></text:p>
          <text:p text:style-name="P169"><text:a xlink:type="simple" xlink:href="#__RefHeading___Toc4262_714034166" text:style-name="Index_20_Link" text:visited-style-name="Index_20_Link">Render Samples<text:tab/>39</text:a></text:p>
          <text:p text:style-name="P169"><text:a xlink:type="simple" xlink:href="#__RefHeading___Toc4264_714034166" text:style-name="Index_20_Link" text:visited-style-name="Index_20_Link">Viewport Denoising<text:tab/>39</text:a></text:p>
          <text:p text:style-name="P168"><text:a xlink:type="simple" xlink:href="#__RefHeading___Toc4266_714034166" text:style-name="Index_20_Link" text:visited-style-name="Index_20_Link">Eevee - Ambient Occlusion panel<text:tab/>39</text:a></text:p>
          <text:p text:style-name="P169"><text:a xlink:type="simple" xlink:href="#__RefHeading___Toc4268_714034166" text:style-name="Index_20_Link" text:visited-style-name="Index_20_Link">Enable<text:tab/>40</text:a></text:p>
          <text:p text:style-name="P169"><text:a xlink:type="simple" xlink:href="#__RefHeading___Toc4270_714034166" text:style-name="Index_20_Link" text:visited-style-name="Index_20_Link">Distance<text:tab/>40</text:a></text:p>
          <text:p text:style-name="P169"><text:a xlink:type="simple" xlink:href="#__RefHeading___Toc4272_714034166" text:style-name="Index_20_Link" text:visited-style-name="Index_20_Link">Factor<text:tab/>40</text:a></text:p>
          <text:p text:style-name="P169"><text:a xlink:type="simple" xlink:href="#__RefHeading___Toc4274_714034166" text:style-name="Index_20_Link" text:visited-style-name="Index_20_Link">Trace Precision<text:tab/>40</text:a></text:p>
          <text:p text:style-name="P169"><text:a xlink:type="simple" xlink:href="#__RefHeading___Toc4276_714034166" text:style-name="Index_20_Link" text:visited-style-name="Index_20_Link">Bent Normals<text:tab/>40</text:a></text:p>
          <text:p text:style-name="P169"><text:a xlink:type="simple" xlink:href="#__RefHeading___Toc4278_714034166" text:style-name="Index_20_Link" text:visited-style-name="Index_20_Link">Bounces Approximation<text:tab/>40</text:a></text:p>
          <text:p text:style-name="P168"><text:a xlink:type="simple" xlink:href="#__RefHeading___Toc4280_714034166" text:style-name="Index_20_Link" text:visited-style-name="Index_20_Link">Eevee - Bloom panel<text:tab/>40</text:a></text:p>
          <text:p text:style-name="P169"><text:a xlink:type="simple" xlink:href="#__RefHeading___Toc4282_714034166" text:style-name="Index_20_Link" text:visited-style-name="Index_20_Link">Enable<text:tab/>40</text:a></text:p>
          <text:p text:style-name="P169"><text:a xlink:type="simple" xlink:href="#__RefHeading___Toc4284_714034166" text:style-name="Index_20_Link" text:visited-style-name="Index_20_Link">Threshold<text:tab/>40</text:a></text:p>
          <text:p text:style-name="P169"><text:soft-page-break/><text:a xlink:type="simple" xlink:href="#__RefHeading___Toc4286_714034166" text:style-name="Index_20_Link" text:visited-style-name="Index_20_Link">Knee<text:tab/>40</text:a></text:p>
          <text:p text:style-name="P169"><text:a xlink:type="simple" xlink:href="#__RefHeading___Toc4288_714034166" text:style-name="Index_20_Link" text:visited-style-name="Index_20_Link">Radius<text:tab/>40</text:a></text:p>
          <text:p text:style-name="P169"><text:a xlink:type="simple" xlink:href="#__RefHeading___Toc4290_714034166" text:style-name="Index_20_Link" text:visited-style-name="Index_20_Link">Color<text:tab/>41</text:a></text:p>
          <text:p text:style-name="P169"><text:a xlink:type="simple" xlink:href="#__RefHeading___Toc4292_714034166" text:style-name="Index_20_Link" text:visited-style-name="Index_20_Link">Intensity<text:tab/>41</text:a></text:p>
          <text:p text:style-name="P169"><text:a xlink:type="simple" xlink:href="#__RefHeading___Toc4294_714034166" text:style-name="Index_20_Link" text:visited-style-name="Index_20_Link">Clamp<text:tab/>41</text:a></text:p>
          <text:p text:style-name="P168"><text:a xlink:type="simple" xlink:href="#__RefHeading___Toc4296_714034166" text:style-name="Index_20_Link" text:visited-style-name="Index_20_Link">Eevee - Depth of Field panel<text:tab/>41</text:a></text:p>
          <text:p text:style-name="P169"><text:a xlink:type="simple" xlink:href="#__RefHeading___Toc4300_714034166" text:style-name="Index_20_Link" text:visited-style-name="Index_20_Link">Max Size<text:tab/>41</text:a></text:p>
          <text:p text:style-name="P169"><text:a xlink:type="simple" xlink:href="#__RefHeading___Toc40440_1709784994" text:style-name="Index_20_Link" text:visited-style-name="Index_20_Link">Sprite Threshold<text:tab/>41</text:a></text:p>
          <text:p text:style-name="P169"><text:a xlink:type="simple" xlink:href="#__RefHeading___Toc40442_1709784994" text:style-name="Index_20_Link" text:visited-style-name="Index_20_Link">Neighbor Rejection<text:tab/>41</text:a></text:p>
          <text:p text:style-name="P169"><text:a xlink:type="simple" xlink:href="#__RefHeading___Toc40444_1709784994" text:style-name="Index_20_Link" text:visited-style-name="Index_20_Link">Denoise Amount<text:tab/>41</text:a></text:p>
          <text:p text:style-name="P169"><text:a xlink:type="simple" xlink:href="#__RefHeading___Toc40446_1709784994" text:style-name="Index_20_Link" text:visited-style-name="Index_20_Link">High Quality Slight Defocus<text:tab/>41</text:a></text:p>
          <text:p text:style-name="P169"><text:a xlink:type="simple" xlink:href="#__RefHeading___Toc40448_1709784994" text:style-name="Index_20_Link" text:visited-style-name="Index_20_Link">Jitter Camera<text:tab/>41</text:a></text:p>
          <text:p text:style-name="P170"><text:a xlink:type="simple" xlink:href="#__RefHeading___Toc40450_1709784994" text:style-name="Index_20_Link" text:visited-style-name="Index_20_Link">Overblur<text:tab/>41</text:a></text:p>
          <text:p text:style-name="P168"><text:a xlink:type="simple" xlink:href="#__RefHeading___Toc4304_714034166" text:style-name="Index_20_Link" text:visited-style-name="Index_20_Link">Eevee - Subsurface Scattering panel<text:tab/>41</text:a></text:p>
          <text:p text:style-name="P169"><text:a xlink:type="simple" xlink:href="#__RefHeading___Toc4306_714034166" text:style-name="Index_20_Link" text:visited-style-name="Index_20_Link">Enable<text:tab/>42</text:a></text:p>
          <text:p text:style-name="P169"><text:a xlink:type="simple" xlink:href="#__RefHeading___Toc4308_714034166" text:style-name="Index_20_Link" text:visited-style-name="Index_20_Link">Samples<text:tab/>42</text:a></text:p>
          <text:p text:style-name="P169"><text:a xlink:type="simple" xlink:href="#__RefHeading___Toc4310_714034166" text:style-name="Index_20_Link" text:visited-style-name="Index_20_Link">Jitter Threshold<text:tab/>42</text:a></text:p>
          <text:p text:style-name="P169"><text:a xlink:type="simple" xlink:href="#__RefHeading___Toc4312_714034166" text:style-name="Index_20_Link" text:visited-style-name="Index_20_Link">Separate Albedo<text:tab/>42</text:a></text:p>
          <text:p text:style-name="P168"><text:a xlink:type="simple" xlink:href="#__RefHeading___Toc4314_714034166" text:style-name="Index_20_Link" text:visited-style-name="Index_20_Link">Eevee - Screen Space reflections panel<text:tab/>42</text:a></text:p>
          <text:p text:style-name="P169"><text:a xlink:type="simple" xlink:href="#__RefHeading___Toc4316_714034166" text:style-name="Index_20_Link" text:visited-style-name="Index_20_Link">Enable<text:tab/>42</text:a></text:p>
          <text:p text:style-name="P169"><text:a xlink:type="simple" xlink:href="#__RefHeading___Toc4318_714034166" text:style-name="Index_20_Link" text:visited-style-name="Index_20_Link">Refraction<text:tab/>42</text:a></text:p>
          <text:p text:style-name="P169"><text:a xlink:type="simple" xlink:href="#__RefHeading___Toc4320_714034166" text:style-name="Index_20_Link" text:visited-style-name="Index_20_Link">Half Res Trace<text:tab/>42</text:a></text:p>
          <text:p text:style-name="P169"><text:a xlink:type="simple" xlink:href="#__RefHeading___Toc4322_714034166" text:style-name="Index_20_Link" text:visited-style-name="Index_20_Link">Trace Precision<text:tab/>42</text:a></text:p>
          <text:p text:style-name="P169"><text:a xlink:type="simple" xlink:href="#__RefHeading___Toc4324_714034166" text:style-name="Index_20_Link" text:visited-style-name="Index_20_Link">Max Roughness<text:tab/>42</text:a></text:p>
          <text:p text:style-name="P169"><text:a xlink:type="simple" xlink:href="#__RefHeading___Toc4326_714034166" text:style-name="Index_20_Link" text:visited-style-name="Index_20_Link">Thickness<text:tab/>42</text:a></text:p>
          <text:p text:style-name="P169"><text:a xlink:type="simple" xlink:href="#__RefHeading___Toc4328_714034166" text:style-name="Index_20_Link" text:visited-style-name="Index_20_Link">Edge Fading<text:tab/>43</text:a></text:p>
          <text:p text:style-name="P169"><text:a xlink:type="simple" xlink:href="#__RefHeading___Toc4330_714034166" text:style-name="Index_20_Link" text:visited-style-name="Index_20_Link">Clamp<text:tab/>43</text:a></text:p>
          <text:p text:style-name="P168"><text:a xlink:type="simple" xlink:href="#__RefHeading___Toc4332_714034166" text:style-name="Index_20_Link" text:visited-style-name="Index_20_Link">Eevee - Motion Blur panel<text:tab/>43</text:a></text:p>
          <text:p text:style-name="P169"><text:a xlink:type="simple" xlink:href="#__RefHeading___Toc4334_714034166" text:style-name="Index_20_Link" text:visited-style-name="Index_20_Link">Enable<text:tab/>43</text:a></text:p>
          <text:p text:style-name="P169"><text:a xlink:type="simple" xlink:href="#__RefHeading___Toc5728_3102884649" text:style-name="Index_20_Link" text:visited-style-name="Index_20_Link">Position<text:tab/>43</text:a></text:p>
          <text:p text:style-name="P169"><text:a xlink:type="simple" xlink:href="#__RefHeading___Toc4338_714034166" text:style-name="Index_20_Link" text:visited-style-name="Index_20_Link">Shutter<text:tab/>43</text:a></text:p>
          <text:p text:style-name="P169"><text:a xlink:type="simple" xlink:href="#__RefHeading___Toc5730_3102884649" text:style-name="Index_20_Link" text:visited-style-name="Index_20_Link">Background Separation<text:tab/>43</text:a></text:p>
          <text:p text:style-name="P169"><text:a xlink:type="simple" xlink:href="#__RefHeading___Toc5732_3102884649" text:style-name="Index_20_Link" text:visited-style-name="Index_20_Link">Max Blur<text:tab/>43</text:a></text:p>
          <text:p text:style-name="P169"><text:a xlink:type="simple" xlink:href="#__RefHeading___Toc5734_3102884649" text:style-name="Index_20_Link" text:visited-style-name="Index_20_Link">Steps<text:tab/>43</text:a></text:p>
          <text:p text:style-name="P168"><text:a xlink:type="simple" xlink:href="#__RefHeading___Toc4340_714034166" text:style-name="Index_20_Link" text:visited-style-name="Index_20_Link">Eevee - Volumetric panel<text:tab/>43</text:a></text:p>
          <text:p text:style-name="P169"><text:a xlink:type="simple" xlink:href="#__RefHeading___Toc4344_714034166" text:style-name="Index_20_Link" text:visited-style-name="Index_20_Link">Start<text:tab/>43</text:a></text:p>
          <text:p text:style-name="P169"><text:a xlink:type="simple" xlink:href="#__RefHeading___Toc4346_714034166" text:style-name="Index_20_Link" text:visited-style-name="Index_20_Link">End<text:tab/>44</text:a></text:p>
          <text:p text:style-name="P169"><text:a xlink:type="simple" xlink:href="#__RefHeading___Toc4348_714034166" text:style-name="Index_20_Link" text:visited-style-name="Index_20_Link">Tile Size<text:tab/>44</text:a></text:p>
          <text:p text:style-name="P169"><text:a xlink:type="simple" xlink:href="#__RefHeading___Toc4350_714034166" text:style-name="Index_20_Link" text:visited-style-name="Index_20_Link">Samples<text:tab/>44</text:a></text:p>
          <text:p text:style-name="P169"><text:a xlink:type="simple" xlink:href="#__RefHeading___Toc4352_714034166" text:style-name="Index_20_Link" text:visited-style-name="Index_20_Link">Distribution<text:tab/>44</text:a></text:p>
          <text:p text:style-name="P169"><text:a xlink:type="simple" xlink:href="#__RefHeading___Toc5877_3285075206" text:style-name="Index_20_Link" text:visited-style-name="Index_20_Link">Viewport Volumetric Blending<text:tab/>44</text:a></text:p>
          <text:p text:style-name="P169"><text:a xlink:type="simple" xlink:href="#__RefHeading___Toc4354_714034166" text:style-name="Index_20_Link" text:visited-style-name="Index_20_Link">Volumetric Lighting<text:tab/>44</text:a></text:p>
          <text:p text:style-name="P170"><text:a xlink:type="simple" xlink:href="#__RefHeading___Toc4412_714034166" text:style-name="Index_20_Link" text:visited-style-name="Index_20_Link">Enable<text:tab/>44</text:a></text:p>
          <text:p text:style-name="P170"><text:a xlink:type="simple" xlink:href="#__RefHeading___Toc4414_714034166" text:style-name="Index_20_Link" text:visited-style-name="Index_20_Link">Light Clamping<text:tab/>44</text:a></text:p>
          <text:p text:style-name="P169"><text:a xlink:type="simple" xlink:href="#__RefHeading___Toc4356_714034166" text:style-name="Index_20_Link" text:visited-style-name="Index_20_Link">Volumetric Shadows<text:tab/>44</text:a></text:p>
          <text:p text:style-name="P170"><text:a xlink:type="simple" xlink:href="#__RefHeading___Toc4416_714034166" text:style-name="Index_20_Link" text:visited-style-name="Index_20_Link">Enable<text:tab/>44</text:a></text:p>
          <text:p text:style-name="P170"><text:a xlink:type="simple" xlink:href="#__RefHeading___Toc4418_714034166" text:style-name="Index_20_Link" text:visited-style-name="Index_20_Link">Samples<text:tab/>44</text:a></text:p>
          <text:p text:style-name="P168"><text:a xlink:type="simple" xlink:href="#__RefHeading___Toc4358_714034166" text:style-name="Index_20_Link" text:visited-style-name="Index_20_Link">Eevee - Hair panel<text:tab/>44</text:a></text:p>
          <text:p text:style-name="P169"><text:a xlink:type="simple" xlink:href="#__RefHeading___Toc4360_714034166" text:style-name="Index_20_Link" text:visited-style-name="Index_20_Link">Hair Shape Type<text:tab/>45</text:a></text:p>
          <text:p text:style-name="P170"><text:a xlink:type="simple" xlink:href="#__RefHeading___Toc4420_714034166" text:style-name="Index_20_Link" text:visited-style-name="Index_20_Link">Animate Property<text:tab/>45</text:a></text:p>
          <text:p text:style-name="P169"><text:a xlink:type="simple" xlink:href="#__RefHeading___Toc4362_714034166" text:style-name="Index_20_Link" text:visited-style-name="Index_20_Link">Additional Subdiv<text:tab/>45</text:a></text:p>
          <text:p text:style-name="P170"><text:a xlink:type="simple" xlink:href="#__RefHeading___Toc4422_714034166" text:style-name="Index_20_Link" text:visited-style-name="Index_20_Link">Animate Property<text:tab/>45</text:a></text:p>
          <text:p text:style-name="P168"><text:a xlink:type="simple" xlink:href="#__RefHeading___Toc4364_714034166" text:style-name="Index_20_Link" text:visited-style-name="Index_20_Link">Eevee - Shadows panel<text:tab/>45</text:a></text:p>
          <text:p text:style-name="P169"><text:soft-page-break/><text:a xlink:type="simple" xlink:href="#__RefHeading___Toc4366_714034166" text:style-name="Index_20_Link" text:visited-style-name="Index_20_Link">Method<text:tab/>45</text:a></text:p>
          <text:p text:style-name="P169"><text:a xlink:type="simple" xlink:href="#__RefHeading___Toc4368_714034166" text:style-name="Index_20_Link" text:visited-style-name="Index_20_Link">Cube Size<text:tab/>45</text:a></text:p>
          <text:p text:style-name="P169"><text:a xlink:type="simple" xlink:href="#__RefHeading___Toc4370_714034166" text:style-name="Index_20_Link" text:visited-style-name="Index_20_Link">Cascade Size<text:tab/>45</text:a></text:p>
          <text:p text:style-name="P169"><text:a xlink:type="simple" xlink:href="#__RefHeading___Toc4372_714034166" text:style-name="Index_20_Link" text:visited-style-name="Index_20_Link">High Bit depth<text:tab/>45</text:a></text:p>
          <text:p text:style-name="P169"><text:a xlink:type="simple" xlink:href="#__RefHeading___Toc4374_714034166" text:style-name="Index_20_Link" text:visited-style-name="Index_20_Link">Soft Shadows<text:tab/>45</text:a></text:p>
          <text:p text:style-name="P168"><text:a xlink:type="simple" xlink:href="#__RefHeading___Toc4376_714034166" text:style-name="Index_20_Link" text:visited-style-name="Index_20_Link">Eevee - Indirect Lighting panel<text:tab/>45</text:a></text:p>
          <text:p text:style-name="P169"><text:a xlink:type="simple" xlink:href="#__RefHeading___Toc4378_714034166" text:style-name="Index_20_Link" text:visited-style-name="Index_20_Link">Bake Indirect Lighting<text:tab/>46</text:a></text:p>
          <text:p text:style-name="P169"><text:a xlink:type="simple" xlink:href="#__RefHeading___Toc4380_714034166" text:style-name="Index_20_Link" text:visited-style-name="Index_20_Link">Bake Cubemap Only<text:tab/>46</text:a></text:p>
          <text:p text:style-name="P169"><text:a xlink:type="simple" xlink:href="#__RefHeading___Toc4382_714034166" text:style-name="Index_20_Link" text:visited-style-name="Index_20_Link">Delete Lighting Cache<text:tab/>46</text:a></text:p>
          <text:p text:style-name="P169"><text:a xlink:type="simple" xlink:href="#__RefHeading___Toc4384_714034166" text:style-name="Index_20_Link" text:visited-style-name="Index_20_Link">Auto Bake<text:tab/>46</text:a></text:p>
          <text:p text:style-name="P169"><text:a xlink:type="simple" xlink:href="#__RefHeading___Toc4386_714034166" text:style-name="Index_20_Link" text:visited-style-name="Index_20_Link">Diffuse Bounces<text:tab/>46</text:a></text:p>
          <text:p text:style-name="P169"><text:a xlink:type="simple" xlink:href="#__RefHeading___Toc4388_714034166" text:style-name="Index_20_Link" text:visited-style-name="Index_20_Link">Cubemap Size<text:tab/>46</text:a></text:p>
          <text:p text:style-name="P169"><text:a xlink:type="simple" xlink:href="#__RefHeading___Toc4390_714034166" text:style-name="Index_20_Link" text:visited-style-name="Index_20_Link">Diffuse Occlusion<text:tab/>46</text:a></text:p>
          <text:p text:style-name="P169"><text:a xlink:type="simple" xlink:href="#__RefHeading___Toc5640_537885731" text:style-name="Index_20_Link" text:visited-style-name="Index_20_Link">Irradiance Smoothing<text:tab/>46</text:a></text:p>
          <text:p text:style-name="P169"><text:a xlink:type="simple" xlink:href="#__RefHeading___Toc5642_537885731" text:style-name="Index_20_Link" text:visited-style-name="Index_20_Link">Clamp Glossy<text:tab/>46</text:a></text:p>
          <text:p text:style-name="P169"><text:a xlink:type="simple" xlink:href="#__RefHeading___Toc5644_537885731" text:style-name="Index_20_Link" text:visited-style-name="Index_20_Link">Filter Quality<text:tab/>46</text:a></text:p>
          <text:p text:style-name="P169"><text:a xlink:type="simple" xlink:href="#__RefHeading___Toc4392_714034166" text:style-name="Index_20_Link" text:visited-style-name="Index_20_Link">Display<text:tab/>46</text:a></text:p>
          <text:p text:style-name="P170"><text:a xlink:type="simple" xlink:href="#__RefHeading___Toc4424_714034166" text:style-name="Index_20_Link" text:visited-style-name="Index_20_Link">Cubemap Size<text:tab/>46</text:a></text:p>
          <text:p text:style-name="P170"><text:a xlink:type="simple" xlink:href="#__RefHeading___Toc4426_714034166" text:style-name="Index_20_Link" text:visited-style-name="Index_20_Link">Irradiance Size<text:tab/>47</text:a></text:p>
          <text:p text:style-name="P168"><text:a xlink:type="simple" xlink:href="#__RefHeading___Toc4394_714034166" text:style-name="Index_20_Link" text:visited-style-name="Index_20_Link">Eevee - Film panel<text:tab/>47</text:a></text:p>
          <text:p text:style-name="P169"><text:a xlink:type="simple" xlink:href="#__RefHeading___Toc4398_714034166" text:style-name="Index_20_Link" text:visited-style-name="Index_20_Link">Filter Size<text:tab/>47</text:a></text:p>
          <text:p text:style-name="P170"><text:a xlink:type="simple" xlink:href="#__RefHeading___Toc4430_714034166" text:style-name="Index_20_Link" text:visited-style-name="Index_20_Link">Animate Property<text:tab/>47</text:a></text:p>
          <text:p text:style-name="P169"><text:a xlink:type="simple" xlink:href="#__RefHeading___Toc5646_537885731" text:style-name="Index_20_Link" text:visited-style-name="Index_20_Link">Overscan<text:tab/>47</text:a></text:p>
          <text:p text:style-name="P170"><text:a xlink:type="simple" xlink:href="#__RefHeading___Toc4428_714034166" text:style-name="Index_20_Link" text:visited-style-name="Index_20_Link">Overscan Size<text:tab/>47</text:a></text:p>
          <text:p text:style-name="P168"><text:a xlink:type="simple" xlink:href="#__RefHeading___Toc36111_14043589941" text:style-name="Index_20_Link" text:visited-style-name="Index_20_Link">Eevee + Workbench - Simplify panel<text:tab/>47</text:a></text:p>
          <text:p text:style-name="P169"><text:a xlink:type="simple" xlink:href="#__RefHeading___Toc1773_140435899411" text:style-name="Index_20_Link" text:visited-style-name="Index_20_Link">Enable<text:tab/>47</text:a></text:p>
          <text:p text:style-name="P169"><text:a xlink:type="simple" xlink:href="#__RefHeading___Toc1775_140435899411" text:style-name="Index_20_Link" text:visited-style-name="Index_20_Link">Viewport<text:tab/>47</text:a></text:p>
          <text:p text:style-name="P170"><text:a xlink:type="simple" xlink:href="#__RefHeading___Toc1777_140435899412" text:style-name="Index_20_Link" text:visited-style-name="Index_20_Link">Max Subdivisions<text:tab/>48</text:a></text:p>
          <text:p text:style-name="P170"><text:a xlink:type="simple" xlink:href="#__RefHeading___Toc1779_140435899412" text:style-name="Index_20_Link" text:visited-style-name="Index_20_Link">Child Particles<text:tab/>48</text:a></text:p>
          <text:p text:style-name="P170"><text:a xlink:type="simple" xlink:href="#__RefHeading___Toc5827_993269501" text:style-name="Index_20_Link" text:visited-style-name="Index_20_Link">Volume Resolution<text:tab/>48</text:a></text:p>
          <text:p text:style-name="P170"><text:a xlink:type="simple" xlink:href="#__RefHeading___Toc4434_714034166" text:style-name="Index_20_Link" text:visited-style-name="Index_20_Link">Animate Property<text:tab/>48</text:a></text:p>
          <text:p text:style-name="P169"><text:a xlink:type="simple" xlink:href="#__RefHeading___Toc36113_14043589941" text:style-name="Index_20_Link" text:visited-style-name="Index_20_Link">Render<text:tab/>48</text:a></text:p>
          <text:p text:style-name="P170"><text:a xlink:type="simple" xlink:href="#__RefHeading___Toc1777_1404358994111" text:style-name="Index_20_Link" text:visited-style-name="Index_20_Link">Max Subdivisions<text:tab/>48</text:a></text:p>
          <text:p text:style-name="P170"><text:a xlink:type="simple" xlink:href="#__RefHeading___Toc1779_1404358994111" text:style-name="Index_20_Link" text:visited-style-name="Index_20_Link">Child Particles<text:tab/>48</text:a></text:p>
          <text:p text:style-name="P170"><text:a xlink:type="simple" xlink:href="#__RefHeading___Toc4436_714034166" text:style-name="Index_20_Link" text:visited-style-name="Index_20_Link">Animate Property<text:tab/>48</text:a></text:p>
          <text:p text:style-name="P169"><text:a xlink:type="simple" xlink:href="#__RefHeading___Toc4402_714034166" text:style-name="Index_20_Link" text:visited-style-name="Index_20_Link">Grease Pencil<text:tab/>48</text:a></text:p>
          <text:p text:style-name="P170"><text:a xlink:type="simple" xlink:href="#__RefHeading___Toc4438_714034166" text:style-name="Index_20_Link" text:visited-style-name="Index_20_Link">Playback Only<text:tab/>48</text:a></text:p>
          <text:p text:style-name="P170"><text:a xlink:type="simple" xlink:href="#__RefHeading___Toc5829_993269501" text:style-name="Index_20_Link" text:visited-style-name="Index_20_Link">Fill<text:tab/>48</text:a></text:p>
          <text:p text:style-name="P170"><text:a xlink:type="simple" xlink:href="#__RefHeading___Toc4440_714034166" text:style-name="Index_20_Link" text:visited-style-name="Index_20_Link">Modifiers<text:tab/>48</text:a></text:p>
          <text:p text:style-name="P170"><text:a xlink:type="simple" xlink:href="#__RefHeading___Toc4442_714034166" text:style-name="Index_20_Link" text:visited-style-name="Index_20_Link">Shader Effects<text:tab/>48</text:a></text:p>
          <text:p text:style-name="P170"><text:a xlink:type="simple" xlink:href="#__RefHeading___Toc5720_3240591700" text:style-name="Index_20_Link" text:visited-style-name="Index_20_Link">Layers Tinting<text:tab/>49</text:a></text:p>
          <text:p text:style-name="P170"><text:a xlink:type="simple" xlink:href="#__RefHeading___Toc5831_993269501" text:style-name="Index_20_Link" text:visited-style-name="Index_20_Link">Antialiasing<text:tab/>49</text:a></text:p>
        </text:index-body>
      </text:table-of-content>
      <text:p text:style-name="P236"/>
      <table:table table:name="Tabelle3" table:style-name="Tabelle3">
        <table:table-column table:style-name="Tabelle3.A"/>
        <table:table-row table:style-name="TableLine2845878136880">
          <table:table-cell table:style-name="Tabelle3.A1" office:value-type="string">
            <text:h text:style-name="P179" text:outline-level="1"><text:bookmark-start text:name="__RefHeading___Toc54196_3716474372"/>Detailed Table of content<text:bookmark-end text:name="__RefHeading___Toc54196_3716474372"/></text:h>
          </table:table-cell>
        </table:table-row>
      </table:table>
      <text:p text:style-name="P4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8"><text:a xlink:type="simple" xlink:href="#__RefHeading___Toc54196_3716474372" text:style-name="Index_20_Link" text:visited-style-name="Index_20_Link">Detailed Table of content<text:tab/>7</text:a></text:p>
          <text:p text:style-name="P168"><text:a xlink:type="simple" xlink:href="#__RefHeading___Toc290_445242181" text:style-name="Index_20_Link" text:visited-style-name="Index_20_Link">Render Tab<text:tab/>15</text:a></text:p>
          <text:p text:style-name="P169"><text:a xlink:type="simple" xlink:href="#__RefHeading___Toc405_4081827677" text:style-name="Index_20_Link" text:visited-style-name="Index_20_Link">Cycles Feature Set<text:tab/>15</text:a></text:p>
          <text:p text:style-name="P169"><text:a xlink:type="simple" xlink:href="#__RefHeading___Toc1655_1404358994" text:style-name="Index_20_Link" text:visited-style-name="Index_20_Link">Cycles Device<text:tab/>16</text:a></text:p>
          <text:p text:style-name="P170"><text:soft-page-break/><text:a xlink:type="simple" xlink:href="#__RefHeading___Toc1657_1404358994" text:style-name="Index_20_Link" text:visited-style-name="Index_20_Link">Open Shading Language<text:tab/>16</text:a></text:p>
          <text:p text:style-name="P168"><text:a xlink:type="simple" xlink:href="#__RefHeading___Toc11394_615088322" text:style-name="Index_20_Link" text:visited-style-name="Index_20_Link">Color Management panel - All Renderers<text:tab/>16</text:a></text:p>
          <text:p text:style-name="P169"><text:a xlink:type="simple" xlink:href="#__RefHeading___Toc407_4081827677" text:style-name="Index_20_Link" text:visited-style-name="Index_20_Link">Display Device<text:tab/>16</text:a></text:p>
          <text:p text:style-name="P169"><text:a xlink:type="simple" xlink:href="#__RefHeading___Toc409_4081827677" text:style-name="Index_20_Link" text:visited-style-name="Index_20_Link">View Transform<text:tab/>16</text:a></text:p>
          <text:p text:style-name="P170"><text:a xlink:type="simple" xlink:href="#__RefHeading___Toc411_4081827677" text:style-name="Index_20_Link" text:visited-style-name="Index_20_Link">Standard<text:tab/>16</text:a></text:p>
          <text:p text:style-name="P170"><text:a xlink:type="simple" xlink:href="#__RefHeading___Toc413_4081827677" text:style-name="Index_20_Link" text:visited-style-name="Index_20_Link">Filmic<text:tab/>16</text:a></text:p>
          <text:p text:style-name="P170"><text:a xlink:type="simple" xlink:href="#__RefHeading___Toc5678_3240591700" text:style-name="Index_20_Link" text:visited-style-name="Index_20_Link">Filmic Log<text:tab/>17</text:a></text:p>
          <text:p text:style-name="P170"><text:a xlink:type="simple" xlink:href="#__RefHeading___Toc419_4081827677" text:style-name="Index_20_Link" text:visited-style-name="Index_20_Link">Raw<text:tab/>17</text:a></text:p>
          <text:p text:style-name="P170"><text:a xlink:type="simple" xlink:href="#__RefHeading___Toc423_4081827677" text:style-name="Index_20_Link" text:visited-style-name="Index_20_Link">False Color<text:tab/>17</text:a></text:p>
          <text:p text:style-name="P169"><text:a xlink:type="simple" xlink:href="#__RefHeading___Toc425_4081827677" text:style-name="Index_20_Link" text:visited-style-name="Index_20_Link">Look<text:tab/>17</text:a></text:p>
          <text:p text:style-name="P169"><text:a xlink:type="simple" xlink:href="#__RefHeading___Toc427_4081827677" text:style-name="Index_20_Link" text:visited-style-name="Index_20_Link">Exposure<text:tab/>17</text:a></text:p>
          <text:p text:style-name="P169"><text:a xlink:type="simple" xlink:href="#__RefHeading___Toc429_4081827677" text:style-name="Index_20_Link" text:visited-style-name="Index_20_Link">Gamma<text:tab/>17</text:a></text:p>
          <text:p text:style-name="P169"><text:a xlink:type="simple" xlink:href="#__RefHeading___Toc431_4081827677" text:style-name="Index_20_Link" text:visited-style-name="Index_20_Link">Sequencer Color Space<text:tab/>17</text:a></text:p>
          <text:p text:style-name="P169"><text:a xlink:type="simple" xlink:href="#__RefHeading___Toc433_4081827677" text:style-name="Index_20_Link" text:visited-style-name="Index_20_Link">Use Curves<text:tab/>17</text:a></text:p>
          <text:p text:style-name="P170"><text:a xlink:type="simple" xlink:href="#__RefHeading___Toc10458_4081827677" text:style-name="Index_20_Link" text:visited-style-name="Index_20_Link">Navigation elements<text:tab/>17</text:a></text:p>
          <text:p text:style-name="P171"><text:a xlink:type="simple" xlink:href="#__RefHeading___Toc17866_4257855860311" text:style-name="Index_20_Link" text:visited-style-name="Index_20_Link">Zoom in and out<text:tab/>18</text:a></text:p>
          <text:p text:style-name="P171"><text:a xlink:type="simple" xlink:href="#__RefHeading___Toc17868_4257855860311" text:style-name="Index_20_Link" text:visited-style-name="Index_20_Link">Tools<text:tab/>18</text:a></text:p>
          <text:p text:style-name="P167"><text:a xlink:type="simple" xlink:href="#__RefHeading___Toc17870_4257855860311" text:style-name="Index_20_Link" text:visited-style-name="Index_20_Link">Reset View<text:tab/>18</text:a></text:p>
          <text:p text:style-name="P167"><text:a xlink:type="simple" xlink:href="#__RefHeading___Toc17872_4257855860311" text:style-name="Index_20_Link" text:visited-style-name="Index_20_Link">Vector Handle<text:tab/>18</text:a></text:p>
          <text:p text:style-name="P167"><text:a xlink:type="simple" xlink:href="#__RefHeading___Toc17874_4257855860311" text:style-name="Index_20_Link" text:visited-style-name="Index_20_Link">Auto Handle<text:tab/>18</text:a></text:p>
          <text:p text:style-name="P167"><text:a xlink:type="simple" xlink:href="#__RefHeading___Toc17876_4257855860311" text:style-name="Index_20_Link" text:visited-style-name="Index_20_Link">Auto Clamped Handle<text:tab/>18</text:a></text:p>
          <text:p text:style-name="P167"><text:a xlink:type="simple" xlink:href="#__RefHeading___Toc5680_3240591700" text:style-name="Index_20_Link" text:visited-style-name="Index_20_Link">Extend Horizontal<text:tab/>18</text:a></text:p>
          <text:p text:style-name="P167"><text:a xlink:type="simple" xlink:href="#__RefHeading___Toc5682_3240591700" text:style-name="Index_20_Link" text:visited-style-name="Index_20_Link">Extend Extrapolated<text:tab/>18</text:a></text:p>
          <text:p text:style-name="P167"><text:a xlink:type="simple" xlink:href="#__RefHeading___Toc35638_1352627483311" text:style-name="Index_20_Link" text:visited-style-name="Index_20_Link">Reset Curve<text:tab/>18</text:a></text:p>
          <text:p text:style-name="P171"><text:a xlink:type="simple" xlink:href="#__RefHeading___Toc35990_1404358994" text:style-name="Index_20_Link" text:visited-style-name="Index_20_Link">Use Clipping<text:tab/>18</text:a></text:p>
          <text:p text:style-name="P171"><text:a xlink:type="simple" xlink:href="#__RefHeading___Toc35992_1404358994" text:style-name="Index_20_Link" text:visited-style-name="Index_20_Link">Delete Points<text:tab/>18</text:a></text:p>
          <text:p text:style-name="P170"><text:a xlink:type="simple" xlink:href="#__RefHeading___Toc10460_4081827677" text:style-name="Index_20_Link" text:visited-style-name="Index_20_Link">Black Level<text:tab/>18</text:a></text:p>
          <text:p text:style-name="P170"><text:a xlink:type="simple" xlink:href="#__RefHeading___Toc10462_4081827677" text:style-name="Index_20_Link" text:visited-style-name="Index_20_Link">White Level<text:tab/>18</text:a></text:p>
          <text:p text:style-name="P171"><text:a xlink:type="simple" xlink:href="#__RefHeading___Toc5684_3240591700" text:style-name="Index_20_Link" text:visited-style-name="Index_20_Link">Hotkeys for Black and White Level<text:tab/>18</text:a></text:p>
          <text:p text:style-name="P170"><text:a xlink:type="simple" xlink:href="#__RefHeading___Toc10464_4081827677" text:style-name="Index_20_Link" text:visited-style-name="Index_20_Link">Reset<text:tab/>19</text:a></text:p>
          <text:p text:style-name="P168"><text:a xlink:type="simple" xlink:href="#__RefHeading___Toc10466_4081827677" text:style-name="Index_20_Link" text:visited-style-name="Index_20_Link">Cycles and Eevee - Freestyle panel<text:tab/>19</text:a></text:p>
          <text:p text:style-name="P169"><text:a xlink:type="simple" xlink:href="#__RefHeading___Toc13527_4081827677" text:style-name="Index_20_Link" text:visited-style-name="Index_20_Link">What is FreeStyle?<text:tab/>19</text:a></text:p>
          <text:p text:style-name="P169"><text:a xlink:type="simple" xlink:href="#__RefHeading___Toc1659_1404358994" text:style-name="Index_20_Link" text:visited-style-name="Index_20_Link">Enable<text:tab/>20</text:a></text:p>
          <text:p text:style-name="P169"><text:a xlink:type="simple" xlink:href="#__RefHeading___Toc13529_4081827677" text:style-name="Index_20_Link" text:visited-style-name="Index_20_Link">Line Thickness Mode<text:tab/>20</text:a></text:p>
          <text:p text:style-name="P170"><text:a xlink:type="simple" xlink:href="#__RefHeading___Toc13531_4081827677" text:style-name="Index_20_Link" text:visited-style-name="Index_20_Link">Absolute<text:tab/>20</text:a></text:p>
          <text:p text:style-name="P170"><text:a xlink:type="simple" xlink:href="#__RefHeading___Toc13533_4081827677" text:style-name="Index_20_Link" text:visited-style-name="Index_20_Link">Relative<text:tab/>20</text:a></text:p>
          <text:p text:style-name="P169"><text:a xlink:type="simple" xlink:href="#__RefHeading___Toc13535_4081827677" text:style-name="Index_20_Link" text:visited-style-name="Index_20_Link">Line Thickness<text:tab/>20</text:a></text:p>
          <text:p text:style-name="P168"><text:a xlink:type="simple" xlink:href="#__RefHeading___Toc1661_1404358994" text:style-name="Index_20_Link" text:visited-style-name="Index_20_Link">Cycles - Sampling panel<text:tab/>20</text:a></text:p>
          <text:p text:style-name="P169"><text:a xlink:type="simple" xlink:href="#__RefHeading___Toc1663_1404358994" text:style-name="Index_20_Link" text:visited-style-name="Index_20_Link">Presets<text:tab/>21</text:a></text:p>
          <text:p text:style-name="P169"><text:a xlink:type="simple" xlink:href="#__RefHeading___Toc1665_1404358994" text:style-name="Index_20_Link" text:visited-style-name="Index_20_Link">Integrator<text:tab/>21</text:a></text:p>
          <text:p text:style-name="P169"><text:a xlink:type="simple" xlink:href="#__RefHeading___Toc1667_1404358994" text:style-name="Index_20_Link" text:visited-style-name="Index_20_Link">Render<text:tab/>21</text:a></text:p>
          <text:p text:style-name="P169"><text:a xlink:type="simple" xlink:href="#__RefHeading___Toc1669_1404358994" text:style-name="Index_20_Link" text:visited-style-name="Index_20_Link">Viewport<text:tab/>21</text:a></text:p>
          <text:p text:style-name="P170"><text:a xlink:type="simple" xlink:href="#__RefHeading___Toc5686_3240591700" text:style-name="Index_20_Link" text:visited-style-name="Index_20_Link">Square Samples<text:tab/>21</text:a></text:p>
          <text:p text:style-name="P169"><text:a xlink:type="simple" xlink:href="#__RefHeading___Toc1671_1404358994" text:style-name="Index_20_Link" text:visited-style-name="Index_20_Link">Sub Samples (Branched Path Tracing)<text:tab/>21</text:a></text:p>
          <text:p text:style-name="P170"><text:a xlink:type="simple" xlink:href="#__RefHeading___Toc1673_1404358994" text:style-name="Index_20_Link" text:visited-style-name="Index_20_Link">Diffuse Samples<text:tab/>21</text:a></text:p>
          <text:p text:style-name="P170"><text:a xlink:type="simple" xlink:href="#__RefHeading___Toc1675_1404358994" text:style-name="Index_20_Link" text:visited-style-name="Index_20_Link">Glossy Samples<text:tab/>21</text:a></text:p>
          <text:p text:style-name="P170"><text:a xlink:type="simple" xlink:href="#__RefHeading___Toc1677_1404358994" text:style-name="Index_20_Link" text:visited-style-name="Index_20_Link">Transmission Samples<text:tab/>21</text:a></text:p>
          <text:p text:style-name="P170"><text:a xlink:type="simple" xlink:href="#__RefHeading___Toc1679_1404358994" text:style-name="Index_20_Link" text:visited-style-name="Index_20_Link">AO Samples<text:tab/>21</text:a></text:p>
          <text:p text:style-name="P170"><text:a xlink:type="simple" xlink:href="#__RefHeading___Toc1681_1404358994" text:style-name="Index_20_Link" text:visited-style-name="Index_20_Link">Mesh Light Samples<text:tab/>21</text:a></text:p>
          <text:p text:style-name="P170"><text:a xlink:type="simple" xlink:href="#__RefHeading___Toc1683_1404358994" text:style-name="Index_20_Link" text:visited-style-name="Index_20_Link">Subsurface Samples<text:tab/>22</text:a></text:p>
          <text:p text:style-name="P170"><text:a xlink:type="simple" xlink:href="#__RefHeading___Toc1685_1404358994" text:style-name="Index_20_Link" text:visited-style-name="Index_20_Link">Volume Samples<text:tab/>22</text:a></text:p>
          <text:p text:style-name="P170"><text:a xlink:type="simple" xlink:href="#__RefHeading___Toc1687_1404358994" text:style-name="Index_20_Link" text:visited-style-name="Index_20_Link">Total Samples<text:tab/>22</text:a></text:p>
          <text:p text:style-name="P169"><text:a xlink:type="simple" xlink:href="#__RefHeading___Toc5819_2938150513" text:style-name="Index_20_Link" text:visited-style-name="Index_20_Link">Adaptive Sampling<text:tab/>22</text:a></text:p>
          <text:p text:style-name="P170"><text:soft-page-break/><text:a xlink:type="simple" xlink:href="#__RefHeading___Toc15085_2537049539" text:style-name="Index_20_Link" text:visited-style-name="Index_20_Link">Min Samples<text:tab/>22</text:a></text:p>
          <text:p text:style-name="P170"><text:a xlink:type="simple" xlink:href="#__RefHeading___Toc15087_2537049539" text:style-name="Index_20_Link" text:visited-style-name="Index_20_Link">Noise Threshold<text:tab/>22</text:a></text:p>
          <text:p text:style-name="P169"><text:a xlink:type="simple" xlink:href="#__RefHeading___Toc5819_29381505131" text:style-name="Index_20_Link" text:visited-style-name="Index_20_Link">Denoising<text:tab/>22</text:a></text:p>
          <text:p text:style-name="P170"><text:a xlink:type="simple" xlink:href="#__RefHeading___Toc5859_3013866351" text:style-name="Index_20_Link" text:visited-style-name="Index_20_Link">Render<text:tab/>22</text:a></text:p>
          <text:p text:style-name="P170"><text:a xlink:type="simple" xlink:href="#__RefHeading___Toc5861_3013866351" text:style-name="Index_20_Link" text:visited-style-name="Index_20_Link">Viewport<text:tab/>22</text:a></text:p>
          <text:p text:style-name="P169"><text:a xlink:type="simple" xlink:href="#__RefHeading___Toc1689_1404358994" text:style-name="Index_20_Link" text:visited-style-name="Index_20_Link">Advanced<text:tab/>22</text:a></text:p>
          <text:p text:style-name="P170"><text:a xlink:type="simple" xlink:href="#__RefHeading___Toc1691_1404358994" text:style-name="Index_20_Link" text:visited-style-name="Index_20_Link">Seed<text:tab/>22</text:a></text:p>
          <text:p text:style-name="P171"><text:a xlink:type="simple" xlink:href="#__RefHeading___Toc35994_1404358994" text:style-name="Index_20_Link" text:visited-style-name="Index_20_Link">Animate Seed<text:tab/>22</text:a></text:p>
          <text:p text:style-name="P170"><text:a xlink:type="simple" xlink:href="#__RefHeading___Toc1693_1404358994" text:style-name="Index_20_Link" text:visited-style-name="Index_20_Link">Pattern<text:tab/>23</text:a></text:p>
          <text:p text:style-name="P171"><text:a xlink:type="simple" xlink:href="#__RefHeading___Toc35996_1404358994" text:style-name="Index_20_Link" text:visited-style-name="Index_20_Link">Sobol<text:tab/>23</text:a></text:p>
          <text:p text:style-name="P171"><text:a xlink:type="simple" xlink:href="#__RefHeading___Toc35998_1404358994" text:style-name="Index_20_Link" text:visited-style-name="Index_20_Link">Correlated Multi-Jitter<text:tab/>23</text:a></text:p>
          <text:p text:style-name="P170"><text:a xlink:type="simple" xlink:href="#__RefHeading___Toc1697_1404358994" text:style-name="Index_20_Link" text:visited-style-name="Index_20_Link">Light Threshold<text:tab/>23</text:a></text:p>
          <text:p text:style-name="P170"><text:a xlink:type="simple" xlink:href="#__RefHeading___Toc1699_1404358994" text:style-name="Index_20_Link" text:visited-style-name="Index_20_Link">Sample all direct lights (Branched Path Tracing)<text:tab/>23</text:a></text:p>
          <text:p text:style-name="P170"><text:a xlink:type="simple" xlink:href="#__RefHeading___Toc1701_1404358994" text:style-name="Index_20_Link" text:visited-style-name="Index_20_Link">Sample all indirect lights (Branched Path Tracing)<text:tab/>23</text:a></text:p>
          <text:p text:style-name="P168"><text:a xlink:type="simple" xlink:href="#__RefHeading___Toc1703_1404358994" text:style-name="Index_20_Link" text:visited-style-name="Index_20_Link">Cycles - Light Paths panel<text:tab/>23</text:a></text:p>
          <text:p text:style-name="P169"><text:a xlink:type="simple" xlink:href="#__RefHeading___Toc1705_1404358994" text:style-name="Index_20_Link" text:visited-style-name="Index_20_Link">Presets<text:tab/>23</text:a></text:p>
          <text:p text:style-name="P169"><text:a xlink:type="simple" xlink:href="#__RefHeading___Toc1707_1404358994" text:style-name="Index_20_Link" text:visited-style-name="Index_20_Link">Max Bounces<text:tab/>24</text:a></text:p>
          <text:p text:style-name="P170"><text:a xlink:type="simple" xlink:href="#__RefHeading___Toc1709_1404358994" text:style-name="Index_20_Link" text:visited-style-name="Index_20_Link">Total<text:tab/>24</text:a></text:p>
          <text:p text:style-name="P170"><text:a xlink:type="simple" xlink:href="#__RefHeading___Toc1711_1404358994" text:style-name="Index_20_Link" text:visited-style-name="Index_20_Link">Diffuse<text:tab/>24</text:a></text:p>
          <text:p text:style-name="P170"><text:a xlink:type="simple" xlink:href="#__RefHeading___Toc1713_1404358994" text:style-name="Index_20_Link" text:visited-style-name="Index_20_Link">Glossy<text:tab/>24</text:a></text:p>
          <text:p text:style-name="P170"><text:a xlink:type="simple" xlink:href="#__RefHeading___Toc1715_1404358994" text:style-name="Index_20_Link" text:visited-style-name="Index_20_Link">Transparency<text:tab/>24</text:a></text:p>
          <text:p text:style-name="P170"><text:a xlink:type="simple" xlink:href="#__RefHeading___Toc1717_1404358994" text:style-name="Index_20_Link" text:visited-style-name="Index_20_Link">Transmission Bounces<text:tab/>24</text:a></text:p>
          <text:p text:style-name="P170"><text:a xlink:type="simple" xlink:href="#__RefHeading___Toc1719_1404358994" text:style-name="Index_20_Link" text:visited-style-name="Index_20_Link">Volume<text:tab/>24</text:a></text:p>
          <text:p text:style-name="P169"><text:a xlink:type="simple" xlink:href="#__RefHeading___Toc1721_1404358994" text:style-name="Index_20_Link" text:visited-style-name="Index_20_Link">Clamping<text:tab/>24</text:a></text:p>
          <text:p text:style-name="P170"><text:a xlink:type="simple" xlink:href="#__RefHeading___Toc1723_1404358994" text:style-name="Index_20_Link" text:visited-style-name="Index_20_Link">Direct Light<text:tab/>24</text:a></text:p>
          <text:p text:style-name="P170"><text:a xlink:type="simple" xlink:href="#__RefHeading___Toc1725_1404358994" text:style-name="Index_20_Link" text:visited-style-name="Index_20_Link">Indirect Light<text:tab/>24</text:a></text:p>
          <text:p text:style-name="P169"><text:a xlink:type="simple" xlink:href="#__RefHeading___Toc1727_1404358994" text:style-name="Index_20_Link" text:visited-style-name="Index_20_Link">Caustics<text:tab/>24</text:a></text:p>
          <text:p text:style-name="P170"><text:a xlink:type="simple" xlink:href="#__RefHeading___Toc1729_1404358994" text:style-name="Index_20_Link" text:visited-style-name="Index_20_Link">Filter Glossy<text:tab/>24</text:a></text:p>
          <text:p text:style-name="P170"><text:a xlink:type="simple" xlink:href="#__RefHeading___Toc1731_1404358994" text:style-name="Index_20_Link" text:visited-style-name="Index_20_Link">Reflective Caustics<text:tab/>25</text:a></text:p>
          <text:p text:style-name="P170"><text:a xlink:type="simple" xlink:href="#__RefHeading___Toc1733_1404358994" text:style-name="Index_20_Link" text:visited-style-name="Index_20_Link">Refractive Caustics<text:tab/>25</text:a></text:p>
          <text:p text:style-name="P168"><text:a xlink:type="simple" xlink:href="#__RefHeading___Toc1735_1404358994" text:style-name="Index_20_Link" text:visited-style-name="Index_20_Link">Cycles - Volumes panel<text:tab/>25</text:a></text:p>
          <text:p text:style-name="P169"><text:a xlink:type="simple" xlink:href="#__RefHeading___Toc1737_1404358994" text:style-name="Index_20_Link" text:visited-style-name="Index_20_Link">Step Size<text:tab/>25</text:a></text:p>
          <text:p text:style-name="P169"><text:a xlink:type="simple" xlink:href="#__RefHeading___Toc1739_1404358994" text:style-name="Index_20_Link" text:visited-style-name="Index_20_Link">Max Steps<text:tab/>25</text:a></text:p>
          <text:p text:style-name="P168"><text:a xlink:type="simple" xlink:href="#__RefHeading___Toc1753_1404358994" text:style-name="Index_20_Link" text:visited-style-name="Index_20_Link">Cycles - Hair panel<text:tab/>25</text:a></text:p>
          <text:p text:style-name="P169"><text:a xlink:type="simple" xlink:href="#__RefHeading___Toc1759_1404358994" text:style-name="Index_20_Link" text:visited-style-name="Index_20_Link">Shape<text:tab/>25</text:a></text:p>
          <text:p text:style-name="P170"><text:a xlink:type="simple" xlink:href="#__RefHeading___Toc1761_1404358994" text:style-name="Index_20_Link" text:visited-style-name="Index_20_Link">Cull Backfaces (Thick)<text:tab/>25</text:a></text:p>
          <text:p text:style-name="P169"><text:a xlink:type="simple" xlink:href="#__RefHeading___Toc1763_1404358994" text:style-name="Index_20_Link" text:visited-style-name="Index_20_Link">Primitive<text:tab/>26</text:a></text:p>
          <text:p text:style-name="P170"><text:a xlink:type="simple" xlink:href="#__RefHeading___Toc1765_1404358994" text:style-name="Index_20_Link" text:visited-style-name="Index_20_Link">Triangles<text:tab/>26</text:a></text:p>
          <text:p text:style-name="P171"><text:a xlink:type="simple" xlink:href="#__RefHeading___Toc36000_1404358994" text:style-name="Index_20_Link" text:visited-style-name="Index_20_Link">Resolution<text:tab/>26</text:a></text:p>
          <text:p text:style-name="P170"><text:a xlink:type="simple" xlink:href="#__RefHeading___Toc1767_1404358994" text:style-name="Index_20_Link" text:visited-style-name="Index_20_Link">Line Segments<text:tab/>26</text:a></text:p>
          <text:p text:style-name="P170"><text:a xlink:type="simple" xlink:href="#__RefHeading___Toc1769_1404358994" text:style-name="Index_20_Link" text:visited-style-name="Index_20_Link">Curve Segments<text:tab/>26</text:a></text:p>
          <text:p text:style-name="P171"><text:a xlink:type="simple" xlink:href="#__RefHeading___Toc36002_1404358994" text:style-name="Index_20_Link" text:visited-style-name="Index_20_Link">Curve Subdivision<text:tab/>26</text:a></text:p>
          <text:p text:style-name="P168"><text:a xlink:type="simple" xlink:href="#__RefHeading___Toc1771_1404358994" text:style-name="Index_20_Link" text:visited-style-name="Index_20_Link">Cycles - Simplify panel<text:tab/>26</text:a></text:p>
          <text:p text:style-name="P169"><text:a xlink:type="simple" xlink:href="#__RefHeading___Toc1773_1404358994" text:style-name="Index_20_Link" text:visited-style-name="Index_20_Link">Enable<text:tab/>26</text:a></text:p>
          <text:p text:style-name="P169"><text:a xlink:type="simple" xlink:href="#__RefHeading___Toc1775_1404358994" text:style-name="Index_20_Link" text:visited-style-name="Index_20_Link">Viewport<text:tab/>26</text:a></text:p>
          <text:p text:style-name="P170"><text:a xlink:type="simple" xlink:href="#__RefHeading___Toc1777_1404358994" text:style-name="Index_20_Link" text:visited-style-name="Index_20_Link">Max Subdivisions<text:tab/>26</text:a></text:p>
          <text:p text:style-name="P170"><text:a xlink:type="simple" xlink:href="#__RefHeading___Toc1779_1404358994" text:style-name="Index_20_Link" text:visited-style-name="Index_20_Link">Child Particles<text:tab/>26</text:a></text:p>
          <text:p text:style-name="P170"><text:a xlink:type="simple" xlink:href="#__RefHeading___Toc1781_1404358994" text:style-name="Index_20_Link" text:visited-style-name="Index_20_Link">Texture Limit<text:tab/>27</text:a></text:p>
          <text:p text:style-name="P170"><text:a xlink:type="simple" xlink:href="#__RefHeading___Toc1783_1404358994" text:style-name="Index_20_Link" text:visited-style-name="Index_20_Link">AO Bounces<text:tab/>27</text:a></text:p>
          <text:p text:style-name="P170"><text:a xlink:type="simple" xlink:href="#__RefHeading___Toc5813_993269501" text:style-name="Index_20_Link" text:visited-style-name="Index_20_Link">Volume Resolution<text:tab/>27</text:a></text:p>
          <text:p text:style-name="P169"><text:a xlink:type="simple" xlink:href="#__RefHeading___Toc1785_1404358994" text:style-name="Index_20_Link" text:visited-style-name="Index_20_Link">Render<text:tab/>27</text:a></text:p>
          <text:p text:style-name="P170"><text:a xlink:type="simple" xlink:href="#__RefHeading___Toc1787_1404358994" text:style-name="Index_20_Link" text:visited-style-name="Index_20_Link">Max Subdivisions<text:tab/>27</text:a></text:p>
          <text:p text:style-name="P170"><text:a xlink:type="simple" xlink:href="#__RefHeading___Toc1789_1404358994" text:style-name="Index_20_Link" text:visited-style-name="Index_20_Link">Child Particles<text:tab/>27</text:a></text:p>
          <text:p text:style-name="P170"><text:soft-page-break/><text:a xlink:type="simple" xlink:href="#__RefHeading___Toc1791_1404358994" text:style-name="Index_20_Link" text:visited-style-name="Index_20_Link">Texture Limit<text:tab/>27</text:a></text:p>
          <text:p text:style-name="P170"><text:a xlink:type="simple" xlink:href="#__RefHeading___Toc1793_1404358994" text:style-name="Index_20_Link" text:visited-style-name="Index_20_Link">AO Bounces<text:tab/>27</text:a></text:p>
          <text:p text:style-name="P169"><text:a xlink:type="simple" xlink:href="#__RefHeading___Toc1795_1404358994" text:style-name="Index_20_Link" text:visited-style-name="Index_20_Link">Culling<text:tab/>27</text:a></text:p>
          <text:p text:style-name="P170"><text:a xlink:type="simple" xlink:href="#__RefHeading___Toc1797_1404358994" text:style-name="Index_20_Link" text:visited-style-name="Index_20_Link">Use Camera Cull<text:tab/>27</text:a></text:p>
          <text:p text:style-name="P171"><text:a xlink:type="simple" xlink:href="#__RefHeading___Toc36004_1404358994" text:style-name="Index_20_Link" text:visited-style-name="Index_20_Link">Camera cull margin<text:tab/>27</text:a></text:p>
          <text:p text:style-name="P170"><text:a xlink:type="simple" xlink:href="#__RefHeading___Toc1799_1404358994" text:style-name="Index_20_Link" text:visited-style-name="Index_20_Link">Use Distance Cull<text:tab/>27</text:a></text:p>
          <text:p text:style-name="P171"><text:a xlink:type="simple" xlink:href="#__RefHeading___Toc36006_1404358994" text:style-name="Index_20_Link" text:visited-style-name="Index_20_Link">Distance<text:tab/>28</text:a></text:p>
          <text:p text:style-name="P169"><text:a xlink:type="simple" xlink:href="#__RefHeading___Toc5811_993269501" text:style-name="Index_20_Link" text:visited-style-name="Index_20_Link">Grease Pencil<text:tab/>28</text:a></text:p>
          <text:p text:style-name="P170"><text:a xlink:type="simple" xlink:href="#__RefHeading___Toc5815_993269501" text:style-name="Index_20_Link" text:visited-style-name="Index_20_Link">Playback Only<text:tab/>28</text:a></text:p>
          <text:p text:style-name="P170"><text:a xlink:type="simple" xlink:href="#__RefHeading___Toc5817_993269501" text:style-name="Index_20_Link" text:visited-style-name="Index_20_Link">Fill<text:tab/>28</text:a></text:p>
          <text:p text:style-name="P170"><text:a xlink:type="simple" xlink:href="#__RefHeading___Toc5819_993269501" text:style-name="Index_20_Link" text:visited-style-name="Index_20_Link">Modifiers<text:tab/>28</text:a></text:p>
          <text:p text:style-name="P170"><text:a xlink:type="simple" xlink:href="#__RefHeading___Toc5821_993269501" text:style-name="Index_20_Link" text:visited-style-name="Index_20_Link">Shader Effects<text:tab/>28</text:a></text:p>
          <text:p text:style-name="P170"><text:a xlink:type="simple" xlink:href="#__RefHeading___Toc5823_993269501" text:style-name="Index_20_Link" text:visited-style-name="Index_20_Link">Layers Tinting<text:tab/>28</text:a></text:p>
          <text:p text:style-name="P170"><text:a xlink:type="simple" xlink:href="#__RefHeading___Toc5825_993269501" text:style-name="Index_20_Link" text:visited-style-name="Index_20_Link">Antialiasing<text:tab/>28</text:a></text:p>
          <text:p text:style-name="P168"><text:a xlink:type="simple" xlink:href="#__RefHeading___Toc1801_1404358994" text:style-name="Index_20_Link" text:visited-style-name="Index_20_Link">Cycles - Motion Blur panel<text:tab/>28</text:a></text:p>
          <text:p text:style-name="P169"><text:a xlink:type="simple" xlink:href="#__RefHeading___Toc1803_1404358994" text:style-name="Index_20_Link" text:visited-style-name="Index_20_Link">Enable<text:tab/>28</text:a></text:p>
          <text:p text:style-name="P169"><text:a xlink:type="simple" xlink:href="#__RefHeading___Toc1805_1404358994" text:style-name="Index_20_Link" text:visited-style-name="Index_20_Link">Position<text:tab/>28</text:a></text:p>
          <text:p text:style-name="P169"><text:a xlink:type="simple" xlink:href="#__RefHeading___Toc1807_1404358994" text:style-name="Index_20_Link" text:visited-style-name="Index_20_Link">Shutter<text:tab/>28</text:a></text:p>
          <text:p text:style-name="P169"><text:a xlink:type="simple" xlink:href="#__RefHeading___Toc1809_1404358994" text:style-name="Index_20_Link" text:visited-style-name="Index_20_Link">Rolling Shutter<text:tab/>29</text:a></text:p>
          <text:p text:style-name="P169"><text:a xlink:type="simple" xlink:href="#__RefHeading___Toc1811_1404358994" text:style-name="Index_20_Link" text:visited-style-name="Index_20_Link">Rolling Sutter Duration<text:tab/>29</text:a></text:p>
          <text:p text:style-name="P169"><text:a xlink:type="simple" xlink:href="#__RefHeading___Toc1813_1404358994" text:style-name="Index_20_Link" text:visited-style-name="Index_20_Link">Shutter Curve<text:tab/>29</text:a></text:p>
          <text:p text:style-name="P170"><text:a xlink:type="simple" xlink:href="#__RefHeading___Toc1815_1404358994" text:style-name="Index_20_Link" text:visited-style-name="Index_20_Link">Navigation elements<text:tab/>29</text:a></text:p>
          <text:p text:style-name="P171"><text:a xlink:type="simple" xlink:href="#__RefHeading___Toc17866_42578558603111" text:style-name="Index_20_Link" text:visited-style-name="Index_20_Link">Zoom in and out<text:tab/>29</text:a></text:p>
          <text:p text:style-name="P171"><text:a xlink:type="simple" xlink:href="#__RefHeading___Toc17868_42578558603111" text:style-name="Index_20_Link" text:visited-style-name="Index_20_Link">Tools<text:tab/>29</text:a></text:p>
          <text:p text:style-name="P167"><text:a xlink:type="simple" xlink:href="#__RefHeading___Toc17870_42578558603111" text:style-name="Index_20_Link" text:visited-style-name="Index_20_Link">Reset View<text:tab/>29</text:a></text:p>
          <text:p text:style-name="P167"><text:a xlink:type="simple" xlink:href="#__RefHeading___Toc17872_42578558603111" text:style-name="Index_20_Link" text:visited-style-name="Index_20_Link">Vector Handle<text:tab/>29</text:a></text:p>
          <text:p text:style-name="P167"><text:a xlink:type="simple" xlink:href="#__RefHeading___Toc17874_42578558603111" text:style-name="Index_20_Link" text:visited-style-name="Index_20_Link">Auto Handle<text:tab/>29</text:a></text:p>
          <text:p text:style-name="P167"><text:a xlink:type="simple" xlink:href="#__RefHeading___Toc17876_42578558603111" text:style-name="Index_20_Link" text:visited-style-name="Index_20_Link">Auto Clamped Handle<text:tab/>29</text:a></text:p>
          <text:p text:style-name="P167"><text:a xlink:type="simple" xlink:href="#__RefHeading___Toc5688_3240591700" text:style-name="Index_20_Link" text:visited-style-name="Index_20_Link">Extend Horizontal<text:tab/>29</text:a></text:p>
          <text:p text:style-name="P167"><text:a xlink:type="simple" xlink:href="#__RefHeading___Toc5690_3240591700" text:style-name="Index_20_Link" text:visited-style-name="Index_20_Link">Extend Extrapolated<text:tab/>29</text:a></text:p>
          <text:p text:style-name="P167"><text:a xlink:type="simple" xlink:href="#__RefHeading___Toc35638_13526274833111" text:style-name="Index_20_Link" text:visited-style-name="Index_20_Link">Reset Curve<text:tab/>29</text:a></text:p>
          <text:p text:style-name="P171"><text:a xlink:type="simple" xlink:href="#__RefHeading___Toc36008_1404358994" text:style-name="Index_20_Link" text:visited-style-name="Index_20_Link">Use Clipping<text:tab/>30</text:a></text:p>
          <text:p text:style-name="P171"><text:a xlink:type="simple" xlink:href="#__RefHeading___Toc36010_1404358994" text:style-name="Index_20_Link" text:visited-style-name="Index_20_Link">Delete Points<text:tab/>30</text:a></text:p>
          <text:p text:style-name="P170"><text:a xlink:type="simple" xlink:href="#__RefHeading___Toc10460_40818276771" text:style-name="Index_20_Link" text:visited-style-name="Index_20_Link">X and Y values<text:tab/>30</text:a></text:p>
          <text:p text:style-name="P170"><text:a xlink:type="simple" xlink:href="#__RefHeading___Toc1817_1404358994" text:style-name="Index_20_Link" text:visited-style-name="Index_20_Link">Presets<text:tab/>30</text:a></text:p>
          <text:p text:style-name="P168"><text:a xlink:type="simple" xlink:href="#__RefHeading___Toc1819_1404358994" text:style-name="Index_20_Link" text:visited-style-name="Index_20_Link">Cycles - Film panel<text:tab/>30</text:a></text:p>
          <text:p text:style-name="P169"><text:a xlink:type="simple" xlink:href="#__RefHeading___Toc1821_1404358994" text:style-name="Index_20_Link" text:visited-style-name="Index_20_Link">Exposure<text:tab/>30</text:a></text:p>
          <text:p text:style-name="P169"><text:a xlink:type="simple" xlink:href="#__RefHeading___Toc1823_1404358994" text:style-name="Index_20_Link" text:visited-style-name="Index_20_Link">Pixel Filter<text:tab/>30</text:a></text:p>
          <text:p text:style-name="P170"><text:a xlink:type="simple" xlink:href="#__RefHeading___Toc1825_1404358994" text:style-name="Index_20_Link" text:visited-style-name="Index_20_Link">Type<text:tab/>30</text:a></text:p>
          <text:p text:style-name="P170"><text:a xlink:type="simple" xlink:href="#__RefHeading___Toc1827_1404358994" text:style-name="Index_20_Link" text:visited-style-name="Index_20_Link">Width<text:tab/>30</text:a></text:p>
          <text:p text:style-name="P168"><text:a xlink:type="simple" xlink:href="#__RefHeading___Toc1835_1404358994" text:style-name="Index_20_Link" text:visited-style-name="Index_20_Link">Cycles - Performance panel<text:tab/>30</text:a></text:p>
          <text:p text:style-name="P169"><text:a xlink:type="simple" xlink:href="#__RefHeading___Toc1837_1404358994" text:style-name="Index_20_Link" text:visited-style-name="Index_20_Link">Threads<text:tab/>31</text:a></text:p>
          <text:p text:style-name="P170"><text:a xlink:type="simple" xlink:href="#__RefHeading___Toc1839_1404358994" text:style-name="Index_20_Link" text:visited-style-name="Index_20_Link">Mode<text:tab/>31</text:a></text:p>
          <text:p text:style-name="P171"><text:a xlink:type="simple" xlink:href="#__RefHeading___Toc36012_1404358994" text:style-name="Index_20_Link" text:visited-style-name="Index_20_Link">Auto-detect<text:tab/>31</text:a></text:p>
          <text:p text:style-name="P171"><text:a xlink:type="simple" xlink:href="#__RefHeading___Toc36014_1404358994" text:style-name="Index_20_Link" text:visited-style-name="Index_20_Link">Fixed<text:tab/>31</text:a></text:p>
          <text:p text:style-name="P167"><text:a xlink:type="simple" xlink:href="#__RefHeading___Toc36016_1404358994" text:style-name="Index_20_Link" text:visited-style-name="Index_20_Link">Threads<text:tab/>31</text:a></text:p>
          <text:p text:style-name="P169"><text:a xlink:type="simple" xlink:href="#__RefHeading___Toc730_2835901264" text:style-name="Index_20_Link" text:visited-style-name="Index_20_Link">Tiles<text:tab/>31</text:a></text:p>
          <text:p text:style-name="P170"><text:a xlink:type="simple" xlink:href="#__RefHeading___Toc1841_1404358994" text:style-name="Index_20_Link" text:visited-style-name="Index_20_Link">Tile size X/Y<text:tab/>31</text:a></text:p>
          <text:p text:style-name="P170"><text:a xlink:type="simple" xlink:href="#__RefHeading___Toc1843_1404358994" text:style-name="Index_20_Link" text:visited-style-name="Index_20_Link">Order<text:tab/>31</text:a></text:p>
          <text:p text:style-name="P170"><text:a xlink:type="simple" xlink:href="#__RefHeading___Toc1845_1404358994" text:style-name="Index_20_Link" text:visited-style-name="Index_20_Link">Progressive Refine<text:tab/>31</text:a></text:p>
          <text:p text:style-name="P169"><text:a xlink:type="simple" xlink:href="#__RefHeading___Toc1847_1404358994" text:style-name="Index_20_Link" text:visited-style-name="Index_20_Link">Acceleration Structure<text:tab/>31</text:a></text:p>
          <text:p text:style-name="P170"><text:a xlink:type="simple" xlink:href="#__RefHeading___Toc1849_1404358994" text:style-name="Index_20_Link" text:visited-style-name="Index_20_Link">Use Spatial Splits<text:tab/>31</text:a></text:p>
          <text:p text:style-name="P170"><text:a xlink:type="simple" xlink:href="#__RefHeading___Toc1851_1404358994" text:style-name="Index_20_Link" text:visited-style-name="Index_20_Link">Use Hair BVH<text:tab/>31</text:a></text:p>
          <text:p text:style-name="P171"><text:soft-page-break/><text:a xlink:type="simple" xlink:href="#__RefHeading___Toc36018_1404358994" text:style-name="Index_20_Link" text:visited-style-name="Index_20_Link">BVH Time Steps<text:tab/>32</text:a></text:p>
          <text:p text:style-name="P169"><text:a xlink:type="simple" xlink:href="#__RefHeading___Toc734_2835901264" text:style-name="Index_20_Link" text:visited-style-name="Index_20_Link">Final Render<text:tab/>32</text:a></text:p>
          <text:p text:style-name="P170"><text:a xlink:type="simple" xlink:href="#__RefHeading___Toc1853_1404358994" text:style-name="Index_20_Link" text:visited-style-name="Index_20_Link">Save Buffers<text:tab/>32</text:a></text:p>
          <text:p text:style-name="P170"><text:a xlink:type="simple" xlink:href="#__RefHeading___Toc1855_1404358994" text:style-name="Index_20_Link" text:visited-style-name="Index_20_Link">Persistent Images<text:tab/>32</text:a></text:p>
          <text:p text:style-name="P169"><text:a xlink:type="simple" xlink:href="#__RefHeading___Toc1857_1404358994" text:style-name="Index_20_Link" text:visited-style-name="Index_20_Link">Viewport<text:tab/>32</text:a></text:p>
          <text:p text:style-name="P170"><text:a xlink:type="simple" xlink:href="#__RefHeading___Toc36020_1404358994" text:style-name="Index_20_Link" text:visited-style-name="Index_20_Link">Pixel Size<text:tab/>32</text:a></text:p>
          <text:p text:style-name="P170"><text:a xlink:type="simple" xlink:href="#__RefHeading___Toc36022_1404358994" text:style-name="Index_20_Link" text:visited-style-name="Index_20_Link">Start Pixels<text:tab/>32</text:a></text:p>
          <text:p text:style-name="P168"><text:a xlink:type="simple" xlink:href="#__RefHeading___Toc35884_1404358994" text:style-name="Index_20_Link" text:visited-style-name="Index_20_Link">Cycles - Bake panel<text:tab/>32</text:a></text:p>
          <text:p text:style-name="P169"><text:a xlink:type="simple" xlink:href="#__RefHeading___Toc8532_20873277401" text:style-name="Index_20_Link" text:visited-style-name="Index_20_Link">Settings for all Texture types<text:tab/>33</text:a></text:p>
          <text:p text:style-name="P170"><text:a xlink:type="simple" xlink:href="#__RefHeading___Toc5692_3240591700" text:style-name="Index_20_Link" text:visited-style-name="Index_20_Link">Bake Button<text:tab/>33</text:a></text:p>
          <text:p text:style-name="P170"><text:a xlink:type="simple" xlink:href="#__RefHeading___Toc5694_3240591700" text:style-name="Index_20_Link" text:visited-style-name="Index_20_Link">Bake from Multires<text:tab/>33</text:a></text:p>
          <text:p text:style-name="P170"><text:a xlink:type="simple" xlink:href="#__RefHeading___Toc8536_20873277401" text:style-name="Index_20_Link" text:visited-style-name="Index_20_Link">Bake Type<text:tab/>33</text:a></text:p>
          <text:p text:style-name="P171"><text:a xlink:type="simple" xlink:href="#__RefHeading___Toc5778_3108920010" text:style-name="Index_20_Link" text:visited-style-name="Index_20_Link">Combined<text:tab/>33</text:a></text:p>
          <text:p text:style-name="P171"><text:a xlink:type="simple" xlink:href="#__RefHeading___Toc5780_3108920010" text:style-name="Index_20_Link" text:visited-style-name="Index_20_Link">Ambient Occlusion<text:tab/>33</text:a></text:p>
          <text:p text:style-name="P171"><text:a xlink:type="simple" xlink:href="#__RefHeading___Toc5782_3108920010" text:style-name="Index_20_Link" text:visited-style-name="Index_20_Link">Shadow<text:tab/>33</text:a></text:p>
          <text:p text:style-name="P171"><text:a xlink:type="simple" xlink:href="#__RefHeading___Toc5784_3108920010" text:style-name="Index_20_Link" text:visited-style-name="Index_20_Link">Normal<text:tab/>33</text:a></text:p>
          <text:p text:style-name="P171"><text:a xlink:type="simple" xlink:href="#__RefHeading___Toc5786_3108920010" text:style-name="Index_20_Link" text:visited-style-name="Index_20_Link">UV<text:tab/>33</text:a></text:p>
          <text:p text:style-name="P171"><text:a xlink:type="simple" xlink:href="#__RefHeading___Toc5788_3108920010" text:style-name="Index_20_Link" text:visited-style-name="Index_20_Link">Roughness<text:tab/>33</text:a></text:p>
          <text:p text:style-name="P171"><text:a xlink:type="simple" xlink:href="#__RefHeading___Toc5790_3108920010" text:style-name="Index_20_Link" text:visited-style-name="Index_20_Link">Emit<text:tab/>33</text:a></text:p>
          <text:p text:style-name="P171"><text:a xlink:type="simple" xlink:href="#__RefHeading___Toc5792_3108920010" text:style-name="Index_20_Link" text:visited-style-name="Index_20_Link">Environment<text:tab/>34</text:a></text:p>
          <text:p text:style-name="P171"><text:a xlink:type="simple" xlink:href="#__RefHeading___Toc5794_3108920010" text:style-name="Index_20_Link" text:visited-style-name="Index_20_Link">Diffuse<text:tab/>34</text:a></text:p>
          <text:p text:style-name="P171"><text:a xlink:type="simple" xlink:href="#__RefHeading___Toc5796_3108920010" text:style-name="Index_20_Link" text:visited-style-name="Index_20_Link">Glossy<text:tab/>34</text:a></text:p>
          <text:p text:style-name="P171"><text:a xlink:type="simple" xlink:href="#__RefHeading___Toc25881_80503691" text:style-name="Index_20_Link" text:visited-style-name="Index_20_Link">Transmission<text:tab/>34</text:a></text:p>
          <text:p text:style-name="P170"><text:a xlink:type="simple" xlink:href="#__RefHeading___Toc5698_3240591700" text:style-name="Index_20_Link" text:visited-style-name="Index_20_Link">Influence Sub panel<text:tab/>34</text:a></text:p>
          <text:p text:style-name="P171"><text:a xlink:type="simple" xlink:href="#__RefHeading___Toc8554_20873277401" text:style-name="Index_20_Link" text:visited-style-name="Index_20_Link">Glossy, Diffuse<text:tab/>34</text:a></text:p>
          <text:p text:style-name="P167"><text:a xlink:type="simple" xlink:href="#__RefHeading___Toc8556_20873277401" text:style-name="Index_20_Link" text:visited-style-name="Index_20_Link">Direct<text:tab/>34</text:a></text:p>
          <text:p text:style-name="P167"><text:a xlink:type="simple" xlink:href="#__RefHeading___Toc8558_20873277401" text:style-name="Index_20_Link" text:visited-style-name="Index_20_Link">Indirect<text:tab/>34</text:a></text:p>
          <text:p text:style-name="P167"><text:a xlink:type="simple" xlink:href="#__RefHeading___Toc15581_488024961" text:style-name="Index_20_Link" text:visited-style-name="Index_20_Link">Color<text:tab/>34</text:a></text:p>
          <text:p text:style-name="P171"><text:a xlink:type="simple" xlink:href="#__RefHeading___Toc8560_20873277401" text:style-name="Index_20_Link" text:visited-style-name="Index_20_Link">Normal<text:tab/>34</text:a></text:p>
          <text:p text:style-name="P167"><text:a xlink:type="simple" xlink:href="#__RefHeading___Toc15583_488024961" text:style-name="Index_20_Link" text:visited-style-name="Index_20_Link">Space<text:tab/>34</text:a></text:p>
          <text:p text:style-name="P167"><text:a xlink:type="simple" xlink:href="#__RefHeading___Toc8558_208732774011" text:style-name="Index_20_Link" text:visited-style-name="Index_20_Link">Swizzle<text:tab/>34</text:a></text:p>
          <text:p text:style-name="P171"><text:a xlink:type="simple" xlink:href="#__RefHeading___Toc15585_488024961" text:style-name="Index_20_Link" text:visited-style-name="Index_20_Link">Combined<text:tab/>35</text:a></text:p>
          <text:p text:style-name="P167"><text:a xlink:type="simple" xlink:href="#__RefHeading___Toc8574_208732774011" text:style-name="Index_20_Link" text:visited-style-name="Index_20_Link">Direct<text:tab/>35</text:a></text:p>
          <text:p text:style-name="P167"><text:a xlink:type="simple" xlink:href="#__RefHeading___Toc8576_208732774011" text:style-name="Index_20_Link" text:visited-style-name="Index_20_Link">Indirect<text:tab/>35</text:a></text:p>
          <text:p text:style-name="P167"><text:a xlink:type="simple" xlink:href="#__RefHeading___Toc15587_488024961" text:style-name="Index_20_Link" text:visited-style-name="Index_20_Link">Diffuse<text:tab/>35</text:a></text:p>
          <text:p text:style-name="P167"><text:a xlink:type="simple" xlink:href="#__RefHeading___Toc8576_2087327740111" text:style-name="Index_20_Link" text:visited-style-name="Index_20_Link">Glossy<text:tab/>35</text:a></text:p>
          <text:p text:style-name="P167"><text:a xlink:type="simple" xlink:href="#__RefHeading___Toc15589_488024961" text:style-name="Index_20_Link" text:visited-style-name="Index_20_Link">Transmission<text:tab/>35</text:a></text:p>
          <text:p text:style-name="P167"><text:a xlink:type="simple" xlink:href="#__RefHeading___Toc8576_2087327740112" text:style-name="Index_20_Link" text:visited-style-name="Index_20_Link">Subsurface<text:tab/>35</text:a></text:p>
          <text:p text:style-name="P167"><text:a xlink:type="simple" xlink:href="#__RefHeading___Toc15591_488024961" text:style-name="Index_20_Link" text:visited-style-name="Index_20_Link">AO<text:tab/>35</text:a></text:p>
          <text:p text:style-name="P167"><text:a xlink:type="simple" xlink:href="#__RefHeading___Toc8576_2087327740113" text:style-name="Index_20_Link" text:visited-style-name="Index_20_Link">Emit<text:tab/>35</text:a></text:p>
          <text:p text:style-name="P170"><text:a xlink:type="simple" xlink:href="#__RefHeading___Toc8538_20873277401" text:style-name="Index_20_Link" text:visited-style-name="Index_20_Link">Selected to Active<text:tab/>35</text:a></text:p>
          <text:p text:style-name="P171"><text:a xlink:type="simple" xlink:href="#__RefHeading___Toc5798_3108920010" text:style-name="Index_20_Link" text:visited-style-name="Index_20_Link">Extrusion<text:tab/>35</text:a></text:p>
          <text:p text:style-name="P171"><text:a xlink:type="simple" xlink:href="#__RefHeading___Toc36026_1404358994" text:style-name="Index_20_Link" text:visited-style-name="Index_20_Link">Cage<text:tab/>35</text:a></text:p>
          <text:p text:style-name="P171"><text:a xlink:type="simple" xlink:href="#__RefHeading___Toc8544_20873277401" text:style-name="Index_20_Link" text:visited-style-name="Index_20_Link">Ray Distance<text:tab/>35</text:a></text:p>
          <text:p text:style-name="P170"><text:a xlink:type="simple" xlink:href="#__RefHeading___Toc15577_488024961" text:style-name="Index_20_Link" text:visited-style-name="Index_20_Link">Output Sub panel<text:tab/>36</text:a></text:p>
          <text:p text:style-name="P171"><text:a xlink:type="simple" xlink:href="#__RefHeading___Toc5800_3108920010" text:style-name="Index_20_Link" text:visited-style-name="Index_20_Link">Target<text:tab/>36</text:a></text:p>
          <text:p text:style-name="P171"><text:a xlink:type="simple" xlink:href="#__RefHeading___Toc5700_3240591700" text:style-name="Index_20_Link" text:visited-style-name="Index_20_Link">Margin<text:tab/>36</text:a></text:p>
          <text:p text:style-name="P171"><text:a xlink:type="simple" xlink:href="#__RefHeading___Toc15579_488024961" text:style-name="Index_20_Link" text:visited-style-name="Index_20_Link">Clear Image<text:tab/>36</text:a></text:p>
          <text:p text:style-name="P168"><text:a xlink:type="simple" xlink:href="#__RefHeading___Toc36047_1404358994" text:style-name="Index_20_Link" text:visited-style-name="Index_20_Link">Workbench - Lighting panel<text:tab/>36</text:a></text:p>
          <text:p text:style-name="P169"><text:a xlink:type="simple" xlink:href="#__RefHeading___Toc36049_1404358994" text:style-name="Index_20_Link" text:visited-style-name="Index_20_Link">Flat<text:tab/>36</text:a></text:p>
          <text:p text:style-name="P169"><text:a xlink:type="simple" xlink:href="#__RefHeading___Toc36051_1404358994" text:style-name="Index_20_Link" text:visited-style-name="Index_20_Link">Studio<text:tab/>36</text:a></text:p>
          <text:p text:style-name="P170"><text:a xlink:type="simple" xlink:href="#__RefHeading___Toc3824_2448438823" text:style-name="Index_20_Link" text:visited-style-name="Index_20_Link">Light library browser<text:tab/>36</text:a></text:p>
          <text:p text:style-name="P170"><text:a xlink:type="simple" xlink:href="#__RefHeading___Toc3826_2448438823" text:style-name="Index_20_Link" text:visited-style-name="Index_20_Link">Rotation<text:tab/>36</text:a></text:p>
          <text:p text:style-name="P170"><text:soft-page-break/><text:a xlink:type="simple" xlink:href="#__RefHeading___Toc3828_2448438823" text:style-name="Index_20_Link" text:visited-style-name="Index_20_Link">User Preferences<text:tab/>36</text:a></text:p>
          <text:p text:style-name="P169"><text:a xlink:type="simple" xlink:href="#__RefHeading___Toc36053_1404358994" text:style-name="Index_20_Link" text:visited-style-name="Index_20_Link">Matcap<text:tab/>37</text:a></text:p>
          <text:p text:style-name="P170"><text:a xlink:type="simple" xlink:href="#__RefHeading___Toc3830_2448438823" text:style-name="Index_20_Link" text:visited-style-name="Index_20_Link">User Preferences<text:tab/>37</text:a></text:p>
          <text:p text:style-name="P170"><text:a xlink:type="simple" xlink:href="#__RefHeading___Toc3832_2448438823" text:style-name="Index_20_Link" text:visited-style-name="Index_20_Link">Flip Matcap<text:tab/>37</text:a></text:p>
          <text:p text:style-name="P168"><text:a xlink:type="simple" xlink:href="#__RefHeading___Toc36055_1404358994" text:style-name="Index_20_Link" text:visited-style-name="Index_20_Link">Workbench - Color panel<text:tab/>37</text:a></text:p>
          <text:p text:style-name="P169"><text:a xlink:type="simple" xlink:href="#__RefHeading___Toc36059_1404358994" text:style-name="Index_20_Link" text:visited-style-name="Index_20_Link">Material<text:tab/>37</text:a></text:p>
          <text:p text:style-name="P169"><text:a xlink:type="simple" xlink:href="#__RefHeading___Toc5630_537885731" text:style-name="Index_20_Link" text:visited-style-name="Index_20_Link">Object<text:tab/>37</text:a></text:p>
          <text:p text:style-name="P169"><text:a xlink:type="simple" xlink:href="#__RefHeading___Toc5632_537885731" text:style-name="Index_20_Link" text:visited-style-name="Index_20_Link">Vertex<text:tab/>37</text:a></text:p>
          <text:p text:style-name="P169"><text:a xlink:type="simple" xlink:href="#__RefHeading___Toc5634_537885731" text:style-name="Index_20_Link" text:visited-style-name="Index_20_Link">Single<text:tab/>37</text:a></text:p>
          <text:p text:style-name="P169"><text:a xlink:type="simple" xlink:href="#__RefHeading___Toc36061_1404358994" text:style-name="Index_20_Link" text:visited-style-name="Index_20_Link">Random<text:tab/>37</text:a></text:p>
          <text:p text:style-name="P169"><text:a xlink:type="simple" xlink:href="#__RefHeading___Toc36063_1404358994" text:style-name="Index_20_Link" text:visited-style-name="Index_20_Link">Texture<text:tab/>38</text:a></text:p>
          <text:p text:style-name="P168"><text:a xlink:type="simple" xlink:href="#__RefHeading___Toc36065_1404358994" text:style-name="Index_20_Link" text:visited-style-name="Index_20_Link">Workbench - Options panel<text:tab/>38</text:a></text:p>
          <text:p text:style-name="P169"><text:a xlink:type="simple" xlink:href="#__RefHeading___Toc36067_1404358994" text:style-name="Index_20_Link" text:visited-style-name="Index_20_Link">X Ray<text:tab/>38</text:a></text:p>
          <text:p text:style-name="P169"><text:a xlink:type="simple" xlink:href="#__RefHeading___Toc5636_537885731" text:style-name="Index_20_Link" text:visited-style-name="Index_20_Link">Backface Culling<text:tab/>38</text:a></text:p>
          <text:p text:style-name="P169"><text:a xlink:type="simple" xlink:href="#__RefHeading___Toc5638_537885731" text:style-name="Index_20_Link" text:visited-style-name="Index_20_Link">Show X-Ray<text:tab/>38</text:a></text:p>
          <text:p text:style-name="P170"><text:a xlink:type="simple" xlink:href="#__RefHeading___Toc5702_3240591700" text:style-name="Index_20_Link" text:visited-style-name="Index_20_Link">X-Ray Alpha<text:tab/>38</text:a></text:p>
          <text:p text:style-name="P169"><text:a xlink:type="simple" xlink:href="#__RefHeading___Toc36069_1404358994" text:style-name="Index_20_Link" text:visited-style-name="Index_20_Link">Shadow<text:tab/>38</text:a></text:p>
          <text:p text:style-name="P170"><text:a xlink:type="simple" xlink:href="#__RefHeading___Toc5704_3240591700" text:style-name="Index_20_Link" text:visited-style-name="Index_20_Link">Shadow Intensity<text:tab/>38</text:a></text:p>
          <text:p text:style-name="P170"><text:a xlink:type="simple" xlink:href="#__RefHeading___Toc3834_2448438823" text:style-name="Index_20_Link" text:visited-style-name="Index_20_Link">Shading Shadow Options<text:tab/>38</text:a></text:p>
          <text:p text:style-name="P169"><text:a xlink:type="simple" xlink:href="#__RefHeading___Toc36071_1404358994" text:style-name="Index_20_Link" text:visited-style-name="Index_20_Link">Cavity<text:tab/>38</text:a></text:p>
          <text:p text:style-name="P170"><text:a xlink:type="simple" xlink:href="#__RefHeading___Toc5706_3240591700" text:style-name="Index_20_Link" text:visited-style-name="Index_20_Link">World<text:tab/>38</text:a></text:p>
          <text:p text:style-name="P171"><text:a xlink:type="simple" xlink:href="#__RefHeading___Toc5708_3240591700" text:style-name="Index_20_Link" text:visited-style-name="Index_20_Link">World Space / Ridge Valley<text:tab/>39</text:a></text:p>
          <text:p text:style-name="P167"><text:a xlink:type="simple" xlink:href="#__RefHeading___Toc5710_3240591700" text:style-name="Index_20_Link" text:visited-style-name="Index_20_Link">Shading Options<text:tab/>39</text:a></text:p>
          <text:p text:style-name="P170"><text:a xlink:type="simple" xlink:href="#__RefHeading___Toc5712_3240591700" text:style-name="Index_20_Link" text:visited-style-name="Index_20_Link">Screen<text:tab/>39</text:a></text:p>
          <text:p text:style-name="P171"><text:a xlink:type="simple" xlink:href="#__RefHeading___Toc5714_3240591700" text:style-name="Index_20_Link" text:visited-style-name="Index_20_Link">Screen Space / Ridge Valley<text:tab/>39</text:a></text:p>
          <text:p text:style-name="P170"><text:a xlink:type="simple" xlink:href="#__RefHeading___Toc5716_3240591700" text:style-name="Index_20_Link" text:visited-style-name="Index_20_Link">Both<text:tab/>39</text:a></text:p>
          <text:p text:style-name="P169"><text:a xlink:type="simple" xlink:href="#__RefHeading___Toc5676_3240591700" text:style-name="Index_20_Link" text:visited-style-name="Index_20_Link">Outline<text:tab/>39</text:a></text:p>
          <text:p text:style-name="P167"><text:a xlink:type="simple" xlink:href="#__RefHeading___Toc2466_2413730068" text:style-name="Index_20_Link" text:visited-style-name="Index_20_Link">Outline Color<text:tab/>39</text:a></text:p>
          <text:p text:style-name="P169"><text:a xlink:type="simple" xlink:href="#__RefHeading___Toc36075_1404358994" text:style-name="Index_20_Link" text:visited-style-name="Index_20_Link">Specular Lighting<text:tab/>39</text:a></text:p>
          <text:p text:style-name="P168"><text:a xlink:type="simple" xlink:href="#__RefHeading___Toc4258_714034166" text:style-name="Index_20_Link" text:visited-style-name="Index_20_Link">Eevee - Sampling panel<text:tab/>39</text:a></text:p>
          <text:p text:style-name="P169"><text:a xlink:type="simple" xlink:href="#__RefHeading___Toc4260_714034166" text:style-name="Index_20_Link" text:visited-style-name="Index_20_Link">Viewport Samples<text:tab/>39</text:a></text:p>
          <text:p text:style-name="P169"><text:a xlink:type="simple" xlink:href="#__RefHeading___Toc4262_714034166" text:style-name="Index_20_Link" text:visited-style-name="Index_20_Link">Render Samples<text:tab/>39</text:a></text:p>
          <text:p text:style-name="P169"><text:a xlink:type="simple" xlink:href="#__RefHeading___Toc4264_714034166" text:style-name="Index_20_Link" text:visited-style-name="Index_20_Link">Viewport Denoising<text:tab/>39</text:a></text:p>
          <text:p text:style-name="P168"><text:a xlink:type="simple" xlink:href="#__RefHeading___Toc4266_714034166" text:style-name="Index_20_Link" text:visited-style-name="Index_20_Link">Eevee - Ambient Occlusion panel<text:tab/>39</text:a></text:p>
          <text:p text:style-name="P169"><text:a xlink:type="simple" xlink:href="#__RefHeading___Toc4268_714034166" text:style-name="Index_20_Link" text:visited-style-name="Index_20_Link">Enable<text:tab/>40</text:a></text:p>
          <text:p text:style-name="P169"><text:a xlink:type="simple" xlink:href="#__RefHeading___Toc4270_714034166" text:style-name="Index_20_Link" text:visited-style-name="Index_20_Link">Distance<text:tab/>40</text:a></text:p>
          <text:p text:style-name="P169"><text:a xlink:type="simple" xlink:href="#__RefHeading___Toc4272_714034166" text:style-name="Index_20_Link" text:visited-style-name="Index_20_Link">Factor<text:tab/>40</text:a></text:p>
          <text:p text:style-name="P169"><text:a xlink:type="simple" xlink:href="#__RefHeading___Toc4274_714034166" text:style-name="Index_20_Link" text:visited-style-name="Index_20_Link">Trace Precision<text:tab/>40</text:a></text:p>
          <text:p text:style-name="P169"><text:a xlink:type="simple" xlink:href="#__RefHeading___Toc4276_714034166" text:style-name="Index_20_Link" text:visited-style-name="Index_20_Link">Bent Normals<text:tab/>40</text:a></text:p>
          <text:p text:style-name="P169"><text:a xlink:type="simple" xlink:href="#__RefHeading___Toc4278_714034166" text:style-name="Index_20_Link" text:visited-style-name="Index_20_Link">Bounces Approximation<text:tab/>40</text:a></text:p>
          <text:p text:style-name="P168"><text:a xlink:type="simple" xlink:href="#__RefHeading___Toc4280_714034166" text:style-name="Index_20_Link" text:visited-style-name="Index_20_Link">Eevee - Bloom panel<text:tab/>40</text:a></text:p>
          <text:p text:style-name="P169"><text:a xlink:type="simple" xlink:href="#__RefHeading___Toc4282_714034166" text:style-name="Index_20_Link" text:visited-style-name="Index_20_Link">Enable<text:tab/>40</text:a></text:p>
          <text:p text:style-name="P169"><text:a xlink:type="simple" xlink:href="#__RefHeading___Toc4284_714034166" text:style-name="Index_20_Link" text:visited-style-name="Index_20_Link">Threshold<text:tab/>40</text:a></text:p>
          <text:p text:style-name="P169"><text:a xlink:type="simple" xlink:href="#__RefHeading___Toc4286_714034166" text:style-name="Index_20_Link" text:visited-style-name="Index_20_Link">Knee<text:tab/>40</text:a></text:p>
          <text:p text:style-name="P169"><text:a xlink:type="simple" xlink:href="#__RefHeading___Toc4288_714034166" text:style-name="Index_20_Link" text:visited-style-name="Index_20_Link">Radius<text:tab/>40</text:a></text:p>
          <text:p text:style-name="P169"><text:a xlink:type="simple" xlink:href="#__RefHeading___Toc4290_714034166" text:style-name="Index_20_Link" text:visited-style-name="Index_20_Link">Color<text:tab/>41</text:a></text:p>
          <text:p text:style-name="P169"><text:a xlink:type="simple" xlink:href="#__RefHeading___Toc4292_714034166" text:style-name="Index_20_Link" text:visited-style-name="Index_20_Link">Intensity<text:tab/>41</text:a></text:p>
          <text:p text:style-name="P169"><text:a xlink:type="simple" xlink:href="#__RefHeading___Toc4294_714034166" text:style-name="Index_20_Link" text:visited-style-name="Index_20_Link">Clamp<text:tab/>41</text:a></text:p>
          <text:p text:style-name="P168"><text:a xlink:type="simple" xlink:href="#__RefHeading___Toc4296_714034166" text:style-name="Index_20_Link" text:visited-style-name="Index_20_Link">Eevee - Depth of Field panel<text:tab/>41</text:a></text:p>
          <text:p text:style-name="P169"><text:a xlink:type="simple" xlink:href="#__RefHeading___Toc4300_714034166" text:style-name="Index_20_Link" text:visited-style-name="Index_20_Link">Max Size<text:tab/>41</text:a></text:p>
          <text:p text:style-name="P169"><text:a xlink:type="simple" xlink:href="#__RefHeading___Toc40440_1709784994" text:style-name="Index_20_Link" text:visited-style-name="Index_20_Link">Sprite Threshold<text:tab/>41</text:a></text:p>
          <text:p text:style-name="P169"><text:a xlink:type="simple" xlink:href="#__RefHeading___Toc40442_1709784994" text:style-name="Index_20_Link" text:visited-style-name="Index_20_Link">Neighbor Rejection<text:tab/>41</text:a></text:p>
          <text:p text:style-name="P169"><text:a xlink:type="simple" xlink:href="#__RefHeading___Toc40444_1709784994" text:style-name="Index_20_Link" text:visited-style-name="Index_20_Link">Denoise Amount<text:tab/>41</text:a></text:p>
          <text:p text:style-name="P169"><text:soft-page-break/><text:a xlink:type="simple" xlink:href="#__RefHeading___Toc40446_1709784994" text:style-name="Index_20_Link" text:visited-style-name="Index_20_Link">High Quality Slight Defocus<text:tab/>41</text:a></text:p>
          <text:p text:style-name="P169"><text:a xlink:type="simple" xlink:href="#__RefHeading___Toc40448_1709784994" text:style-name="Index_20_Link" text:visited-style-name="Index_20_Link">Jitter Camera<text:tab/>41</text:a></text:p>
          <text:p text:style-name="P170"><text:a xlink:type="simple" xlink:href="#__RefHeading___Toc40450_1709784994" text:style-name="Index_20_Link" text:visited-style-name="Index_20_Link">Overblur<text:tab/>41</text:a></text:p>
          <text:p text:style-name="P168"><text:a xlink:type="simple" xlink:href="#__RefHeading___Toc4304_714034166" text:style-name="Index_20_Link" text:visited-style-name="Index_20_Link">Eevee - Subsurface Scattering panel<text:tab/>41</text:a></text:p>
          <text:p text:style-name="P169"><text:a xlink:type="simple" xlink:href="#__RefHeading___Toc4306_714034166" text:style-name="Index_20_Link" text:visited-style-name="Index_20_Link">Enable<text:tab/>42</text:a></text:p>
          <text:p text:style-name="P169"><text:a xlink:type="simple" xlink:href="#__RefHeading___Toc4308_714034166" text:style-name="Index_20_Link" text:visited-style-name="Index_20_Link">Samples<text:tab/>42</text:a></text:p>
          <text:p text:style-name="P169"><text:a xlink:type="simple" xlink:href="#__RefHeading___Toc4310_714034166" text:style-name="Index_20_Link" text:visited-style-name="Index_20_Link">Jitter Threshold<text:tab/>42</text:a></text:p>
          <text:p text:style-name="P169"><text:a xlink:type="simple" xlink:href="#__RefHeading___Toc4312_714034166" text:style-name="Index_20_Link" text:visited-style-name="Index_20_Link">Separate Albedo<text:tab/>42</text:a></text:p>
          <text:p text:style-name="P168"><text:a xlink:type="simple" xlink:href="#__RefHeading___Toc4314_714034166" text:style-name="Index_20_Link" text:visited-style-name="Index_20_Link">Eevee - Screen Space reflections panel<text:tab/>42</text:a></text:p>
          <text:p text:style-name="P169"><text:a xlink:type="simple" xlink:href="#__RefHeading___Toc4316_714034166" text:style-name="Index_20_Link" text:visited-style-name="Index_20_Link">Enable<text:tab/>42</text:a></text:p>
          <text:p text:style-name="P169"><text:a xlink:type="simple" xlink:href="#__RefHeading___Toc4318_714034166" text:style-name="Index_20_Link" text:visited-style-name="Index_20_Link">Refraction<text:tab/>42</text:a></text:p>
          <text:p text:style-name="P169"><text:a xlink:type="simple" xlink:href="#__RefHeading___Toc4320_714034166" text:style-name="Index_20_Link" text:visited-style-name="Index_20_Link">Half Res Trace<text:tab/>42</text:a></text:p>
          <text:p text:style-name="P169"><text:a xlink:type="simple" xlink:href="#__RefHeading___Toc4322_714034166" text:style-name="Index_20_Link" text:visited-style-name="Index_20_Link">Trace Precision<text:tab/>42</text:a></text:p>
          <text:p text:style-name="P169"><text:a xlink:type="simple" xlink:href="#__RefHeading___Toc4324_714034166" text:style-name="Index_20_Link" text:visited-style-name="Index_20_Link">Max Roughness<text:tab/>42</text:a></text:p>
          <text:p text:style-name="P169"><text:a xlink:type="simple" xlink:href="#__RefHeading___Toc4326_714034166" text:style-name="Index_20_Link" text:visited-style-name="Index_20_Link">Thickness<text:tab/>42</text:a></text:p>
          <text:p text:style-name="P169"><text:a xlink:type="simple" xlink:href="#__RefHeading___Toc4328_714034166" text:style-name="Index_20_Link" text:visited-style-name="Index_20_Link">Edge Fading<text:tab/>43</text:a></text:p>
          <text:p text:style-name="P169"><text:a xlink:type="simple" xlink:href="#__RefHeading___Toc4330_714034166" text:style-name="Index_20_Link" text:visited-style-name="Index_20_Link">Clamp<text:tab/>43</text:a></text:p>
          <text:p text:style-name="P168"><text:a xlink:type="simple" xlink:href="#__RefHeading___Toc4332_714034166" text:style-name="Index_20_Link" text:visited-style-name="Index_20_Link">Eevee - Motion Blur panel<text:tab/>43</text:a></text:p>
          <text:p text:style-name="P169"><text:a xlink:type="simple" xlink:href="#__RefHeading___Toc4334_714034166" text:style-name="Index_20_Link" text:visited-style-name="Index_20_Link">Enable<text:tab/>43</text:a></text:p>
          <text:p text:style-name="P169"><text:a xlink:type="simple" xlink:href="#__RefHeading___Toc5728_3102884649" text:style-name="Index_20_Link" text:visited-style-name="Index_20_Link">Position<text:tab/>43</text:a></text:p>
          <text:p text:style-name="P169"><text:a xlink:type="simple" xlink:href="#__RefHeading___Toc4338_714034166" text:style-name="Index_20_Link" text:visited-style-name="Index_20_Link">Shutter<text:tab/>43</text:a></text:p>
          <text:p text:style-name="P169"><text:a xlink:type="simple" xlink:href="#__RefHeading___Toc5730_3102884649" text:style-name="Index_20_Link" text:visited-style-name="Index_20_Link">Background Separation<text:tab/>43</text:a></text:p>
          <text:p text:style-name="P169"><text:a xlink:type="simple" xlink:href="#__RefHeading___Toc5732_3102884649" text:style-name="Index_20_Link" text:visited-style-name="Index_20_Link">Max Blur<text:tab/>43</text:a></text:p>
          <text:p text:style-name="P169"><text:a xlink:type="simple" xlink:href="#__RefHeading___Toc5734_3102884649" text:style-name="Index_20_Link" text:visited-style-name="Index_20_Link">Steps<text:tab/>43</text:a></text:p>
          <text:p text:style-name="P168"><text:a xlink:type="simple" xlink:href="#__RefHeading___Toc4340_714034166" text:style-name="Index_20_Link" text:visited-style-name="Index_20_Link">Eevee - Volumetric panel<text:tab/>43</text:a></text:p>
          <text:p text:style-name="P169"><text:a xlink:type="simple" xlink:href="#__RefHeading___Toc4344_714034166" text:style-name="Index_20_Link" text:visited-style-name="Index_20_Link">Start<text:tab/>43</text:a></text:p>
          <text:p text:style-name="P169"><text:a xlink:type="simple" xlink:href="#__RefHeading___Toc4346_714034166" text:style-name="Index_20_Link" text:visited-style-name="Index_20_Link">End<text:tab/>44</text:a></text:p>
          <text:p text:style-name="P169"><text:a xlink:type="simple" xlink:href="#__RefHeading___Toc4348_714034166" text:style-name="Index_20_Link" text:visited-style-name="Index_20_Link">Tile Size<text:tab/>44</text:a></text:p>
          <text:p text:style-name="P169"><text:a xlink:type="simple" xlink:href="#__RefHeading___Toc4350_714034166" text:style-name="Index_20_Link" text:visited-style-name="Index_20_Link">Samples<text:tab/>44</text:a></text:p>
          <text:p text:style-name="P169"><text:a xlink:type="simple" xlink:href="#__RefHeading___Toc4352_714034166" text:style-name="Index_20_Link" text:visited-style-name="Index_20_Link">Distribution<text:tab/>44</text:a></text:p>
          <text:p text:style-name="P169"><text:a xlink:type="simple" xlink:href="#__RefHeading___Toc5877_3285075206" text:style-name="Index_20_Link" text:visited-style-name="Index_20_Link">Viewport Volumetric Blending<text:tab/>44</text:a></text:p>
          <text:p text:style-name="P169"><text:a xlink:type="simple" xlink:href="#__RefHeading___Toc4354_714034166" text:style-name="Index_20_Link" text:visited-style-name="Index_20_Link">Volumetric Lighting<text:tab/>44</text:a></text:p>
          <text:p text:style-name="P170"><text:a xlink:type="simple" xlink:href="#__RefHeading___Toc4412_714034166" text:style-name="Index_20_Link" text:visited-style-name="Index_20_Link">Enable<text:tab/>44</text:a></text:p>
          <text:p text:style-name="P170"><text:a xlink:type="simple" xlink:href="#__RefHeading___Toc4414_714034166" text:style-name="Index_20_Link" text:visited-style-name="Index_20_Link">Light Clamping<text:tab/>44</text:a></text:p>
          <text:p text:style-name="P169"><text:a xlink:type="simple" xlink:href="#__RefHeading___Toc4356_714034166" text:style-name="Index_20_Link" text:visited-style-name="Index_20_Link">Volumetric Shadows<text:tab/>44</text:a></text:p>
          <text:p text:style-name="P170"><text:a xlink:type="simple" xlink:href="#__RefHeading___Toc4416_714034166" text:style-name="Index_20_Link" text:visited-style-name="Index_20_Link">Enable<text:tab/>44</text:a></text:p>
          <text:p text:style-name="P170"><text:a xlink:type="simple" xlink:href="#__RefHeading___Toc4418_714034166" text:style-name="Index_20_Link" text:visited-style-name="Index_20_Link">Samples<text:tab/>44</text:a></text:p>
          <text:p text:style-name="P168"><text:a xlink:type="simple" xlink:href="#__RefHeading___Toc4358_714034166" text:style-name="Index_20_Link" text:visited-style-name="Index_20_Link">Eevee - Hair panel<text:tab/>44</text:a></text:p>
          <text:p text:style-name="P169"><text:a xlink:type="simple" xlink:href="#__RefHeading___Toc4360_714034166" text:style-name="Index_20_Link" text:visited-style-name="Index_20_Link">Hair Shape Type<text:tab/>45</text:a></text:p>
          <text:p text:style-name="P170"><text:a xlink:type="simple" xlink:href="#__RefHeading___Toc4420_714034166" text:style-name="Index_20_Link" text:visited-style-name="Index_20_Link">Animate Property<text:tab/>45</text:a></text:p>
          <text:p text:style-name="P169"><text:a xlink:type="simple" xlink:href="#__RefHeading___Toc4362_714034166" text:style-name="Index_20_Link" text:visited-style-name="Index_20_Link">Additional Subdiv<text:tab/>45</text:a></text:p>
          <text:p text:style-name="P170"><text:a xlink:type="simple" xlink:href="#__RefHeading___Toc4422_714034166" text:style-name="Index_20_Link" text:visited-style-name="Index_20_Link">Animate Property<text:tab/>45</text:a></text:p>
          <text:p text:style-name="P168"><text:a xlink:type="simple" xlink:href="#__RefHeading___Toc4364_714034166" text:style-name="Index_20_Link" text:visited-style-name="Index_20_Link">Eevee - Shadows panel<text:tab/>45</text:a></text:p>
          <text:p text:style-name="P169"><text:a xlink:type="simple" xlink:href="#__RefHeading___Toc4366_714034166" text:style-name="Index_20_Link" text:visited-style-name="Index_20_Link">Method<text:tab/>45</text:a></text:p>
          <text:p text:style-name="P169"><text:a xlink:type="simple" xlink:href="#__RefHeading___Toc4368_714034166" text:style-name="Index_20_Link" text:visited-style-name="Index_20_Link">Cube Size<text:tab/>45</text:a></text:p>
          <text:p text:style-name="P169"><text:a xlink:type="simple" xlink:href="#__RefHeading___Toc4370_714034166" text:style-name="Index_20_Link" text:visited-style-name="Index_20_Link">Cascade Size<text:tab/>45</text:a></text:p>
          <text:p text:style-name="P169"><text:a xlink:type="simple" xlink:href="#__RefHeading___Toc4372_714034166" text:style-name="Index_20_Link" text:visited-style-name="Index_20_Link">High Bit depth<text:tab/>45</text:a></text:p>
          <text:p text:style-name="P169"><text:a xlink:type="simple" xlink:href="#__RefHeading___Toc4374_714034166" text:style-name="Index_20_Link" text:visited-style-name="Index_20_Link">Soft Shadows<text:tab/>45</text:a></text:p>
          <text:p text:style-name="P168"><text:a xlink:type="simple" xlink:href="#__RefHeading___Toc4376_714034166" text:style-name="Index_20_Link" text:visited-style-name="Index_20_Link">Eevee - Indirect Lighting panel<text:tab/>45</text:a></text:p>
          <text:p text:style-name="P169"><text:a xlink:type="simple" xlink:href="#__RefHeading___Toc4378_714034166" text:style-name="Index_20_Link" text:visited-style-name="Index_20_Link">Bake Indirect Lighting<text:tab/>46</text:a></text:p>
          <text:p text:style-name="P169"><text:a xlink:type="simple" xlink:href="#__RefHeading___Toc4380_714034166" text:style-name="Index_20_Link" text:visited-style-name="Index_20_Link">Bake Cubemap Only<text:tab/>46</text:a></text:p>
          <text:p text:style-name="P169"><text:a xlink:type="simple" xlink:href="#__RefHeading___Toc4382_714034166" text:style-name="Index_20_Link" text:visited-style-name="Index_20_Link">Delete Lighting Cache<text:tab/>46</text:a></text:p>
          <text:p text:style-name="P169"><text:a xlink:type="simple" xlink:href="#__RefHeading___Toc4384_714034166" text:style-name="Index_20_Link" text:visited-style-name="Index_20_Link">Auto Bake<text:tab/>46</text:a></text:p>
          <text:p text:style-name="P169"><text:soft-page-break/><text:a xlink:type="simple" xlink:href="#__RefHeading___Toc4386_714034166" text:style-name="Index_20_Link" text:visited-style-name="Index_20_Link">Diffuse Bounces<text:tab/>46</text:a></text:p>
          <text:p text:style-name="P169"><text:a xlink:type="simple" xlink:href="#__RefHeading___Toc4388_714034166" text:style-name="Index_20_Link" text:visited-style-name="Index_20_Link">Cubemap Size<text:tab/>46</text:a></text:p>
          <text:p text:style-name="P169"><text:a xlink:type="simple" xlink:href="#__RefHeading___Toc4390_714034166" text:style-name="Index_20_Link" text:visited-style-name="Index_20_Link">Diffuse Occlusion<text:tab/>46</text:a></text:p>
          <text:p text:style-name="P169"><text:a xlink:type="simple" xlink:href="#__RefHeading___Toc5640_537885731" text:style-name="Index_20_Link" text:visited-style-name="Index_20_Link">Irradiance Smoothing<text:tab/>46</text:a></text:p>
          <text:p text:style-name="P169"><text:a xlink:type="simple" xlink:href="#__RefHeading___Toc5642_537885731" text:style-name="Index_20_Link" text:visited-style-name="Index_20_Link">Clamp Glossy<text:tab/>46</text:a></text:p>
          <text:p text:style-name="P169"><text:a xlink:type="simple" xlink:href="#__RefHeading___Toc5644_537885731" text:style-name="Index_20_Link" text:visited-style-name="Index_20_Link">Filter Quality<text:tab/>46</text:a></text:p>
          <text:p text:style-name="P169"><text:a xlink:type="simple" xlink:href="#__RefHeading___Toc4392_714034166" text:style-name="Index_20_Link" text:visited-style-name="Index_20_Link">Display<text:tab/>46</text:a></text:p>
          <text:p text:style-name="P170"><text:a xlink:type="simple" xlink:href="#__RefHeading___Toc4424_714034166" text:style-name="Index_20_Link" text:visited-style-name="Index_20_Link">Cubemap Size<text:tab/>46</text:a></text:p>
          <text:p text:style-name="P170"><text:a xlink:type="simple" xlink:href="#__RefHeading___Toc4426_714034166" text:style-name="Index_20_Link" text:visited-style-name="Index_20_Link">Irradiance Size<text:tab/>47</text:a></text:p>
          <text:p text:style-name="P168"><text:a xlink:type="simple" xlink:href="#__RefHeading___Toc4394_714034166" text:style-name="Index_20_Link" text:visited-style-name="Index_20_Link">Eevee - Film panel<text:tab/>47</text:a></text:p>
          <text:p text:style-name="P169"><text:a xlink:type="simple" xlink:href="#__RefHeading___Toc4398_714034166" text:style-name="Index_20_Link" text:visited-style-name="Index_20_Link">Filter Size<text:tab/>47</text:a></text:p>
          <text:p text:style-name="P170"><text:a xlink:type="simple" xlink:href="#__RefHeading___Toc4430_714034166" text:style-name="Index_20_Link" text:visited-style-name="Index_20_Link">Animate Property<text:tab/>47</text:a></text:p>
          <text:p text:style-name="P169"><text:a xlink:type="simple" xlink:href="#__RefHeading___Toc5646_537885731" text:style-name="Index_20_Link" text:visited-style-name="Index_20_Link">Overscan<text:tab/>47</text:a></text:p>
          <text:p text:style-name="P170"><text:a xlink:type="simple" xlink:href="#__RefHeading___Toc4428_714034166" text:style-name="Index_20_Link" text:visited-style-name="Index_20_Link">Overscan Size<text:tab/>47</text:a></text:p>
          <text:p text:style-name="P168"><text:a xlink:type="simple" xlink:href="#__RefHeading___Toc36111_14043589941" text:style-name="Index_20_Link" text:visited-style-name="Index_20_Link">Eevee + Workbench - Simplify panel<text:tab/>47</text:a></text:p>
          <text:p text:style-name="P169"><text:a xlink:type="simple" xlink:href="#__RefHeading___Toc1773_140435899411" text:style-name="Index_20_Link" text:visited-style-name="Index_20_Link">Enable<text:tab/>47</text:a></text:p>
          <text:p text:style-name="P169"><text:a xlink:type="simple" xlink:href="#__RefHeading___Toc1775_140435899411" text:style-name="Index_20_Link" text:visited-style-name="Index_20_Link">Viewport<text:tab/>47</text:a></text:p>
          <text:p text:style-name="P170"><text:a xlink:type="simple" xlink:href="#__RefHeading___Toc1777_140435899412" text:style-name="Index_20_Link" text:visited-style-name="Index_20_Link">Max Subdivisions<text:tab/>48</text:a></text:p>
          <text:p text:style-name="P170"><text:a xlink:type="simple" xlink:href="#__RefHeading___Toc1779_140435899412" text:style-name="Index_20_Link" text:visited-style-name="Index_20_Link">Child Particles<text:tab/>48</text:a></text:p>
          <text:p text:style-name="P170"><text:a xlink:type="simple" xlink:href="#__RefHeading___Toc5827_993269501" text:style-name="Index_20_Link" text:visited-style-name="Index_20_Link">Volume Resolution<text:tab/>48</text:a></text:p>
          <text:p text:style-name="P170"><text:a xlink:type="simple" xlink:href="#__RefHeading___Toc4434_714034166" text:style-name="Index_20_Link" text:visited-style-name="Index_20_Link">Animate Property<text:tab/>48</text:a></text:p>
          <text:p text:style-name="P169"><text:a xlink:type="simple" xlink:href="#__RefHeading___Toc36113_14043589941" text:style-name="Index_20_Link" text:visited-style-name="Index_20_Link">Render<text:tab/>48</text:a></text:p>
          <text:p text:style-name="P170"><text:a xlink:type="simple" xlink:href="#__RefHeading___Toc1777_1404358994111" text:style-name="Index_20_Link" text:visited-style-name="Index_20_Link">Max Subdivisions<text:tab/>48</text:a></text:p>
          <text:p text:style-name="P170"><text:a xlink:type="simple" xlink:href="#__RefHeading___Toc1779_1404358994111" text:style-name="Index_20_Link" text:visited-style-name="Index_20_Link">Child Particles<text:tab/>48</text:a></text:p>
          <text:p text:style-name="P170"><text:a xlink:type="simple" xlink:href="#__RefHeading___Toc4436_714034166" text:style-name="Index_20_Link" text:visited-style-name="Index_20_Link">Animate Property<text:tab/>48</text:a></text:p>
          <text:p text:style-name="P169"><text:a xlink:type="simple" xlink:href="#__RefHeading___Toc4402_714034166" text:style-name="Index_20_Link" text:visited-style-name="Index_20_Link">Grease Pencil<text:tab/>48</text:a></text:p>
          <text:p text:style-name="P170"><text:a xlink:type="simple" xlink:href="#__RefHeading___Toc4438_714034166" text:style-name="Index_20_Link" text:visited-style-name="Index_20_Link">Playback Only<text:tab/>48</text:a></text:p>
          <text:p text:style-name="P170"><text:a xlink:type="simple" xlink:href="#__RefHeading___Toc5829_993269501" text:style-name="Index_20_Link" text:visited-style-name="Index_20_Link">Fill<text:tab/>48</text:a></text:p>
          <text:p text:style-name="P170"><text:a xlink:type="simple" xlink:href="#__RefHeading___Toc4440_714034166" text:style-name="Index_20_Link" text:visited-style-name="Index_20_Link">Modifiers<text:tab/>48</text:a></text:p>
          <text:p text:style-name="P170"><text:a xlink:type="simple" xlink:href="#__RefHeading___Toc4442_714034166" text:style-name="Index_20_Link" text:visited-style-name="Index_20_Link">Shader Effects<text:tab/>48</text:a></text:p>
          <text:p text:style-name="P170"><text:a xlink:type="simple" xlink:href="#__RefHeading___Toc5720_3240591700" text:style-name="Index_20_Link" text:visited-style-name="Index_20_Link">Layers Tinting<text:tab/>49</text:a></text:p>
          <text:p text:style-name="P170"><text:a xlink:type="simple" xlink:href="#__RefHeading___Toc5831_993269501" text:style-name="Index_20_Link" text:visited-style-name="Index_20_Link">Antialiasing<text:tab/>49</text:a></text:p>
        </text:index-body>
      </text:table-of-content>
      <text:p text:style-name="P60"/>
      <table:table table:name="Tabelle2" table:style-name="Tabelle2">
        <table:table-column table:style-name="Tabelle2.A"/>
        <table:table-row table:style-name="TableLine2845878137696">
          <table:table-cell table:style-name="Tabelle2.A1" office:value-type="string">
            <text:h text:style-name="P180" text:outline-level="1"><text:bookmark-start text:name="__RefHeading___Toc290_445242181"/>Render Tab<text:bookmark-end text:name="__RefHeading___Toc290_445242181"/></text:h>
          </table:table-cell>
        </table:table-row>
      </table:table>
      <text:p text:style-name="P52"/>
      <text:p text:style-name="P56"><draw:frame draw:style-name="fr3" draw:name="Bild1" text:anchor-type="paragraph" svg:y="0.037cm" svg:width="4.36cm" svg:height="6.6cm" draw:z-index="0"><draw:image xlink:href="Pictures/100002010000015700000208995D1C49554BA407.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56">The Render tab contains the functionality and settings around the available render<text:span text:style-name="T60"> engines in Bforartists</text:span>. And Choose the renderer<text:span text:style-name="T3"> with which you render your still or animation with.</text:span></text:p>
      <text:p text:style-name="P54">There are three <text:span text:style-name="T60">different </text:span>render<text:span text:style-name="T3"> engines</text:span> available<text:span text:style-name="T3">. Workbench, Eevee and Cycles.</text:span></text:p>
      <text:p text:style-name="P54"><draw:frame draw:style-name="fr7" draw:name="Bild3" text:anchor-type="paragraph" svg:y="0.201cm" svg:width="2.439cm" svg:height="2.131cm" draw:z-index="1"><draw:image xlink:href="Pictures/10000201000000900000007E1B7E099AA3DC8CDE.png" xlink:type="simple" xlink:show="embed" xlink:actuate="onLoad" draw:mime-type="image/png"/></draw:frame></text:p>
      <text:p text:style-name="P54"/>
      <text:p text:style-name="P54"/>
      <text:p text:style-name="P54"/>
      <text:p text:style-name="P57">Cycles is a so called offline renderer. It is an unbiased physically correct renderer with some biased adjustments to make it usable for animations.</text:p>
      <text:p text:style-name="P57"><draw:frame draw:style-name="fr3" draw:name="Bild4" text:anchor-type="paragraph" svg:y="0.009cm" svg:width="11.561cm" svg:height="4.5cm" draw:z-index="2"><draw:image xlink:href="Pictures/10000201000002AB0000010AE8E3F95A49308458.png" xlink:type="simple" xlink:show="embed" xlink:actuate="onLoad" draw:mime-type="image/png"/></draw:frame>Cycles can render at the CPU or the GPU.</text:p>
      <text:p text:style-name="P59">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7"><draw:frame draw:style-name="fr3"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7">This content will be covered in the chapters for the other tabs.</text:p>
      <text:p text:style-name="P54"/>
      <text:p text:style-name="P70"/>
      <text:h text:style-name="Heading_20_2" text:outline-level="2"/>
      <text:h text:style-name="Heading_20_2" text:outline-level="2"><draw:frame draw:style-name="fr3" draw:name="Bild7" text:anchor-type="paragraph" svg:y="0.439cm" svg:width="5.72cm" svg:height="2.78cm" draw:z-index="5"><draw:image xlink:href="Pictures/1000020100000152000000A4266CDDFED5E1CF70.png" xlink:type="simple" xlink:show="embed" xlink:actuate="onLoad" draw:mime-type="image/png"/></draw:frame><text:bookmark-start text:name="__RefHeading___Toc405_4081827677"/>Cycles Feature Set<text:bookmark-end text:name="__RefHeading___Toc405_4081827677"/></text:h>
      <text:p text:style-name="P61">When you choose Cycles then you will see a new drop down box called Feature set. <text:span text:style-name="T3">Cycles has two feature set settings. Supported and Experimental. </text:span></text:p>
      <text:p text:style-name="P58">Supported means you have all common Cycles settings available.</text:p>
      <text:p text:style-name="P58"><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35"><draw:image xlink:href="Pictures/10000201000001320000003A78EFE92172905E6B.png" xlink:type="simple" xlink:show="embed" xlink:actuate="onLoad" draw:mime-type="image/png"/></draw:frame><text:bookmark-start text:name="__RefHeading___Toc1655_1404358994"/>Cycles Device<text:bookmark-end text:name="__RefHeading___Toc1655_1404358994"/></text:h>
      <text:p text:style-name="P84">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4">When you render with Cycles at the CPU, then you can choose to use the Open Shading Language.</text:p>
      <table:table table:name="Tabelle1" table:style-name="Tabelle1">
        <table:table-column table:style-name="Tabelle1.A"/>
        <table:table-row table:style-name="TableLine2845878132528">
          <table:table-cell table:style-name="Tabelle1.A1" office:value-type="string">
            <text:h text:style-name="P181"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3" draw:name="Bild6" text:anchor-type="paragraph" svg:y="0.427cm" svg:width="5.2cm" svg:height="3.641cm" draw:z-index="4"><draw:image xlink:href="Pictures/1000020100000133000000D7CD740C2D58CD79C4.png" xlink:type="simple" xlink:show="embed" xlink:actuate="onLoad" draw:mime-type="image/png"/></draw:frame><text:bookmark-start text:name="__RefHeading___Toc11396_615088322"/><text:bookmark-end text:name="__RefHeading___Toc11396_615088322"/></text:p>
      <text:p text:style-name="P68">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8"><text:span text:style-name="T61">Bforartists </text:span>color management is based on the OpenColorIO library. By using the same OpenColorIO configuration in multiple applications, the same color spaces and transforms will be available for consistent results.</text:p>
      <text:p text:style-name="P68"><text:span text:style-name="T61">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48">The device that the image is being viewed on.<text:span text:style-name="T4"> Your monitor.</text:span></text:p>
      <text:p text:style-name="P143"><draw:frame draw:style-name="fr3" draw:name="Bild8" text:anchor-type="paragraph" svg:y="-0.189cm" svg:width="2.54cm" svg:height="2.101cm" draw:z-index="6"><draw:image xlink:href="Pictures/10000201000000960000007C625C8FBF0CA44F95.png" xlink:type="simple" xlink:show="embed" xlink:actuate="onLoad" draw:mime-type="image/png"/></draw:frame>Most computer monitors are configured for the sRGB color space<text:span text:style-name="T4">.</text:span></text:p>
      <text:p text:style-name="P148">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1"><draw:frame draw:style-name="fr2" draw:name="Bild9" text:anchor-type="paragraph" svg:width="2.491cm" svg:height="2.829cm" draw:z-index="7"><draw:image xlink:href="Pictures/1000020100000093000000A70BF8351B70FC80E4.png" xlink:type="simple" xlink:show="embed" xlink:actuate="onLoad" draw:mime-type="image/png"/></draw:frame>Choose between different ways to view the image on the same monitor.</text:p>
      <text:h text:style-name="P21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text:span text:style-name="T10">changing the </text:span><text:span text:style-name="Emphasis"><text:span text:style-name="T10">Look</text:span></text:span><text:span text:style-name="T10"> option for the Filmic view transform.</text:span></text:p>
      <text:h text:style-name="P213"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61">Adjust the contrast.</text:p>
      <text:h text:style-name="Heading_20_2" text:outline-level="2"><text:bookmark-start text:name="__RefHeading___Toc427_4081827677"/>Exposure<text:bookmark-end text:name="__RefHeading___Toc427_4081827677"/></text:h>
      <text:p text:style-name="P143">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0" text:outline-level="2"><text:bookmark-start text:name="__RefHeading___Toc429_4081827677"/>Gamma<text:bookmark-end text:name="__RefHeading___Toc429_4081827677"/></text:h>
      <text:p text:style-name="P145"><draw:frame draw:style-name="fr3"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P143">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3"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2">Adjust RGB Curves to control image colors before color space conversion.</text:p>
      <text:p text:style-name="P62"/>
      <text:h text:style-name="Heading_20_3" text:outline-level="3"><draw:frame draw:style-name="fr4"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6">The navigation elements at the top are described from left to right<text:span text:style-name="T16">.</text:span></text:p>
      <text:h text:style-name="Heading_20_4" text:outline-level="4"><text:bookmark-start text:name="__RefHeading___Toc17866_4257855860311"/><text:soft-page-break/>Zoom in and out<text:bookmark-end text:name="__RefHeading___Toc17866_4257855860311"/></text:h>
      <text:p text:style-name="P66">The two buttons with the magnifying glass at it zooms in and out in the curve window.</text:p>
      <text:p text:style-name="Horizontal_20_Line"/>
      <text:h text:style-name="Heading_20_4" text:outline-level="4"><draw:frame draw:style-name="fr4"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6">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6">Set handle type to Vector<text:span text:style-name="T16">.</text:span></text:p>
      <text:h text:style-name="Heading_20_5" text:outline-level="5"><text:bookmark-start text:name="__RefHeading___Toc17874_4257855860311"/>Auto Handle<text:bookmark-end text:name="__RefHeading___Toc17874_4257855860311"/></text:h>
      <text:p text:style-name="P66">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51"/>
      <text:h text:style-name="Heading_20_4" text:outline-level="4"><draw:frame draw:style-name="fr3"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4">Clipping options.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7">.</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8"><text:soft-page-break/>You may want to sample the black and white level colors directly in the image by clicking at an area. There are hotkeys for that.</text:p>
      <text:p text:style-name="P129"><text:span text:style-name="T40">Ctrl + Left Mouse</text:span><text:span text:style-name="T63"> click in the image sets the Black level value from that position.</text:span></text:p>
      <text:p text:style-name="P128"><text:span text:style-name="T37">Shift + Left Mouse</text:span> click in the image sets the White Level value from that position.</text:p>
      <text:p text:style-name="P128">To see the result you need to tick the View as Render button.</text:p>
      <text:p text:style-name="P128"><draw:frame draw:style-name="fr6" draw:name="Bild79" text:anchor-type="paragraph" svg:width="18.971cm" svg:height="10.449cm" draw:z-index="84"><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2">Resets the <text:span text:style-name="T63">Curve and the Black and White Level </text:span>values to <text:span text:style-name="T63">the </text:span>default values.</text:p>
      <text:p text:style-name="P62"/>
      <table:table table:name="Tabelle4" table:style-name="Tabelle4">
        <table:table-column table:style-name="Tabelle4.A"/>
        <table:table-row table:style-name="TableLine2845878140416">
          <table:table-cell table:style-name="Tabelle4.A1" office:value-type="string">
            <text:h text:style-name="P182"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4"/>
      <text:h text:style-name="P201" text:outline-level="2"><draw:frame draw:style-name="fr4" draw:name="Bild14" text:anchor-type="paragraph" svg:x="14.833cm" svg:y="0.108cm" svg:width="3.81cm" svg:height="1.51cm" draw:z-index="15"><draw:image xlink:href="Pictures/10000201000000E100000059CC9ACB4E2436A6A4.png" xlink:type="simple" xlink:show="embed" xlink:actuate="onLoad" draw: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2">There are more Freestyle settings in the View Layer tab wAdjust and define various parameters.</text:p>
      <text:p text:style-name="P72"><draw:frame draw:style-name="fr4" draw:name="Bild15" text:anchor-type="paragraph" svg:x="0.021cm" svg:y="0.049cm" svg:width="8.98cm" svg:height="6.181cm" draw:z-index="16"><draw:image xlink:href="Pictures/10000201000002C3000001E7E12C7584402ABB6F.png" xlink:type="simple" xlink:show="embed" xlink:actuate="onLoad" draw:mime-type="image/png"/></draw:frame><draw:frame draw:style-name="fr4" draw:name="Bild16" text:anchor-type="paragraph" svg:x="9.999cm" svg:y="0.113cm" svg:width="8.28cm" svg:height="3.44cm" draw:z-index="17"><draw:image xlink:href="Pictures/100002010000028C0000010F8588327082B870D7.png" xlink:type="simple" xlink:show="embed" xlink:actuate="onLoad" draw:mime-type="image/png"/></draw:frame></text:p>
      <text:p text:style-name="P72"/>
      <text:p text:style-name="P72"/>
      <text:p text:style-name="P72"/>
      <text:p text:style-name="P72"/>
      <text:p text:style-name="P72"/>
      <text:p text:style-name="P72"/>
      <text:p text:style-name="P115"/>
      <text:p text:style-name="Horizontal_20_Line"/>
      <text:h text:style-name="Heading_20_2" text:outline-level="2"><text:bookmark-start text:name="__RefHeading___Toc1659_1404358994"/>Enable<text:bookmark-end text:name="__RefHeading___Toc1659_1404358994"/></text:h>
      <text:p text:style-name="P73">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Text_20_body"/>
      <text:p text:style-name="Text_20_body"/>
      <text:p text:style-name="P5"/>
      <table:table table:name="Tabelle5" table:style-name="Tabelle5">
        <table:table-column table:style-name="Tabelle5.A"/>
        <table:table-row table:style-name="TableLine2845878136336">
          <table:table-cell table:style-name="Tabelle5.A1" office:value-type="string">
            <text:h text:style-name="P183"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3" draw:name="Bild17" text:anchor-type="paragraph" svg:y="0.415cm" svg:width="5.159cm" svg:height="3.45cm" draw:z-index="18"><draw:image xlink:href="Pictures/1000020100000131000000CC85796E3F0260E42B.png" xlink:type="simple" xlink:show="embed" xlink:actuate="onLoad" draw:mime-type="image/png"/></draw:frame></text:p>
      <text:p text:style-name="P9">Adjust the samples for Cycles.<text:span text:style-name="T66"> And enable denoising.</text:span></text:p>
      <text:p text:style-name="P9"/>
      <text:p text:style-name="P9"/>
      <text:p text:style-name="P9"/>
      <text:h text:style-name="Heading_20_2" text:outline-level="2"><draw:frame draw:style-name="fr3" draw:name="Bild21" text:anchor-type="paragraph" svg:y="0.981cm" svg:width="3.84cm" svg:height="1.709cm" draw:z-index="22"><draw:image xlink:href="Pictures/10000201000000E3000000652389EC0A1EA28904.png" xlink:type="simple" xlink:show="embed" xlink:actuate="onLoad" draw: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BB0DA3F02C98DEE9.png" xlink:type="simple" xlink:show="embed" xlink:actuate="onLoad" draw:mime-type="image/png"/></draw:frame><text:bookmark-start text:name="__RefHeading___Toc1665_1404358994"/>Integrator<text:bookmark-end text:name="__RefHeading___Toc1665_1404358994"/></text:h>
      <text:p text:style-name="P74">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4">Number of samples for the rendered image.</text:p>
      <text:h text:style-name="Heading_20_2" text:outline-level="2"><text:bookmark-start text:name="__RefHeading___Toc1669_1404358994"/>Viewport<text:bookmark-end text:name="__RefHeading___Toc1669_1404358994"/></text:h>
      <text:p text:style-name="P74">Number of samples for rendering in the viewport.</text:p>
      <text:h text:style-name="P214" text:outline-level="3"><draw:frame draw:style-name="fr2" draw:name="Bild57" text:anchor-type="paragraph" svg:width="5.099cm" svg:height="1.03cm" draw:z-index="93"><draw:image xlink:href="Pictures/100002010000012D0000003D50DD3E0DFEB0EB55.png" xlink:type="simple" xlink:show="embed" xlink:actuate="onLoad" draw:mime-type="image/png"/></draw:frame><text:bookmark-start text:name="__RefHeading___Toc5686_3240591700"/>Square Samples<text:bookmark-end text:name="__RefHeading___Toc5686_3240591700"/></text:h>
      <text:p text:style-name="P147">Squares the amount samples. </text:p>
      <text:p text:style-name="P147"/>
      <text:p text:style-name="Horizontal_20_Line"/>
      <text:h text:style-name="Heading_20_2" text:outline-level="2"><text:bookmark-start text:name="__RefHeading___Toc1671_1404358994"/>Sub Samples (Branched Path Tracing)<text:bookmark-end text:name="__RefHeading___Toc1671_1404358994"/></text:h>
      <text:p text:style-name="P74"><draw:frame draw:style-name="fr2" draw:name="Bild19" text:anchor-type="paragraph" svg:width="3.5cm" svg:height="3.889cm" draw:z-index="20"><draw:image xlink:href="Pictures/10000201000000CF000000E65379D5967351BA82.png" xlink:type="simple" xlink:show="embed" xlink:actuate="onLoad" draw: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4">An info string that tells you the total number of samples with the current settings.<text:span text:style-name="T64"> </text:span></text:p>
      <text:p text:style-name="Horizontal_20_Line"/>
      <text:h text:style-name="Heading_20_2" text:outline-level="2"><draw:frame draw:style-name="fr3" draw:name="Bild80" text:anchor-type="paragraph" svg:y="0.231cm" svg:width="5.271cm" svg:height="1.39cm" draw:z-index="85"><draw:image xlink:href="Pictures/10000201000001370000005234278CD27C0EF103.png" xlink:type="simple" xlink:show="embed" xlink:actuate="onLoad" draw: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0">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0">The noise level at which the sampling should stop. Zero for automatic settings based at the number of AA samples.</text:p>
      <text:p text:style-name="P157"/>
      <text:h text:style-name="Heading_20_2" text:outline-level="2"><draw:frame draw:style-name="fr3" draw:name="Bild81" text:anchor-type="paragraph" svg:y="0.231cm" svg:width="5.061cm" svg:height="1.78cm" draw:z-index="86"><draw:image xlink:href="Pictures/100002010000012B000000697A748FBDBFC38D5B.png" xlink:type="simple" xlink:show="embed" xlink:actuate="onLoad" draw: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2">Enable render denoising. Currently just the NLM method without any further settings.</text:p>
      <text:h text:style-name="Heading_20_3" text:outline-level="3"><draw:frame draw:style-name="fr3" draw:name="Bild82" text:anchor-type="paragraph" svg:y="0.231cm" svg:width="3.42cm" svg:height="1.371cm" draw:z-index="87"><draw:image xlink:href="Pictures/10000201000000CA00000051F613422918A266A9.png" xlink:type="simple" xlink:show="embed" xlink:actuate="onLoad" draw: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3" draw:name="Bild20" text:anchor-type="paragraph" svg:y="0.231cm" svg:width="5.3cm" svg:height="2.559cm" draw:z-index="21"><draw:image xlink:href="Pictures/1000020100000139000000970DD7238895C1E354.png" xlink:type="simple" xlink:show="embed" xlink:actuate="onLoad" draw: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9">Seed value for integrator to get different noise patterns.</text:p>
      <text:h text:style-name="Heading_20_4" text:outline-level="4"><text:bookmark-start text:name="__RefHeading___Toc35994_1404358994"/>Animate Seed<text:bookmark-end text:name="__RefHeading___Toc35994_1404358994"/></text:h>
      <text:p text:style-name="P74">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4">Terminates light samples when the light contribution is below this value. This gives more noise, but renders faster. Type in 0 to disable this feature.</text:p>
      <text:h text:style-name="P215" text:outline-level="3"><text:bookmark-start text:name="__RefHeading___Toc1699_1404358994"/>Sample all direct lights<text:span text:style-name="T22"> (Branched Path Tracing)</text:span><text:bookmark-end text:name="__RefHeading___Toc1699_1404358994"/></text:h>
      <text:p text:style-name="P74">Sample all direct lights rather than picking one random.</text:p>
      <text:h text:style-name="P215" text:outline-level="3"><text:bookmark-start text:name="__RefHeading___Toc1701_1404358994"/>Sample all indirect lights<text:span text:style-name="T22"> (Branched Path Tracing)</text:span><text:bookmark-end text:name="__RefHeading___Toc1701_1404358994"/></text:h>
      <text:p text:style-name="P74">Sample all indirect lights rather than picking one random.</text:p>
      <text:p text:style-name="P74"/>
      <table:table table:name="Tabelle6" table:style-name="Tabelle6">
        <table:table-column table:style-name="Tabelle6.A"/>
        <table:table-row table:style-name="TableLine2845878132800">
          <table:table-cell table:style-name="Tabelle6.A1" office:value-type="string">
            <text:h text:style-name="P184"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y="0.245cm" svg:width="5.3cm" svg:height="6.271cm" draw:z-index="23"><draw:image xlink:href="Pictures/1000020100000139000001720FD0D47B891E0CBD.png" xlink:type="simple" xlink:show="embed" xlink:actuate="onLoad" draw: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3" text:anchor-type="paragraph" svg:y="0.513cm" svg:width="3.769cm" svg:height="1.951cm" draw:z-index="24"><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5">A sub menu with the Maximum Bounces settings.</text:p>
      <text:h text:style-name="Heading_20_3" text:outline-level="3"><text:bookmark-start text:name="__RefHeading___Toc1709_1404358994"/>Total<text:bookmark-end text:name="__RefHeading___Toc1709_1404358994"/></text:h>
      <text:p text:style-name="P75">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6">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5">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5">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5">A sub menu with caustics and filter glossy settings.</text:p>
      <text:h text:style-name="Heading_20_3" text:outline-level="3"><text:bookmark-start text:name="__RefHeading___Toc1729_1404358994"/>Filter Glossy <text:bookmark-end text:name="__RefHeading___Toc1729_1404358994"/></text:h>
      <text:p text:style-name="P76">When using a value higher than 0.0, this will blur glossy reflections after blurry bounces, to reduce noise at the cost of accuracy. 1.0 is a good starting value to tweak.</text:p>
      <text:p text:style-name="P76">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5">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1"><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16" text:outline-level="3"><text:bookmark-start text:name="__RefHeading___Toc1733_1404358994"/>Refractive Caustics <text:bookmark-end text:name="__RefHeading___Toc1733_1404358994"/></text:h>
      <text:p text:style-name="P131"><text:span text:style-name="T65">Disable refractive caustics. P</text:span>ath tracing supports rendering of caustics with a sufficient number of samples<text:span text:style-name="T23">. But i</text:span>n practice it may be inefficient to the point that there is just too much noise. </text:p>
      <text:p text:style-name="Text_20_body"/>
      <table:table table:name="Tabelle7" table:style-name="Tabelle7">
        <table:table-column table:style-name="Tabelle7.A"/>
        <table:table-row table:style-name="TableLine2845878138240">
          <table:table-cell table:style-name="Tabelle7.A1" office:value-type="string">
            <text:h text:style-name="P185"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4" draw:name="Bild24" text:anchor-type="paragraph" svg:x="15.139cm" svg:y="0.205cm" svg:width="3.491cm" svg:height="1.401cm" draw:z-index="25"><draw:image xlink:href="Pictures/10000201000000CE000000535EB539FB5DE1BCE2.png" xlink:type="simple" xlink:show="embed" xlink:actuate="onLoad" draw: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845878133616">
          <table:table-cell table:style-name="Tabelle9.A1" office:value-type="string">
            <text:h text:style-name="P186"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3" draw:name="Bild26" text:anchor-type="paragraph" svg:y="0.469cm" svg:width="5.32cm" svg:height="1.85cm" draw:z-index="26"><draw:image xlink:href="Pictures/100002010000013A0000006DCF397F72426BC103.png" xlink:type="simple" xlink:show="embed" xlink:actuate="onLoad" draw: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7">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7">Cull the backface geometry. Just available for the shape Thick.</text:p>
      <text:p text:style-name="Horizontal_20_Line"/>
      <text:h text:style-name="Heading_20_2" text:outline-level="2"><draw:frame draw:style-name="fr3" draw:name="Bild27" text:anchor-type="paragraph" svg:y="-0.032cm" svg:width="2.611cm" svg:height="1.85cm" draw:z-index="27"><draw:image xlink:href="Pictures/100002010000009A0000006D6964C8A561F27512.png" xlink:type="simple" xlink:show="embed" xlink:actuate="onLoad" draw: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3" draw:name="Bild2" text:anchor-type="paragraph" svg:y="0.485cm" svg:width="5.271cm" svg:height="0.88cm" draw:z-index="72"><draw:image xlink:href="Pictures/100002010000013700000034E26066263C66034E.png" xlink:type="simple" xlink:show="embed" xlink:actuate="onLoad" draw:mime-type="image/png"/></draw:frame><text:bookmark-start text:name="__RefHeading___Toc1765_1404358994"/>Triangles<text:bookmark-end text:name="__RefHeading___Toc1765_1404358994"/></text:h>
      <text:p text:style-name="P77">Use Triangle primitives.</text:p>
      <text:h text:style-name="Heading_20_4" text:outline-level="4"><text:bookmark-start text:name="__RefHeading___Toc36000_1404358994"/>Resolution<text:bookmark-end text:name="__RefHeading___Toc36000_1404358994"/></text:h>
      <text:p text:style-name="P77">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7">Use Line Sement primitives.</text:p>
      <text:p text:style-name="Horizontal_20_Line"/>
      <text:h text:style-name="Heading_20_3" text:outline-level="3"><draw:frame draw:style-name="fr2" draw:name="Bild25" text:anchor-type="paragraph" svg:width="5.279cm" svg:height="0.9cm" draw:z-index="73"><draw:image xlink:href="Pictures/1000020100000138000000357C324018ACDF731A.png" xlink:type="simple" xlink:show="embed" xlink:actuate="onLoad" draw:mime-type="image/png"/></draw:frame><text:bookmark-start text:name="__RefHeading___Toc1769_1404358994"/>Curve Segments<text:bookmark-end text:name="__RefHeading___Toc1769_1404358994"/></text:h>
      <text:p text:style-name="P77">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2845878132256">
          <table:table-cell table:style-name="Tabelle10.A1" office:value-type="string">
            <text:h text:style-name="P186"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3" draw:name="Bild28" text:anchor-type="paragraph" svg:y="0.43cm" svg:width="5.11cm" svg:height="4.129cm" draw:z-index="28"><draw:image xlink:href="Pictures/100002010000012E000000F497E1902491609024.png" xlink:type="simple" xlink:show="embed" xlink:actuate="onLoad" draw: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7">In the header is a checkbox to enable Simplify.</text:p>
      <text:p text:style-name="P77"/>
      <text:h text:style-name="Heading_20_2" text:outline-level="2"><draw:frame draw:style-name="fr3" draw:name="Bild72" text:anchor-type="paragraph" svg:y="0.219cm" svg:width="5.159cm" svg:height="2.499cm" draw:z-index="74"><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7">This section affects the rendering with cycles in the Viewport.</text:p>
      <text:h text:style-name="Heading_20_3" text:outline-level="3"><text:bookmark-start text:name="__RefHeading___Toc1777_1404358994"/>Max Subdivisions<text:bookmark-end text:name="__RefHeading___Toc1777_1404358994"/></text:h>
      <text:p text:style-name="P77">Limit the number of maximum subdivisions.</text:p>
      <text:h text:style-name="Heading_20_3" text:outline-level="3"><text:bookmark-start text:name="__RefHeading___Toc1779_1404358994"/>Child Particles<text:bookmark-end text:name="__RefHeading___Toc1779_1404358994"/></text:h>
      <text:p text:style-name="P77">Limit the number of child particles<text:span text:style-name="T44">.</text:span></text:p>
      <text:h text:style-name="Heading_20_3" text:outline-level="3"><text:bookmark-start text:name="__RefHeading___Toc1781_1404358994"/><text:soft-page-break/>Texture Limit<text:bookmark-end text:name="__RefHeading___Toc1781_1404358994"/></text:h>
      <text:p text:style-name="P77">Automatically scales down textures to the chosen value.</text:p>
      <text:h text:style-name="Heading_20_3" text:outline-level="3"><text:bookmark-start text:name="__RefHeading___Toc1783_1404358994"/>AO Bounces<text:bookmark-end text:name="__RefHeading___Toc1783_1404358994"/></text:h>
      <text:p text:style-name="P77">Limit the number of Ambient Occlusion Bounces.</text:p>
      <text:h text:style-name="Heading_20_3" text:outline-level="3"><text:bookmark-start text:name="__RefHeading___Toc5813_993269501"/>Volume Resolution<text:bookmark-end text:name="__RefHeading___Toc5813_993269501"/></text:h>
      <text:p text:style-name="P134">Simplify volumes by adjusting volume percentage of volume objects in viewport.</text:p>
      <text:p text:style-name="Horizontal_20_Line"/>
      <text:h text:style-name="Heading_20_2" text:outline-level="2"><draw:frame draw:style-name="fr3" draw:name="Bild73" text:anchor-type="paragraph" svg:y="0.351cm" svg:width="5.151cm" svg:height="2.15cm" draw:z-index="75"><draw:image xlink:href="Pictures/10000201000001300000007F56EEFD1786B07A63.png" xlink:type="simple" xlink:show="embed" xlink:actuate="onLoad" draw:mime-type="image/png"/></draw:frame><text:bookmark-start text:name="__RefHeading___Toc1785_1404358994"/>Render<text:bookmark-end text:name="__RefHeading___Toc1785_1404358994"/></text:h>
      <text:p text:style-name="P77">This section affects the final rendering.</text:p>
      <text:h text:style-name="P217" text:outline-level="3"><text:bookmark-start text:name="__RefHeading___Toc1787_1404358994"/>Max Subdivisions<text:bookmark-end text:name="__RefHeading___Toc1787_1404358994"/></text:h>
      <text:p text:style-name="P77">Limit the number of maximum subdivisions.</text:p>
      <text:h text:style-name="P217" text:outline-level="3"><text:bookmark-start text:name="__RefHeading___Toc1789_1404358994"/>Child Particles<text:bookmark-end text:name="__RefHeading___Toc1789_1404358994"/></text:h>
      <text:p text:style-name="P77">Limit the number of child particles</text:p>
      <text:h text:style-name="P217" text:outline-level="3"><text:bookmark-start text:name="__RefHeading___Toc1791_1404358994"/>Texture Limit<text:bookmark-end text:name="__RefHeading___Toc1791_1404358994"/></text:h>
      <text:p text:style-name="P77">Automatically scales down textures to the chosen value.</text:p>
      <text:h text:style-name="P217" text:outline-level="3"><text:bookmark-start text:name="__RefHeading___Toc1793_1404358994"/>AO Bounces<text:bookmark-end text:name="__RefHeading___Toc1793_1404358994"/></text:h>
      <text:p text:style-name="P77">Limit the number of Ambient Occlusion Bounces.</text:p>
      <text:p text:style-name="P152"/>
      <text:h text:style-name="Heading_20_2" text:outline-level="2"><draw:frame draw:style-name="fr2" draw:name="Bild74" text:anchor-type="paragraph" svg:width="5.3cm" svg:height="1.439cm" draw:z-index="76"><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83">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7">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7">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7">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5">Simplify the grease pencil strokes only during playback.</text:p>
      <text:h text:style-name="Heading_20_3" text:outline-level="3"><text:bookmark-start text:name="__RefHeading___Toc5817_993269501"/>Fill<text:bookmark-end text:name="__RefHeading___Toc5817_993269501"/></text:h>
      <text:p text:style-name="P135">Display Fill strokes in viewport.</text:p>
      <text:h text:style-name="Heading_20_3" text:outline-level="3"><text:bookmark-start text:name="__RefHeading___Toc5819_993269501"/>Modifiers<text:bookmark-end text:name="__RefHeading___Toc5819_993269501"/></text:h>
      <text:p text:style-name="P135">Display Modifiers.</text:p>
      <text:h text:style-name="Heading_20_3" text:outline-level="3"><text:bookmark-start text:name="__RefHeading___Toc5821_993269501"/>Shader Effects<text:bookmark-end text:name="__RefHeading___Toc5821_993269501"/></text:h>
      <text:p text:style-name="P135">Display Shader effects.</text:p>
      <text:h text:style-name="Heading_20_3" text:outline-level="3"><text:bookmark-start text:name="__RefHeading___Toc5823_993269501"/>Layers Tinting<text:bookmark-end text:name="__RefHeading___Toc5823_993269501"/></text:h>
      <text:p text:style-name="P135">Display layer tint.</text:p>
      <text:h text:style-name="Heading_20_3" text:outline-level="3"><text:bookmark-start text:name="__RefHeading___Toc5825_993269501"/>Antialiasing<text:bookmark-end text:name="__RefHeading___Toc5825_993269501"/></text:h>
      <text:p text:style-name="P135">Use antialiasing to smooth stroke edges.</text:p>
      <text:p text:style-name="P13"/>
      <text:p text:style-name="P14"/>
      <table:table table:name="Tabelle11" table:style-name="Tabelle11">
        <table:table-column table:style-name="Tabelle11.A"/>
        <table:table-row table:style-name="TableLine2845878143136">
          <table:table-cell table:style-name="Tabelle11.A1" office:value-type="string">
            <text:h text:style-name="P187"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3" draw:name="Bild29" text:anchor-type="paragraph" svg:y="0.474cm" svg:width="5.279cm" svg:height="2.641cm" draw:z-index="29"><draw:image xlink:href="Pictures/10000201000001380000009C80D11A47946E99C2.png" xlink:type="simple" xlink:show="embed" xlink:actuate="onLoad" draw:mime-type="image/png"/></draw:frame></text:p>
      <text:p text:style-name="P17">Enable Motion Blur and adjust the settings.</text:p>
      <text:p text:style-name="P17"/>
      <text:p text:style-name="P82">Each object has also its own settings to control motion blur. These options can be found in the corresponding Object tab of the Properties editor. </text:p>
      <text:p text:style-name="P17"/>
      <text:h text:style-name="P202" text:outline-level="2"><text:bookmark-start text:name="__RefHeading___Toc1803_1404358994"/>Enable<text:bookmark-end text:name="__RefHeading___Toc1803_1404358994"/></text:h>
      <text:p text:style-name="P78">In the header is a checkbox to enable Simplify.</text:p>
      <text:h text:style-name="Heading_20_2" text:outline-level="2"><text:bookmark-start text:name="__RefHeading___Toc1805_1404358994"/>Position<text:bookmark-end text:name="__RefHeading___Toc1805_1404358994"/></text:h>
      <text:p text:style-name="P150">Controls at what point the shutter opens in relation to the frame.</text:p>
      <text:h text:style-name="Heading_20_2" text:outline-level="2"><text:bookmark-start text:name="__RefHeading___Toc1807_1404358994"/>Shutter<text:bookmark-end text:name="__RefHeading___Toc1807_1404358994"/></text:h>
      <text:p text:style-name="P146">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2">Enable Rolling Shutter.</text:p>
      <text:h text:style-name="Heading_20_2" text:outline-level="2"><text:bookmark-start text:name="__RefHeading___Toc1811_1404358994"/>Rolling Sutter Duration<text:bookmark-end text:name="__RefHeading___Toc1811_1404358994"/></text:h>
      <text:p text:style-name="P144">Controls balance between pure rolling shutter effect and pure motion blur effect. With zero being no rolling shutter and one being all rolling shutter. </text:p>
      <text:h text:style-name="Heading_20_2" text:outline-level="2"><draw:frame draw:style-name="fr3" draw:name="Bild30" text:anchor-type="paragraph" svg:y="0.353cm" svg:width="5.35cm" svg:height="4.23cm" draw:z-index="30"><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82">Sutter curve is a sub menu wAdjust a curve for the shutter effect.</text:p>
      <text:h text:style-name="P218" text:outline-level="3"><draw:frame draw:style-name="fr4" draw:name="Bild31" text:anchor-type="paragraph" svg:x="8.731cm" svg:y="0.427cm" svg:width="1.78cm" svg:height="0.37cm" draw:z-index="31"><draw:image xlink:href="Pictures/1000020100000069000000167F307CA291C7D3BE.png" xlink:type="simple" xlink:show="embed" xlink:actuate="onLoad" draw:mime-type="image/png"/></draw:frame><text:bookmark-start text:name="__RefHeading___Toc1815_1404358994"/>Navigation elements<text:bookmark-end text:name="__RefHeading___Toc1815_1404358994"/></text:h>
      <text:p text:style-name="P67">The navigation elements at the top are described from left to right<text:span text:style-name="T16">.</text:span></text:p>
      <text:h text:style-name="P158"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58" text:outline-level="4"><draw:frame draw:style-name="fr4" draw:name="Bild32" text:anchor-type="paragraph" svg:x="15.64cm" svg:y="-0.014cm" svg:width="2.889cm" svg:height="2.42cm" draw:z-index="32"><draw:image xlink:href="Pictures/10000201000000AB0000008F393D0065D8B260BC.png" xlink:type="simple" xlink:show="embed" xlink:actuate="onLoad" draw:mime-type="image/png"/></draw:frame><text:bookmark-start text:name="__RefHeading___Toc17868_42578558603111"/>Tools<text:bookmark-end text:name="__RefHeading___Toc17868_42578558603111"/></text:h>
      <text:p text:style-name="P67">Tools is a menu <text:span text:style-name="T68">that c</text:span>ontains some curve related tools.</text:p>
      <text:h text:style-name="P230" text:outline-level="5"><text:bookmark-start text:name="__RefHeading___Toc17870_42578558603111"/>Reset View<text:bookmark-end text:name="__RefHeading___Toc17870_42578558603111"/></text:h>
      <text:p text:style-name="P67">Resets the curve windows zoom<text:span text:style-name="T16">.</text:span></text:p>
      <text:h text:style-name="P230" text:outline-level="5"><text:bookmark-start text:name="__RefHeading___Toc17872_42578558603111"/>Vector Handle<text:bookmark-end text:name="__RefHeading___Toc17872_42578558603111"/></text:h>
      <text:p text:style-name="P67">Set handle type to Vector<text:span text:style-name="T16">.</text:span></text:p>
      <text:h text:style-name="P230" text:outline-level="5"><text:bookmark-start text:name="__RefHeading___Toc17874_42578558603111"/>Auto Handle<text:bookmark-end text:name="__RefHeading___Toc17874_42578558603111"/></text:h>
      <text:p text:style-name="P67">Set handle type to Auto<text:span text:style-name="T16">.</text:span></text:p>
      <text:h text:style-name="P230" text:outline-level="5"><text:bookmark-start text:name="__RefHeading___Toc17876_42578558603111"/>Auto Clamped Handle<text:bookmark-end text:name="__RefHeading___Toc17876_42578558603111"/></text:h>
      <text:p text:style-name="P67">Set handle type to Auto Clamped<text:span text:style-name="T16">.</text:span></text:p>
      <text:h text:style-name="P231" text:outline-level="5"><text:bookmark-start text:name="__RefHeading___Toc5688_3240591700"/>Extend Horizontal<text:bookmark-end text:name="__RefHeading___Toc5688_3240591700"/></text:h>
      <text:p text:style-name="P117">Causes the curve to stay horizontal before the first point and after the last point. </text:p>
      <text:h text:style-name="P231" text:outline-level="5"><text:bookmark-start text:name="__RefHeading___Toc5690_3240591700"/>Extend <text:span text:style-name="T54">Extrapolated</text:span><text:bookmark-end text:name="__RefHeading___Toc5690_3240591700"/></text:h>
      <text:p text:style-name="P116">Causes the curve to extrapolate before the first point and after the last point, based on the shape of the curve. </text:p>
      <text:h text:style-name="P230" text:outline-level="5"><text:bookmark-start text:name="__RefHeading___Toc35638_13526274833111"/>Reset Curve<text:bookmark-end text:name="__RefHeading___Toc35638_13526274833111"/></text:h>
      <text:p text:style-name="P67">Resets the curve to the initial shape.</text:p>
      <text:p text:style-name="P153"/>
      <text:h text:style-name="P158" text:outline-level="4"><draw:frame draw:style-name="fr3" draw:name="Bild33" text:anchor-type="paragraph" svg:y="0.213cm" svg:width="3.251cm" svg:height="2.18cm" draw:z-index="33"><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65">Clipping options. Set up clipping for the stroke.</text:p>
      <text:h text:style-name="P158" text:outline-level="4"><text:bookmark-start text:name="__RefHeading___Toc36010_1404358994"/>Delete Points<text:bookmark-end text:name="__RefHeading___Toc36010_1404358994"/></text:h>
      <text:p text:style-name="P65">Deletes selected curve points<text:span text:style-name="T17">.</text:span></text:p>
      <text:p text:style-name="P153"/>
      <text:h text:style-name="P219" text:outline-level="3"><text:bookmark-start text:name="__RefHeading___Toc10460_40818276771"/>X and Y values<text:bookmark-end text:name="__RefHeading___Toc10460_40818276771"/></text:h>
      <text:p text:style-name="P63">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2845878128992">
          <table:table-cell table:style-name="Tabelle12.A1" office:value-type="string">
            <text:h text:style-name="P188"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3" draw:name="Bild37" text:anchor-type="paragraph" svg:y="0.411cm" svg:width="5.11cm" svg:height="2.371cm" draw:z-index="36"><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3" draw:name="Bild38" text:anchor-type="paragraph" svg:y="-0.189cm" svg:width="2.42cm" svg:height="1.739cm" draw:z-index="37"><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5">Choose the pixel filter type.</text:p>
      <text:h text:style-name="Heading_20_3" text:outline-level="3"><text:bookmark-start text:name="__RefHeading___Toc1827_1404358994"/>Width <text:bookmark-end text:name="__RefHeading___Toc1827_1404358994"/></text:h>
      <text:p text:style-name="P85">Adjust the pixel filter width.</text:p>
      <text:p text:style-name="P23"/>
      <table:table table:name="Tabelle13" table:style-name="Tabelle13">
        <table:table-column table:style-name="Tabelle13.A"/>
        <table:table-row table:style-name="TableLine2845878137968">
          <table:table-cell table:style-name="Tabelle13.A1" office:value-type="string">
            <text:h text:style-name="P189"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6"><draw:frame draw:style-name="fr3" draw:name="Bild39" text:anchor-type="paragraph" svg:y="0.051cm" svg:width="3.39cm" svg:height="2.469cm" draw:z-index="38"><draw:image xlink:href="Pictures/10000201000000C8000000925A32262DA2042AD1.png" xlink:type="simple" xlink:show="embed" xlink:actuate="onLoad" draw:mime-type="image/png"/></draw:frame>Settings to influence the render performance.</text:p>
      <text:p text:style-name="P86"/>
      <text:p text:style-name="P86"/>
      <text:h text:style-name="Heading_20_2" text:outline-level="2"><draw:frame draw:style-name="fr3" draw:name="Bild40" text:anchor-type="paragraph" svg:y="0.432cm" svg:width="3.39cm" svg:height="1.42cm" draw:z-index="39"><draw:image xlink:href="Pictures/10000201000000C800000054971BB007A45124ED.png" xlink:type="simple" xlink:show="embed" xlink:actuate="onLoad" draw: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6"><text:span text:style-name="T29">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6C8B7FE990F42EA8.png" xlink:type="simple" xlink:show="embed" xlink:actuate="onLoad" draw: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3" draw:name="Bild46" text:anchor-type="paragraph" svg:y="-0.261cm" svg:width="2.559cm" svg:height="2.859cm" draw:z-index="45"><draw:image xlink:href="Pictures/1000020100000097000000A90F094B84D0B16227.png" xlink:type="simple" xlink:show="embed" xlink:actuate="onLoad" draw:mime-type="image/png"/></draw:frame><text:bookmark-start text:name="__RefHeading___Toc1843_1404358994"/>Order<text:bookmark-end text:name="__RefHeading___Toc1843_1404358994"/></text:h>
      <text:p text:style-name="P87">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3" draw:name="Bild42" text:anchor-type="paragraph" svg:y="0.457cm" svg:width="5.32cm" svg:height="1.78cm" draw:z-index="41"><draw:image xlink:href="Pictures/100002010000013A000000693E891B68D9D7D910.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7">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7">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6">Is active when Spatial Splits is off. Split BVH Primitives by this number of time steps. This speeds up rendering, but requires more memory.</text:p>
      <text:p text:style-name="Horizontal_20_Line"/>
      <text:h text:style-name="Heading_20_2" text:outline-level="2"><draw:frame draw:style-name="fr3" draw:name="Bild43" text:anchor-type="paragraph" svg:y="0.473cm" svg:width="5.33cm" svg:height="1.349cm" draw:z-index="42"><draw:image xlink:href="Pictures/100002010000013B00000050AC4C230710B03311.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7">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4" draw:name="Bild44" text:anchor-type="paragraph" svg:x="10.303cm" svg:y="0.071cm" svg:width="5.32cm" svg:height="1.371cm" draw:z-index="43"><draw:image xlink:href="Pictures/100002010000013A0000005151B7B65A8857D9F0.png" xlink:type="simple" xlink:show="embed" xlink:actuate="onLoad" draw:mime-type="image/png"/></draw:frame><draw:frame draw:style-name="fr3" draw:name="Bild45" text:anchor-type="paragraph" svg:y="0.071cm" svg:width="2.521cm" svg:height="2.491cm" draw:z-index="44"><draw:image xlink:href="Pictures/1000020100000095000000931A60849FBB894EC6.png" xlink:type="simple" xlink:show="embed" xlink:actuate="onLoad" draw:mime-type="image/png"/></draw:frame><text:bookmark-start text:name="__RefHeading___Toc1857_1404358994"/>Viewport<text:bookmark-end text:name="__RefHeading___Toc1857_1404358994"/></text:h>
      <text:p text:style-name="P88">This settings is for rendering in the Viewport.</text:p>
      <text:h text:style-name="Heading_20_3" text:outline-level="3"><text:bookmark-start text:name="__RefHeading___Toc36020_1404358994"/>Pixel Size<text:bookmark-end text:name="__RefHeading___Toc36020_1404358994"/></text:h>
      <text:p text:style-name="P88">Pixel Size for Viewport Rendering.</text:p>
      <text:h text:style-name="Heading_20_3" text:outline-level="3"><text:bookmark-start text:name="__RefHeading___Toc36022_1404358994"/>Start Pixels<text:bookmark-end text:name="__RefHeading___Toc36022_1404358994"/></text:h>
      <text:p text:style-name="P88">The resolution to start rendering at. And then progressively increase it to the full viewport rendering<text:span text:style-name="T30">.</text:span></text:p>
      <text:p text:style-name="P88"/>
      <table:table table:name="Tabelle14" table:style-name="Tabelle14">
        <table:table-column table:style-name="Tabelle14.A"/>
        <table:table-row table:style-name="TableLine2845878130352">
          <table:table-cell table:style-name="Tabelle14.A1" office:value-type="string">
            <text:h text:style-name="P190"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3" draw:name="Bild47" text:anchor-type="paragraph" svg:y="0.046cm" svg:width="5.11cm" svg:height="3.08cm" draw:z-index="46"><draw:image xlink:href="Pictures/100002010000012E000000B6447B7CD290997537.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2845878138784">
          <table:table-cell table:style-name="Tabelle43.A1" office:value-type="string">
            <text:p text:style-name="P164">NOTE</text:p>
          </table:table-cell>
        </table:table-row>
        <table:table-row table:style-name="TableLine2845878140960">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able:table table:name="Tabelle47" table:style-name="Tabelle47">
        <table:table-column table:style-name="Tabelle47.A"/>
        <text:soft-page-break/>
        <table:table-row table:style-name="TableLine2845878142048">
          <table:table-cell table:style-name="Tabelle47.A1" office:value-type="string">
            <text:p text:style-name="P165">NOTE</text:p>
          </table:table-cell>
        </table:table-row>
        <table:table-row table:style-name="TableLine2845878154288">
          <table:table-cell table:style-name="Tabelle47.A2" office:value-type="string">
            <text:p text:style-name="P166">The Bake panel is visible in all Modes. But you have to bake in Object Mode.</text:p>
          </table:table-cell>
        </table:table-row>
      </table:table>
      <text:p text:style-name="P48"/>
      <text:h text:style-name="Heading_20_2" text:outline-level="2"><text:bookmark-start text:name="__RefHeading___Toc8532_20873277401"/>Settings for all Texture types<text:bookmark-end text:name="__RefHeading___Toc8532_20873277401"/></text:h>
      <text:p text:style-name="P89">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8">Start the bake process.</text:p>
      <text:h text:style-name="Heading_20_3" text:outline-level="3"><text:bookmark-start text:name="__RefHeading___Toc5694_3240591700"/>Bake from Multires<text:bookmark-end text:name="__RefHeading___Toc5694_3240591700"/></text:h>
      <text:p text:style-name="P118">Bake directly from multi resolution object.</text:p>
      <text:p text:style-name="P154"/>
      <text:h text:style-name="Heading_20_3" text:outline-level="3"><text:bookmark-start text:name="__RefHeading___Toc8536_20873277401"/>Bake <text:span text:style-name="T33">Type</text:span><text:bookmark-end text:name="__RefHeading___Toc8536_20873277401"/></text:h>
      <text:p text:style-name="P89"><draw:frame draw:style-name="fr3" draw:name="Bild134" text:anchor-type="paragraph" svg:y="0.034cm" svg:width="2.859cm" svg:height="4.761cm" draw:z-index="47"><draw:image xlink:href="Pictures/10000201000000A900000119EC5A734DABC9E4C0.png" xlink:type="simple" xlink:show="embed" xlink:actuate="onLoad" draw:mime-type="image/png"/></draw:frame>Bake Mode is a drop-down box to choose what type of information you want to bake from the source object into the texture or the vertex colors of the target object.</text:p>
      <text:p text:style-name="P89">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63" text:outline-level="4"><text:bookmark-start text:name="__RefHeading___Toc5778_3108920010"/>Combined<text:bookmark-end text:name="__RefHeading___Toc5778_3108920010"/></text:h>
      <text:p text:style-name="P92">Bakes the full rendering, means materials, textures, lightning, into the texture of the target object. Except Specularity.</text:p>
      <text:h text:style-name="P163" text:outline-level="4"><text:bookmark-start text:name="__RefHeading___Toc5780_3108920010"/>Ambient Occlusion<text:bookmark-end text:name="__RefHeading___Toc5780_3108920010"/></text:h>
      <text:p text:style-name="P92">Bakes ambient occlusion as specified in the World panels. Ignores all lights in the scene. </text:p>
      <text:h text:style-name="P163" text:outline-level="4"><text:bookmark-start text:name="__RefHeading___Toc5782_3108920010"/>Shadow <text:bookmark-end text:name="__RefHeading___Toc5782_3108920010"/></text:h>
      <text:p text:style-name="P92">Bakes the Shadow into the texture of the target object.</text:p>
      <text:h text:style-name="P163" text:outline-level="4"><text:bookmark-start text:name="__RefHeading___Toc5784_3108920010"/>Normal<text:bookmark-end text:name="__RefHeading___Toc5784_3108920010"/></text:h>
      <text:p text:style-name="P92">Creates a Normal map by using the normals of the source object, and baking them as colors into the texture of the target object.</text:p>
      <text:h text:style-name="P163" text:outline-level="4"><text:bookmark-start text:name="__RefHeading___Toc5786_3108920010"/>UV<text:bookmark-end text:name="__RefHeading___Toc5786_3108920010"/></text:h>
      <text:p text:style-name="P92">Bakes colors of materials and textures only, without shading. </text:p>
      <text:h text:style-name="P163" text:outline-level="4"><text:bookmark-start text:name="__RefHeading___Toc5788_3108920010"/>Roughness<text:bookmark-end text:name="__RefHeading___Toc5788_3108920010"/></text:h>
      <text:p text:style-name="P92">Bakes the <text:span text:style-name="T30">Roughness</text:span> of a material into the texture of the target object.</text:p>
      <text:h text:style-name="P163" text:outline-level="4"><text:bookmark-start text:name="__RefHeading___Toc5790_3108920010"/>Emi<text:span text:style-name="T34">t</text:span><text:bookmark-end text:name="__RefHeading___Toc5790_3108920010"/></text:h>
      <text:p text:style-name="P92">Bakes the Emission or the glow color of a material into the texture of the target object.</text:p>
      <text:h text:style-name="P163" text:outline-level="4"><text:bookmark-start text:name="__RefHeading___Toc5792_3108920010"/><text:soft-page-break/>Environment<text:bookmark-end text:name="__RefHeading___Toc5792_3108920010"/></text:h>
      <text:p text:style-name="P92">Bakes the Environment texture into the texture of the target object. As seen from the center of the object.</text:p>
      <text:h text:style-name="P163" text:outline-level="4"><text:bookmark-start text:name="__RefHeading___Toc5794_3108920010"/>Diffuse<text:bookmark-end text:name="__RefHeading___Toc5794_3108920010"/></text:h>
      <text:p text:style-name="P119">Bake the diffuse texture of the source object into the texture of the target object.</text:p>
      <text:h text:style-name="P163" text:outline-level="4"><text:bookmark-start text:name="__RefHeading___Toc5796_3108920010"/>Glossy<text:bookmark-end text:name="__RefHeading___Toc5796_3108920010"/></text:h>
      <text:p text:style-name="P93">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91">Bakes the transmission Passes of a material into the texture of the target object.</text:p>
      <text:h text:style-name="P162" text:outline-level="4"/>
      <text:p text:style-name="P154"/>
      <text:h text:style-name="P220" text:outline-level="3"><draw:frame draw:style-name="fr3" draw:name="Bild34" text:anchor-type="paragraph" svg:y="-0.12cm" svg:width="5.159cm" svg:height="3.911cm" draw:z-index="77"><draw:image xlink:href="Pictures/1000020100000131000000E7EEE56B099BB12844.png" xlink:type="simple" xlink:show="embed" xlink:actuate="onLoad" draw:mime-type="image/png"/></draw:frame><text:bookmark-start text:name="__RefHeading___Toc5698_3240591700"/>Influence Sub panel<text:bookmark-end text:name="__RefHeading___Toc5698_3240591700"/></text:h>
      <text:p text:style-name="P118">Adjust what data contributes to the bake process. The items are self explaining.</text:p>
      <text:p text:style-name="P118">The content changes, dependent of what type you want to bake.</text:p>
      <text:p text:style-name="P118"/>
      <text:h text:style-name="P159" text:outline-level="4"><draw:frame draw:style-name="fr4" draw:name="Bild277" text:anchor-type="paragraph" svg:x="13.43cm" svg:y="0.506cm" svg:width="5.151cm" svg:height="2.18cm" draw:z-index="49"><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32" text:outline-level="5"><text:bookmark-start text:name="__RefHeading___Toc8556_20873277401"/>Direct<text:bookmark-end text:name="__RefHeading___Toc8556_20873277401"/></text:h>
      <text:p text:style-name="P95">Add direct Light.</text:p>
      <text:h text:style-name="P232" text:outline-level="5"><text:bookmark-start text:name="__RefHeading___Toc8558_20873277401"/>Indirect<text:bookmark-end text:name="__RefHeading___Toc8558_20873277401"/></text:h>
      <text:p text:style-name="P95">Add indirect Light.</text:p>
      <text:h text:style-name="P232" text:outline-level="5"><text:bookmark-start text:name="__RefHeading___Toc15581_488024961"/>Color<text:bookmark-end text:name="__RefHeading___Toc15581_488024961"/></text:h>
      <text:p text:style-name="P95">Add Color.</text:p>
      <text:p text:style-name="P154"/>
      <text:h text:style-name="P159" text:outline-level="4"><draw:frame draw:style-name="fr2" draw:name="Bild243" text:anchor-type="paragraph" svg:width="5.271cm" svg:height="2.05cm" draw:z-index="48"><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33" text:outline-level="5"><text:bookmark-start text:name="__RefHeading___Toc15583_488024961"/>Space<text:bookmark-end text:name="__RefHeading___Toc15583_488024961"/></text:h>
      <text:p text:style-name="P96">A drop-down box to chooses the Normal Space to use.</text:p>
      <text:h text:style-name="P233" text:outline-level="5"><text:bookmark-start text:name="__RefHeading___Toc8558_208732774011"/>Swizzle<text:bookmark-end text:name="__RefHeading___Toc8558_208732774011"/></text:h>
      <text:p text:style-name="P96">Axis to bake in red, green and blue channels.</text:p>
      <text:p text:style-name="P154"/>
      <text:h text:style-name="P160" text:outline-level="4"><draw:frame draw:style-name="fr2" draw:name="Bild133" text:anchor-type="paragraph" svg:width="5.159cm" svg:height="3.911cm" draw:z-index="50"><draw:image xlink:href="Pictures/1000020100000131000000E7EEE56B099BB12844.png" xlink:type="simple" xlink:show="embed" xlink:actuate="onLoad" draw:mime-type="image/png"/></draw:frame><text:bookmark-start text:name="__RefHeading___Toc15585_488024961"/><text:soft-page-break/>Combined<text:bookmark-end text:name="__RefHeading___Toc15585_488024961"/></text:h>
      <text:h text:style-name="P234" text:outline-level="5"><text:bookmark-start text:name="__RefHeading___Toc8574_208732774011"/>Direct<text:bookmark-end text:name="__RefHeading___Toc8574_208732774011"/></text:h>
      <text:p text:style-name="P89">Bake directly from Multires mesh.</text:p>
      <text:h text:style-name="P234" text:outline-level="5"><text:bookmark-start text:name="__RefHeading___Toc8576_208732774011"/>Indirect<text:bookmark-end text:name="__RefHeading___Toc8576_208732774011"/></text:h>
      <text:p text:style-name="P89">Normalizes <text:span text:style-name="T31">without using material settings.</text:span></text:p>
      <text:h text:style-name="P234" text:outline-level="5"><text:bookmark-start text:name="__RefHeading___Toc15587_488024961"/>Diffuse<text:bookmark-end text:name="__RefHeading___Toc15587_488024961"/></text:h>
      <text:p text:style-name="P89">Bake <text:span text:style-name="T36">with Diffuse.</text:span></text:p>
      <text:h text:style-name="P234" text:outline-level="5"><text:bookmark-start text:name="__RefHeading___Toc8576_2087327740111"/>Glossy<text:bookmark-end text:name="__RefHeading___Toc8576_2087327740111"/></text:h>
      <text:p text:style-name="P89">Bake <text:span text:style-name="T36">with Glossy.</text:span></text:p>
      <text:h text:style-name="P234" text:outline-level="5"><text:bookmark-start text:name="__RefHeading___Toc15589_488024961"/>Transmission<text:bookmark-end text:name="__RefHeading___Toc15589_488024961"/></text:h>
      <text:p text:style-name="P89">Bake <text:span text:style-name="T36">with Transmission.</text:span></text:p>
      <text:h text:style-name="P234" text:outline-level="5"><text:bookmark-start text:name="__RefHeading___Toc8576_2087327740112"/>Subsurface<text:bookmark-end text:name="__RefHeading___Toc8576_2087327740112"/></text:h>
      <text:p text:style-name="P89">Bake <text:span text:style-name="T36">with Subsurface.</text:span></text:p>
      <text:h text:style-name="P234" text:outline-level="5"><text:bookmark-start text:name="__RefHeading___Toc15591_488024961"/>AO<text:bookmark-end text:name="__RefHeading___Toc15591_488024961"/></text:h>
      <text:p text:style-name="P89">Bake <text:span text:style-name="T36">with Ambient Occlusion.</text:span></text:p>
      <text:h text:style-name="P234" text:outline-level="5"><text:bookmark-start text:name="__RefHeading___Toc8576_2087327740113"/>Emit<text:bookmark-end text:name="__RefHeading___Toc8576_2087327740113"/></text:h>
      <text:p text:style-name="P89">Bake with Emit.</text:p>
      <text:p text:style-name="P89"/>
      <text:p text:style-name="P156"/>
      <text:h text:style-name="P220" text:outline-level="3"><draw:frame draw:style-name="fr3" draw:name="Bild720" text:anchor-type="paragraph" svg:y="0.217cm" svg:width="5.129cm" svg:height="1.88cm" draw:z-index="78"><draw:image xlink:href="Pictures/100002010000012F0000006F56FE716BAD1D4033.png" xlink:type="simple" xlink:show="embed" xlink:actuate="onLoad" draw:mime-type="image/png"/></draw:frame><text:bookmark-start text:name="__RefHeading___Toc8538_20873277401"/>Selected to Active<text:bookmark-end text:name="__RefHeading___Toc8538_20873277401"/></text:h>
      <text:p text:style-name="P90">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9">Inflate the active object by the specified distance for baking.</text:p>
      <text:h text:style-name="P161" text:outline-level="4"><text:bookmark-start text:name="__RefHeading___Toc36026_1404358994"/>Cage<text:bookmark-end text:name="__RefHeading___Toc36026_1404358994"/></text:h>
      <text:p text:style-name="P94">Cast Rays to active object from a cage.<text:span text:style-name="T72"> A value of zero means unlimited ray length.</text:span></text:p>
      <text:h text:style-name="P161" text:outline-level="4"><text:bookmark-start text:name="__RefHeading___Toc8544_20873277401"/>Ray Distance<text:bookmark-end text:name="__RefHeading___Toc8544_20873277401"/></text:h>
      <text:p text:style-name="P94">Distance to use for the inward ray cast when using Selected to Active<text:span text:style-name="T35">.</text:span></text:p>
      <text:p text:style-name="P155"/>
      <text:h text:style-name="P221" text:outline-level="3"><draw:frame draw:style-name="fr3" draw:name="Bild48" text:anchor-type="paragraph" svg:y="0.258cm" svg:width="5.129cm" svg:height="1.85cm" draw:z-index="79"><draw:image xlink:href="Pictures/100002010000012F0000006D1CE97FB62E1D86D4.png" xlink:type="simple" xlink:show="embed" xlink:actuate="onLoad" draw:mime-type="image/png"/></draw:frame><text:bookmark-start text:name="__RefHeading___Toc15577_488024961"/><text:soft-page-break/>Output Sub panel<text:bookmark-end text:name="__RefHeading___Toc15577_488024961"/></text:h>
      <text:p text:style-name="P140"/>
      <text:p text:style-name="P140"/>
      <text:h text:style-name="Heading_20_4" text:outline-level="4"><draw:frame draw:style-name="fr3" draw:name="Bild88" text:anchor-type="paragraph" svg:y="0.554cm" svg:width="2.84cm" svg:height="1.401cm" draw:z-index="9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41">To what target to bake. You can bake to images or you can bake to the vertex colors of the mesh. Note that baking to vertex colors has no further options.</text:p>
      <text:h text:style-name="P161" text:outline-level="4"><text:bookmark-start text:name="__RefHeading___Toc5700_3240591700"/>Margin<text:bookmark-end text:name="__RefHeading___Toc5700_3240591700"/></text:h>
      <text:p text:style-name="P90">Adjust the margin width.</text:p>
      <text:h text:style-name="P161" text:outline-level="4"><text:bookmark-start text:name="__RefHeading___Toc15579_488024961"/>Clear<text:span text:style-name="T30"> Image</text:span><text:bookmark-end text:name="__RefHeading___Toc15579_488024961"/></text:h>
      <text:p text:style-name="P120">Clear clears the target image before baking.</text:p>
      <text:p text:style-name="P21"/>
      <table:table table:name="Tabelle15" table:style-name="Tabelle15">
        <table:table-column table:style-name="Tabelle15.A"/>
        <table:table-row table:style-name="TableLine2845878145312">
          <table:table-cell table:style-name="Tabelle15.A1" office:value-type="string">
            <text:h text:style-name="P191"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3" draw:name="Bild49" text:anchor-type="paragraph" svg:y="0.388cm" svg:width="5.279cm" svg:height="2.78cm" draw:z-index="51"><draw:image xlink:href="Pictures/1000020100000138000000A4880F0D54FB1FD60E.png" xlink:type="simple" xlink:show="embed" xlink:actuate="onLoad" draw:mime-type="image/png"/></draw:frame></text:p>
      <text:p text:style-name="P25"><text:span text:style-name="T56">The Workbench renderer uses Open GL. </text:span>OpenGL rendering is not influenced by the lights that you place in the workspace. But by a special OpenGL light setup. It can be tweaked in the Lighting panel and the User Preferences.</text:p>
      <text:p text:style-name="P25"/>
      <text:h text:style-name="Heading_20_2" text:outline-level="2"><text:bookmark-start text:name="__RefHeading___Toc36049_1404358994"/>Flat <text:bookmark-end text:name="__RefHeading___Toc36049_1404358994"/></text:h>
      <text:p text:style-name="P97">Use a flat lighting.</text:p>
      <text:p text:style-name="Horizontal_20_Line"/>
      <text:h text:style-name="P203" text:outline-level="2"><text:bookmark-start text:name="__RefHeading___Toc36051_1404358994"/>Studio <text:bookmark-end text:name="__RefHeading___Toc36051_1404358994"/></text:h>
      <text:p text:style-name="P97">Use a Studio light setup.</text:p>
      <text:h text:style-name="Heading_20_3" text:outline-level="3"><draw:frame draw:style-name="fr5" draw:name="Bild50" text:anchor-type="paragraph" svg:width="4.284cm" svg:height="1.6cm" draw:z-index="52"><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7">Choose a predefined studio light setup.</text:p>
      <text:h text:style-name="Heading_20_3" text:outline-level="3"><text:bookmark-start text:name="__RefHeading___Toc3826_2448438823"/>Rotation<text:bookmark-end text:name="__RefHeading___Toc3826_2448438823"/></text:h>
      <text:p text:style-name="P97"><draw:frame draw:style-name="fr2" draw:name="Bild52" text:anchor-type="paragraph" svg:width="6.773cm" svg:height="4.233cm" draw:z-index="54"><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7">A click at this button opens up the user preferences where you can add and manage the OpenGL Lights.</text:p>
      <text:p text:style-name="P97"/>
      <text:p text:style-name="P97"/>
      <text:p text:style-name="Horizontal_20_Line"/>
      <text:h text:style-name="P203" text:outline-level="2"><text:bookmark-start text:name="__RefHeading___Toc36053_1404358994"/><text:soft-page-break/>Matcap<text:bookmark-end text:name="__RefHeading___Toc36053_1404358994"/></text:h>
      <text:p text:style-name="P97"><draw:frame draw:style-name="fr2" draw:name="Bild51" text:anchor-type="paragraph" svg:width="4.309cm" svg:height="2.607cm" draw:z-index="53"><draw:image xlink:href="Pictures/10000201000001FD00000134779EF64D174312ED.png" xlink:type="simple" xlink:show="embed" xlink:actuate="onLoad" draw:mime-type="image/png"/></draw:frame>Use Matcaps to render the scene.</text:p>
      <text:h text:style-name="P203" text:outline-level="2"/>
      <text:h text:style-name="P222" text:outline-level="3"><text:bookmark-start text:name="__RefHeading___Toc3830_2448438823"/>User Preferences<text:bookmark-end text:name="__RefHeading___Toc3830_2448438823"/></text:h>
      <text:p text:style-name="P97">A click at this button opens up the user preferences where you can add and manage the Matcaps</text:p>
      <text:p text:style-name="P20"><draw:frame draw:style-name="fr2" draw:name="Bild53" text:anchor-type="paragraph" svg:width="6.773cm" svg:height="4.233cm" draw:z-index="55"><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2845878157824">
          <table:table-cell table:style-name="Tabelle16.A1" office:value-type="string">
            <text:h text:style-name="P191"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P21"/>
      <text:p text:style-name="P50"><draw:frame draw:style-name="fr2" draw:name="Bild54" text:anchor-type="paragraph" svg:width="5.3cm" svg:height="1.371cm" draw:z-index="56"><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P50"/>
      <text:p text:style-name="P25">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7">Uses the material including textures for the mesh.</text:p>
      <text:h text:style-name="Heading_20_2" text:outline-level="2"><text:bookmark-start text:name="__RefHeading___Toc5630_537885731"/>Object<text:bookmark-end text:name="__RefHeading___Toc5630_537885731"/></text:h>
      <text:p text:style-name="P121">Uses the Object color<text:span text:style-name="T57">.</text:span></text:p>
      <text:h text:style-name="P204" text:outline-level="2"><text:bookmark-start text:name="__RefHeading___Toc5632_537885731"/>Vertex<text:bookmark-end text:name="__RefHeading___Toc5632_537885731"/></text:h>
      <text:p text:style-name="P122">Uses the Vertex color.</text:p>
      <text:h text:style-name="P204" text:outline-level="2"><draw:frame draw:style-name="fr2" draw:name="Bild83" text:anchor-type="paragraph" svg:width="5.151cm" svg:height="1.02cm" draw:z-index="88"><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9">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7">Uses a random color for the mesh.</text:p>
      <text:h text:style-name="Heading_20_2" text:outline-level="2"><text:bookmark-start text:name="__RefHeading___Toc36063_1404358994"/><text:soft-page-break/>Texture<text:bookmark-end text:name="__RefHeading___Toc36063_1404358994"/></text:h>
      <text:p text:style-name="P97">Renders the texture, and ignores the material settings.</text:p>
      <text:p text:style-name="P98"/>
      <table:table table:name="Tabelle17" table:style-name="Tabelle17">
        <table:table-column table:style-name="Tabelle17.A"/>
        <table:table-row table:style-name="TableLine2845878154560">
          <table:table-cell table:style-name="Tabelle17.A1" office:value-type="string">
            <text:h text:style-name="P192"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3" draw:name="Bild55" text:anchor-type="paragraph" svg:y="0.307cm" svg:width="5.3cm" svg:height="3.05cm" draw:z-index="57"><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100">Render the faces transparent<text:span text:style-name="T57">.</text:span></text:p>
      <text:h text:style-name="Heading_20_2" text:outline-level="2"><text:bookmark-start text:name="__RefHeading___Toc5636_537885731"/>Backface Culling<text:bookmark-end text:name="__RefHeading___Toc5636_537885731"/></text:h>
      <text:p text:style-name="P121">Don't calculate back faces.</text:p>
      <text:h text:style-name="Heading_20_2" text:outline-level="2"><text:bookmark-start text:name="__RefHeading___Toc5638_537885731"/><text:span text:style-name="T58">Show </text:span>X-Ray<text:bookmark-end text:name="__RefHeading___Toc5638_537885731"/></text:h>
      <text:p text:style-name="P121">Set X-Ray active, and adjust the amount of alpha that is used for the x-ray effect.</text:p>
      <text:p text:style-name="P125">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4">This slider shows up when you tick Show X Ray. Adjust the intensity.</text:p>
      <text:p text:style-name="Horizontal_20_Line"/>
      <text:h text:style-name="Heading_20_2" text:outline-level="2"><draw:frame draw:style-name="fr4" draw:name="Bild56" text:anchor-type="paragraph" svg:x="13.496cm" svg:y="0.243cm" svg:width="5.32cm" svg:height="3.03cm" draw:z-index="58"><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100">Render Shadow<text:span text:style-name="T58">.</text:span></text:p>
      <text:h text:style-name="Heading_20_3" text:outline-level="3"><text:bookmark-start text:name="__RefHeading___Toc5704_3240591700"/>Shadow Intensity<text:bookmark-end text:name="__RefHeading___Toc5704_3240591700"/></text:h>
      <text:p text:style-name="P124">This slider shows up when you tick Shadow. Adjust the intensity.</text:p>
      <text:h text:style-name="P223" text:outline-level="3"><text:bookmark-start text:name="__RefHeading___Toc3834_2448438823"/>Shading Shadow Options<text:bookmark-end text:name="__RefHeading___Toc3834_2448438823"/></text:h>
      <text:p text:style-name="P100">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span text:style-name="T57">. Cavity highlights ridges and valleys in the scene geometry. Once activated Cavity shows some further settings.</text:span></text:p>
      <text:h text:style-name="Heading_20_3" text:outline-level="3"><draw:frame draw:style-name="fr3" draw:name="Bild75" text:anchor-type="paragraph" svg:y="0.228cm" svg:width="5.3cm" svg:height="1.191cm" draw:z-index="80"><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23">Draw the cavity shading in world space. </text:p>
      <text:h text:style-name="Heading_20_4" text:outline-level="4"><text:bookmark-start text:name="__RefHeading___Toc5708_3240591700"/><text:soft-page-break/>World Space / Ridge Valley<text:bookmark-end text:name="__RefHeading___Toc5708_3240591700"/></text:h>
      <text:p text:style-name="P123">Factor for the cavity ridges and valleys.</text:p>
      <text:h text:style-name="Heading_20_5" text:outline-level="5"><draw:frame draw:style-name="fr3" draw:name="Bild78" text:anchor-type="paragraph" svg:y="-0.235cm" svg:width="5.3cm" svg:height="2cm" draw:z-index="83"><draw:image xlink:href="Pictures/100002010000013900000076C9AB56A2B3B993D3.png" xlink:type="simple" xlink:show="embed" xlink:actuate="onLoad" draw:mime-type="image/png"/></draw:frame><text:bookmark-start text:name="__RefHeading___Toc5710_3240591700"/>Shading Options<text:bookmark-end text:name="__RefHeading___Toc5710_3240591700"/></text:h>
      <text:p text:style-name="P123">Adjust samples, distance and attenuation for the cavity ridges and valleys.</text:p>
      <text:p text:style-name="P123"/>
      <text:h text:style-name="Heading_20_3" text:outline-level="3"><draw:frame draw:style-name="fr3" draw:name="Bild76" text:anchor-type="paragraph" svg:y="0.386cm" svg:width="5.32cm" svg:height="1.221cm" draw:z-index="81"><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23">Draw the cavity shading in Screen space. </text:p>
      <text:h text:style-name="Heading_20_4" text:outline-level="4"><text:bookmark-start text:name="__RefHeading___Toc5714_3240591700"/>Screen Space / Ridge Valley<text:bookmark-end text:name="__RefHeading___Toc5714_3240591700"/></text:h>
      <text:p text:style-name="P123">Factor for the curvature ridges and valleys.</text:p>
      <text:h text:style-name="Heading_20_3" text:outline-level="3"><draw:frame draw:style-name="fr3" draw:name="Bild77" text:anchor-type="paragraph" svg:y="0.238cm" svg:width="5.271cm" svg:height="1.96cm" draw:z-index="82"><draw:image xlink:href="Pictures/100002010000013700000074669D7168C611A2F1.png" xlink:type="simple" xlink:show="embed" xlink:actuate="onLoad" draw:mime-type="image/png"/></draw:frame><text:bookmark-start text:name="__RefHeading___Toc5716_3240591700"/>Both<text:bookmark-end text:name="__RefHeading___Toc5716_3240591700"/></text:h>
      <text:p text:style-name="P123">Draw the cavity shading in both, World Space and Screen space. </text:p>
      <text:p text:style-name="P123">Settings see above.</text:p>
      <text:h text:style-name="Heading_20_2" text:outline-level="2"><text:bookmark-start text:name="__RefHeading___Toc5676_3240591700"/>Outline<text:bookmark-end text:name="__RefHeading___Toc5676_3240591700"/></text:h>
      <text:p text:style-name="P127">Show the not selected objects with an outline.</text:p>
      <text:h text:style-name="P235" text:outline-level="5"><text:bookmark-start text:name="__RefHeading___Toc2466_2413730068"/>Outline Color<text:bookmark-end text:name="__RefHeading___Toc2466_2413730068"/></text:h>
      <text:p text:style-name="P127">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3">Render specular highlights.</text:p>
      <text:p text:style-name="P79"/>
      <table:table table:name="Tabelle20" table:style-name="Tabelle20">
        <table:table-column table:style-name="Tabelle20.A"/>
        <table:table-row table:style-name="TableLine2845878153200">
          <table:table-cell table:style-name="Tabelle20.A1" office:value-type="string">
            <text:h text:style-name="P193"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8"><draw:frame draw:style-name="fr2" draw:name="Bild59" text:anchor-type="paragraph" svg:width="5.279cm" svg:height="1.829cm" draw:z-index="59"><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102">The number of samples when rendering in the viewport.</text:p>
      <text:h text:style-name="Heading_20_2" text:outline-level="2"><text:bookmark-start text:name="__RefHeading___Toc4262_714034166"/>Render Samples<text:bookmark-end text:name="__RefHeading___Toc4262_714034166"/></text:h>
      <text:p text:style-name="P102">The number of samples when rendering to file.</text:p>
      <text:h text:style-name="Heading_20_2" text:outline-level="2"><text:bookmark-start text:name="__RefHeading___Toc4264_714034166"/>Viewport Denoising<text:bookmark-end text:name="__RefHeading___Toc4264_714034166"/></text:h>
      <text:p text:style-name="P35">Denoise Image. The temporal re-projection can cause some ghosting.</text:p>
      <text:p text:style-name="P35"/>
      <text:p text:style-name="P36"/>
      <table:table table:name="Tabelle21" table:style-name="Tabelle21">
        <table:table-column table:style-name="Tabelle21.A"/>
        <table:table-row table:style-name="TableLine2845878150480">
          <table:table-cell table:style-name="Tabelle21.A1" office:value-type="string">
            <text:h text:style-name="P194"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9"><draw:frame draw:style-name="fr2" draw:name="Bild60" text:anchor-type="paragraph" svg:width="5.32cm" svg:height="2.54cm" draw:z-index="60"><draw:image xlink:href="Pictures/100002010000013A00000096CC40204257BD54E4.png" xlink:type="simple" xlink:show="embed" xlink:actuate="onLoad" draw: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3">In the header you will find a checkbox to enable the Ambient Occlusion.</text:p>
      <text:h text:style-name="Heading_20_2" text:outline-level="2"><text:bookmark-start text:name="__RefHeading___Toc4270_714034166"/>Distance<text:bookmark-end text:name="__RefHeading___Toc4270_714034166"/></text:h>
      <text:p text:style-name="P103">The distance of the object to contribute to the ambient occlusion. </text:p>
      <text:h text:style-name="Heading_20_2" text:outline-level="2"><text:bookmark-start text:name="__RefHeading___Toc4272_714034166"/>Factor<text:bookmark-end text:name="__RefHeading___Toc4272_714034166"/></text:h>
      <text:p text:style-name="P103">The blend factor</text:p>
      <text:h text:style-name="Heading_20_2" text:outline-level="2"><text:bookmark-start text:name="__RefHeading___Toc4274_714034166"/>Trace Precision<text:bookmark-end text:name="__RefHeading___Toc4274_714034166"/></text:h>
      <text:p text:style-name="P103">Precision of the horizon search</text:p>
      <text:h text:style-name="Heading_20_2" text:outline-level="2"><text:bookmark-start text:name="__RefHeading___Toc4276_714034166"/>Bent Normals<text:bookmark-end text:name="__RefHeading___Toc4276_714034166"/></text:h>
      <text:p text:style-name="P103">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27"/>
      <text:p text:style-name="P27"/>
      <text:p text:style-name="P29"/>
      <table:table table:name="Tabelle22" table:style-name="Tabelle22">
        <table:table-column table:style-name="Tabelle22.A"/>
        <table:table-row table:style-name="TableLine2845878156736">
          <table:table-cell table:style-name="Tabelle22.A1" office:value-type="string">
            <text:h text:style-name="P194"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9"/>
      <text:h text:style-name="P205" text:outline-level="2"><draw:frame draw:style-name="fr2" draw:name="Bild61" text:anchor-type="paragraph" svg:width="5.3cm" svg:height="2.88cm" draw:z-index="61"><draw:image xlink:href="Pictures/1000020100000139000000AAFBD677EE6F01CBD6.png" xlink:type="simple" xlink:show="embed" xlink:actuate="onLoad" draw:mime-type="image/png"/></draw:frame><text:bookmark-start text:name="__RefHeading___Toc4282_714034166"/>Enable<text:bookmark-end text:name="__RefHeading___Toc4282_714034166"/></text:h>
      <text:p text:style-name="P103">In the header you will find a checkbox to enable the Bloom.</text:p>
      <text:h text:style-name="Heading_20_2" text:outline-level="2"><text:bookmark-start text:name="__RefHeading___Toc4284_714034166"/>Threshold<text:bookmark-end text:name="__RefHeading___Toc4284_714034166"/></text:h>
      <text:p text:style-name="P103">Filters out pixel that are below this level of brightness.</text:p>
      <text:h text:style-name="Heading_20_2" text:outline-level="2"><text:bookmark-start text:name="__RefHeading___Toc4286_714034166"/>Knee<text:bookmark-end text:name="__RefHeading___Toc4286_714034166"/></text:h>
      <text:p text:style-name="P103">Makes transition between under / over threshold gradual.</text:p>
      <text:h text:style-name="Heading_20_2" text:outline-level="2"><text:bookmark-start text:name="__RefHeading___Toc4288_714034166"/>Radius<text:bookmark-end text:name="__RefHeading___Toc4288_714034166"/></text:h>
      <text:p text:style-name="P103">Bloom spread distance.</text:p>
      <text:h text:style-name="Heading_20_2" text:outline-level="2"><text:bookmark-start text:name="__RefHeading___Toc4290_714034166"/><text:soft-page-break/>Color<text:bookmark-end text:name="__RefHeading___Toc4290_714034166"/></text:h>
      <text:p text:style-name="P103">The color of the bloom effect.</text:p>
      <text:h text:style-name="Heading_20_2" text:outline-level="2"><text:bookmark-start text:name="__RefHeading___Toc4292_714034166"/>Intensity<text:bookmark-end text:name="__RefHeading___Toc4292_714034166"/></text:h>
      <text:p text:style-name="P103">Blend Factor.</text:p>
      <text:h text:style-name="Heading_20_2" text:outline-level="2"><text:bookmark-start text:name="__RefHeading___Toc4294_714034166"/>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2845878158640">
          <table:table-cell table:style-name="Tabelle23.A1" office:value-type="string">
            <text:h text:style-name="P194"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7"><draw:frame draw:style-name="fr2" draw:name="Bild62" text:anchor-type="paragraph" svg:width="5.151cm" svg:height="3.27cm" draw:z-index="62"><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3">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238">Brightness threshold for using sprite base depth of field.</text:p>
      <text:h text:style-name="Heading_20_2" text:outline-level="2"><text:bookmark-start text:name="__RefHeading___Toc40442_1709784994"/>Neighbor Rejection<text:bookmark-end text:name="__RefHeading___Toc40442_1709784994"/></text:h>
      <text:p text:style-name="P238">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238">Amount of flicker remove applied to bokeh highlights.</text:p>
      <text:h text:style-name="Heading_20_2" text:outline-level="2"><text:bookmark-start text:name="__RefHeading___Toc40446_1709784994"/>High Quality Slight Defocus<text:bookmark-end text:name="__RefHeading___Toc40446_1709784994"/></text:h>
      <text:p text:style-name="P238">Sample all pixels in almost in-focus regions to eliminate noise.</text:p>
      <text:h text:style-name="Heading_20_2" text:outline-level="2"><text:bookmark-start text:name="__RefHeading___Toc40448_1709784994"/>Jitter Camera<text:bookmark-end text:name="__RefHeading___Toc40448_1709784994"/></text:h>
      <text:p text:style-name="P238">Jitter the camera to create accurate blurring by using render samples.</text:p>
      <text:h text:style-name="Heading_20_3" text:outline-level="3"><text:bookmark-start text:name="__RefHeading___Toc40450_1709784994"/>Overblur<text:bookmark-end text:name="__RefHeading___Toc40450_1709784994"/></text:h>
      <text:p text:style-name="P238">Apply blur to each jittered sample to reduce undersampling artifacts.</text:p>
      <text:p text:style-name="P103"/>
      <table:table table:name="Tabelle24" table:style-name="Tabelle24">
        <table:table-column table:style-name="Tabelle24.A"/>
        <table:table-row table:style-name="TableLine2845878157552">
          <table:table-cell table:style-name="Tabelle24.A1" office:value-type="string">
            <text:h text:style-name="P194"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7"/>
      <text:p text:style-name="P37">Subsurface scattering is a mechanism of light transport through the object. It penetrates the surface of a translucent object, is scattered by interacting with the material, and exits the surface at a different point. </text:p>
      <text:h text:style-name="P205" text:outline-level="2"><draw:frame draw:style-name="fr2" draw:name="Bild63" text:anchor-type="paragraph" svg:width="5.3cm" svg:height="1.81cm" draw:z-index="63"><draw:image xlink:href="Pictures/10000201000001390000006B595279F4729AC543.png" xlink:type="simple" xlink:show="embed" xlink:actuate="onLoad" draw:mime-type="image/png"/></draw:frame><text:bookmark-start text:name="__RefHeading___Toc4306_714034166"/><text:soft-page-break/>Enable<text:bookmark-end text:name="__RefHeading___Toc4306_714034166"/></text:h>
      <text:p text:style-name="P103">In the header you will find a checkbox to enable the Subsurface Scattering.</text:p>
      <text:h text:style-name="Heading_20_2" text:outline-level="2"><text:bookmark-start text:name="__RefHeading___Toc4308_714034166"/>Samples<text:bookmark-end text:name="__RefHeading___Toc4308_714034166"/></text:h>
      <text:p text:style-name="P103">Number of samples to compute the scattering effect.</text:p>
      <text:h text:style-name="Heading_20_2" text:outline-level="2"><text:bookmark-start text:name="__RefHeading___Toc4310_714034166"/>Jitter Threshold<text:bookmark-end text:name="__RefHeading___Toc4310_714034166"/></text:h>
      <text:p text:style-name="P103">Rotate samples that are below this value.</text:p>
      <text:h text:style-name="Heading_20_2" text:outline-level="2"><text:bookmark-start text:name="__RefHeading___Toc4312_714034166"/>Separate Albedo<text:bookmark-end text:name="__RefHeading___Toc4312_714034166"/></text:h>
      <text:p text:style-name="P103">Avoid albedo being blurred by the subsurface scattering. This feature uses more memory.</text:p>
      <text:p text:style-name="P104"/>
      <table:table table:name="Tabelle25" table:style-name="Tabelle25">
        <table:table-column table:style-name="Tabelle25.A"/>
        <table:table-row table:style-name="TableLine2845878150208">
          <table:table-cell table:style-name="Tabelle25.A1" office:value-type="string">
            <text:h text:style-name="P195"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8"/>
      <text:p text:style-name="P40">Contains settings around the Screen Space reflections. </text:p>
      <text:p text:style-name="P40"/>
      <text:p text:style-name="P40">Screen Space Reflections is a common technique in games. It reuses the information that is already on screen for reflections. It doesn't reflect geometry outside of the camera though.</text:p>
      <text:h text:style-name="P206" text:outline-level="2"><draw:frame draw:style-name="fr2" draw:name="Bild64" text:anchor-type="paragraph" svg:width="5.3cm" svg:height="3.251cm" draw:z-index="64"><draw:image xlink:href="Pictures/1000020100000139000000C0E7E3C1C083DD8194.png" xlink:type="simple" xlink:show="embed" xlink:actuate="onLoad" draw:mime-type="image/png"/></draw:frame><text:bookmark-start text:name="__RefHeading___Toc4316_714034166"/>Enable<text:bookmark-end text:name="__RefHeading___Toc4316_714034166"/></text:h>
      <text:p text:style-name="P10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6">Enable Screen Space refraction.</text:p>
      <text:h text:style-name="Heading_20_2" text:outline-level="2"><text:bookmark-start text:name="__RefHeading___Toc4320_714034166"/>Half Res Trace<text:bookmark-end text:name="__RefHeading___Toc4320_714034166"/></text:h>
      <text:p text:style-name="P106">Ray trace at a lower resolution.</text:p>
      <text:h text:style-name="Heading_20_2" text:outline-level="2"><text:bookmark-start text:name="__RefHeading___Toc4322_714034166"/>Trace Precision<text:bookmark-end text:name="__RefHeading___Toc4322_714034166"/></text:h>
      <text:p text:style-name="P106">The precision of the screen space ray-tracing.</text:p>
      <text:h text:style-name="Heading_20_2" text:outline-level="2"><text:bookmark-start text:name="__RefHeading___Toc4324_714034166"/>Max Roughness<text:bookmark-end text:name="__RefHeading___Toc4324_714034166"/></text:h>
      <text:p text:style-name="P106">Do not ray-trace reflections that are above this value.</text:p>
      <text:h text:style-name="Heading_20_2" text:outline-level="2"><text:bookmark-start text:name="__RefHeading___Toc4326_714034166"/>Thickness<text:bookmark-end text:name="__RefHeading___Toc4326_714034166"/></text:h>
      <text:p text:style-name="P106">Pixel thickness used to detect intersections.</text:p>
      <text:h text:style-name="Heading_20_2" text:outline-level="2"><text:bookmark-start text:name="__RefHeading___Toc4328_714034166"/><text:soft-page-break/>Edge Fading<text:bookmark-end text:name="__RefHeading___Toc4328_714034166"/></text:h>
      <text:p text:style-name="P106">Screen percentage used to fade the Screen Space Reflection.</text:p>
      <text:h text:style-name="Heading_20_2" text:outline-level="2"><text:bookmark-start text:name="__RefHeading___Toc4330_714034166"/>Clamp<text:bookmark-end text:name="__RefHeading___Toc4330_714034166"/></text:h>
      <text:p text:style-name="P106">Clamp Pixel intensity to remove noise.</text:p>
      <text:p text:style-name="P105"/>
      <table:table table:name="Tabelle26" table:style-name="Tabelle26">
        <table:table-column table:style-name="Tabelle26.A"/>
        <table:table-row table:style-name="TableLine2845878160000">
          <table:table-cell table:style-name="Tabelle26.A1" office:value-type="string">
            <text:h text:style-name="P196"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9"/>
      <text:p text:style-name="P41">Contains settings<text:span text:style-name="T48"> for motion blur.</text:span></text:p>
      <text:h text:style-name="P207" text:outline-level="2"><draw:frame draw:style-name="fr2" draw:name="Bild65" text:anchor-type="paragraph" svg:width="5.159cm" svg:height="2.671cm" draw:z-index="65"><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5">In the header you will find a checkbox to enable the Subsurface Scattering.</text:p>
      <text:p text:style-name="P105"/>
      <text:h text:style-name="Heading_20_2" text:outline-level="2"><draw:frame draw:style-name="fr4" draw:name="Bild58" text:anchor-type="paragraph" svg:x="15.813cm" svg:y="0.575cm" svg:width="2.739cm" svg:height="1.76cm" draw:z-index="9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8">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7">Time taken in frames between shutter open and close.</text:p>
      <text:h text:style-name="Heading_20_2" text:outline-level="2"><text:bookmark-start text:name="__RefHeading___Toc5730_3102884649"/>Background Separation<text:bookmark-end text:name="__RefHeading___Toc5730_3102884649"/></text:h>
      <text:p text:style-name="P138">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8">The maximum blur distance a pixel can spread over.</text:p>
      <text:h text:style-name="Heading_20_2" text:outline-level="2"><text:bookmark-start text:name="__RefHeading___Toc5734_3102884649"/>Steps<text:bookmark-end text:name="__RefHeading___Toc5734_3102884649"/></text:h>
      <text:p text:style-name="P138">The accuracy of motion blur. Higher values results in higher accuracy and higher render times.</text:p>
      <text:p text:style-name="P105"/>
      <table:table table:name="Tabelle27" table:style-name="Tabelle27">
        <table:table-column table:style-name="Tabelle27.A"/>
        <table:table-row table:style-name="TableLine2845878160272">
          <table:table-cell table:style-name="Tabelle27.A1" office:value-type="string">
            <text:h text:style-name="P196"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9"/>
      <text:p text:style-name="P41"><draw:frame draw:style-name="fr2" draw:name="Bild66" text:anchor-type="paragraph" svg:width="5.32cm" svg:height="4.57cm" draw:z-index="66"><draw:image xlink:href="Pictures/1000020100000130000001277AB15FC3EF918D85.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7">The start distance for volumetrics.</text:p>
      <text:h text:style-name="Heading_20_2" text:outline-level="2"><text:bookmark-start text:name="__RefHeading___Toc4346_714034166"/><text:soft-page-break/>End<text:bookmark-end text:name="__RefHeading___Toc4346_714034166"/></text:h>
      <text:p text:style-name="P107">The end distance for volumetrics.</text:p>
      <text:h text:style-name="Heading_20_2" text:outline-level="2"><text:bookmark-start text:name="__RefHeading___Toc4348_714034166"/>Tile Size<text:bookmark-end text:name="__RefHeading___Toc4348_714034166"/></text:h>
      <text:p text:style-name="P107">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7">Number of samples to compote for the volumetrics effect.</text:p>
      <text:h text:style-name="P208" text:outline-level="2"><text:bookmark-start text:name="__RefHeading___Toc4352_714034166"/>Distribution<text:bookmark-end text:name="__RefHeading___Toc4352_714034166"/></text:h>
      <text:p text:style-name="P107">Distribute more samples closer to the camera.</text:p>
      <text:h text:style-name="Heading_20_2" text:outline-level="2"><text:bookmark-start text:name="__RefHeading___Toc5877_3285075206"/>Viewport Volumetric Blending<text:bookmark-end text:name="__RefHeading___Toc5877_3285075206"/></text:h>
      <text:p text:style-name="P133">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5">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7">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4" text:outline-level="3"><text:bookmark-start text:name="__RefHeading___Toc4416_714034166"/>Enable<text:bookmark-end text:name="__RefHeading___Toc4416_714034166"/></text:h>
      <text:p text:style-name="P105">In the header you will find a checkbox to enable <text:span text:style-name="T48">Volumetric Shadows</text:span>.</text:p>
      <text:h text:style-name="P225" text:outline-level="3"><text:bookmark-start text:name="__RefHeading___Toc4418_714034166"/>Samples<text:bookmark-end text:name="__RefHeading___Toc4418_714034166"/></text:h>
      <text:p text:style-name="P107">Number of samples to compute volumetric shadowing.</text:p>
      <text:p text:style-name="P38"/>
      <text:p text:style-name="P39"/>
      <table:table table:name="Tabelle28" table:style-name="Tabelle28">
        <table:table-column table:style-name="Tabelle28.A"/>
        <table:table-row table:style-name="TableLine2845878160816">
          <table:table-cell table:style-name="Tabelle28.A1" office:value-type="string">
            <text:h text:style-name="P196"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0"/>
      <text:h text:style-name="Heading_20_2" text:outline-level="2"><draw:frame draw:style-name="fr4" draw:name="Bild67" text:anchor-type="paragraph" svg:x="13.423cm" svg:y="0.268cm" svg:width="5.32cm" svg:height="1.42cm" draw:z-index="67"><draw:image xlink:href="Pictures/100002010000013A0000005497BBF22539CC7E09.png" xlink:type="simple" xlink:show="embed" xlink:actuate="onLoad" draw:mime-type="image/png"/></draw:frame><text:bookmark-start text:name="__RefHeading___Toc4360_714034166"/><text:soft-page-break/>Hair Shape Type<text:bookmark-end text:name="__RefHeading___Toc4360_714034166"/></text:h>
      <text:p text:style-name="P107">Choose if the hair is displayed as strand or as strip. </text:p>
      <text:h text:style-name="Heading_20_3" text:outline-level="3"><text:bookmark-start text:name="__RefHeading___Toc4420_714034166"/>Animate Property<text:bookmark-end text:name="__RefHeading___Toc4420_714034166"/></text:h>
      <text:p text:style-name="P107">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2">Additional subdivision along the hair.</text:p>
      <text:p text:style-name="P30"/>
      <text:h text:style-name="P224" text:outline-level="3"><text:bookmark-start text:name="__RefHeading___Toc4422_714034166"/>Animate Property<text:bookmark-end text:name="__RefHeading___Toc4422_714034166"/></text:h>
      <text:p text:style-name="P107">This property can be animated. Activating this button sets a keyframe.</text:p>
      <text:p text:style-name="P107"/>
      <table:table table:name="Tabelle29" table:style-name="Tabelle29">
        <table:table-column table:style-name="Tabelle29.A"/>
        <table:table-row table:style-name="TableLine2845878149392">
          <table:table-cell table:style-name="Tabelle29.A1" office:value-type="string">
            <text:h text:style-name="P196"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0"><draw:frame draw:style-name="fr3" draw:name="Bild68" text:anchor-type="paragraph" svg:y="0.291cm" svg:width="5.32cm" svg:height="2.93cm" draw:z-index="68"><draw:image xlink:href="Pictures/100002010000013A000000ADFB9462939923C3E6.png" xlink:type="simple" xlink:show="embed" xlink:actuate="onLoad" draw:mime-type="image/png"/></draw:frame></text:p>
      <text:p text:style-name="P42">Contains settings regarding shadows.</text:p>
      <text:p text:style-name="P42"/>
      <text:h text:style-name="Heading_20_2" text:outline-level="2"><text:bookmark-start text:name="__RefHeading___Toc4366_714034166"/>Method<text:bookmark-end text:name="__RefHeading___Toc4366_714034166"/></text:h>
      <text:p text:style-name="P107">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7">The cube shadows resolution.</text:p>
      <text:h text:style-name="Heading_20_2" text:outline-level="2"><text:bookmark-start text:name="__RefHeading___Toc4370_714034166"/>Cascade Size<text:bookmark-end text:name="__RefHeading___Toc4370_714034166"/></text:h>
      <text:p text:style-name="P107">Directional shadows resolution.</text:p>
      <text:h text:style-name="Heading_20_2" text:outline-level="2"><text:bookmark-start text:name="__RefHeading___Toc4372_714034166"/>High Bit depth<text:bookmark-end text:name="__RefHeading___Toc4372_714034166"/></text:h>
      <text:p text:style-name="P107">Use 32 bit shadows. Low bit depth uses 8 bit.</text:p>
      <text:h text:style-name="Heading_20_2" text:outline-level="2"><text:bookmark-start text:name="__RefHeading___Toc4374_714034166"/>Soft Shadows<text:bookmark-end text:name="__RefHeading___Toc4374_714034166"/></text:h>
      <text:p text:style-name="P42">Create soft shadows.</text:p>
      <text:p text:style-name="P42"/>
      <text:p text:style-name="P43"/>
      <table:table table:name="Tabelle30" table:style-name="Tabelle30">
        <table:table-column table:style-name="Tabelle30.A"/>
        <table:table-row table:style-name="TableLine2845878161088">
          <table:table-cell table:style-name="Tabelle30.A1" office:value-type="string">
            <text:h text:style-name="P197"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1"><draw:frame draw:style-name="fr2" draw:name="Bild69" text:anchor-type="paragraph" svg:width="5.32cm" svg:height="5.84cm" draw:z-index="69"><draw:image xlink:href="Pictures/100002010000013A000001596A200518CFB0511C.png" xlink:type="simple" xlink:show="embed" xlink:actuate="onLoad" draw:mime-type="image/png"/></draw:frame></text:p>
      <text:p text:style-name="P44">Indirect lighting can be baked to speed up the rendering process. </text:p>
      <text:p text:style-name="P44"/>
      <text:p text:style-name="P111"><text:soft-page-break/><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0">Bake both, the irradiance grids and reflection cube maps.</text:p>
      <text:h text:style-name="Heading_20_2" text:outline-level="2"><text:bookmark-start text:name="__RefHeading___Toc4380_714034166"/>Bake Cubemap Only<text:bookmark-end text:name="__RefHeading___Toc4380_714034166"/></text:h>
      <text:p text:style-name="P110">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10">Delete baked informations from cache.</text:p>
      <text:h text:style-name="Heading_20_2" text:outline-level="2"><text:bookmark-start text:name="__RefHeading___Toc4384_714034166"/>Auto Bake<text:bookmark-end text:name="__RefHeading___Toc4384_714034166"/></text:h>
      <text:p text:style-name="P110">Auto bake indirect lighting when editing probes.</text:p>
      <text:h text:style-name="Heading_20_2" text:outline-level="2"><text:bookmark-start text:name="__RefHeading___Toc4386_714034166"/>Diffuse Bounces<text:bookmark-end text:name="__RefHeading___Toc4386_714034166"/></text:h>
      <text:p text:style-name="P110">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0">The size of the cube maps.</text:p>
      <text:h text:style-name="Heading_20_2" text:outline-level="2"><text:bookmark-start text:name="__RefHeading___Toc4390_714034166"/>Diffuse Occlusion<text:bookmark-end text:name="__RefHeading___Toc4390_714034166"/></text:h>
      <text:p text:style-name="P110">The size of the shadow map applied to each irradiance sample.</text:p>
      <text:h text:style-name="Heading_20_2" text:outline-level="2"><text:bookmark-start text:name="__RefHeading___Toc5640_537885731"/>Irradiance Smoothing<text:bookmark-end text:name="__RefHeading___Toc5640_537885731"/></text:h>
      <text:p text:style-name="P126">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6">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6">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0">Size of cubemap spheres to debug captured light.</text:p>
      <text:h text:style-name="Heading_20_3" text:outline-level="3"><text:bookmark-start text:name="__RefHeading___Toc4426_714034166"/><text:soft-page-break/>Irradiance Size<text:bookmark-end text:name="__RefHeading___Toc4426_714034166"/></text:h>
      <text:p text:style-name="P44">Size of the irradiance sample spheres to debug captured light.</text:p>
      <text:p text:style-name="P44"/>
      <text:p text:style-name="P44"/>
      <text:p text:style-name="P45"/>
      <table:table table:name="Tabelle31" table:style-name="Tabelle31">
        <table:table-column table:style-name="Tabelle31.A"/>
        <table:table-row table:style-name="TableLine2845878144768">
          <table:table-cell table:style-name="Tabelle31.A1" office:value-type="string">
            <text:h text:style-name="P198"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9"><draw:frame draw:style-name="fr2" draw:name="Bild70" text:anchor-type="paragraph" svg:width="5.159cm" svg:height="1.461cm" draw:z-index="70"><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2">The width over which the reconstruction filter combines samples.</text:p>
      <text:h text:style-name="P226" text:outline-level="3"><text:bookmark-start text:name="__RefHeading___Toc4430_714034166"/>Animate Property<text:bookmark-end text:name="__RefHeading___Toc4430_714034166"/></text:h>
      <text:p text:style-name="P108">This property can be animated. Activating this button sets a keyframe.</text:p>
      <text:p text:style-name="Horizontal_20_Line"/>
      <text:h text:style-name="P209" text:outline-level="2"><draw:frame draw:style-name="fr2" draw:name="Bild84" text:anchor-type="paragraph" svg:width="5.159cm" svg:height="0.529cm" draw:z-index="89"><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3">Internally render past the image borders to avoid screen space effects disappearing.</text:p>
      <text:h text:style-name="P227" text:outline-level="3"><text:bookmark-start text:name="__RefHeading___Toc4428_714034166"/>Overscan Size<text:bookmark-end text:name="__RefHeading___Toc4428_714034166"/></text:h>
      <text:p text:style-name="P113">How much bigger the image should be internally rendered.</text:p>
      <text:p text:style-name="P113"/>
      <text:p text:style-name="P34"/>
      <table:table table:name="Tabelle32" table:style-name="Tabelle32">
        <table:table-column table:style-name="Tabelle32.A"/>
        <table:table-row table:style-name="TableLine2845878155376">
          <table:table-cell table:style-name="Tabelle32.A1" office:value-type="string">
            <text:h text:style-name="P199"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2"><draw:frame draw:style-name="fr2" draw:name="Bild71" text:anchor-type="paragraph" svg:width="5.129cm" svg:height="3.941cm" draw:z-index="71"><draw:image xlink:href="Pictures/100002010000012F000000E91472BF9D9C62651F.png" xlink:type="simple" xlink:show="embed" xlink:actuate="onLoad" draw:mime-type="image/png"/></draw:frame></text:p>
      <text:p text:style-name="P15">Sometimes you want to simplify the rendering without to loose the <text:span text:style-name="T26">already tweaked</text:span> settings and adjustments. For test renderings for example. Simplify allows you to <text:span text:style-name="T44">simplify the rendering</text:span></text:p>
      <text:p text:style-name="P15"/>
      <text:p text:style-name="P15"/>
      <text:p text:style-name="P15"/>
      <text:p text:style-name="P15"/>
      <text:p text:style-name="P46">.</text:p>
      <text:p text:style-name="P15"/>
      <text:h text:style-name="P210" text:outline-level="2"><text:bookmark-start text:name="__RefHeading___Toc1773_140435899411"/>Enable<text:bookmark-end text:name="__RefHeading___Toc1773_140435899411"/></text:h>
      <text:p text:style-name="P80">In the header is a checkbox to enable Simplify.</text:p>
      <text:p text:style-name="Horizontal_20_Line"/>
      <text:h text:style-name="P210" text:outline-level="2"><draw:frame draw:style-name="fr2" draw:name="Bild85" text:anchor-type="paragraph" svg:width="5.159cm" svg:height="1.78cm" draw:z-index="90"><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80">This section affects the rendering with <text:span text:style-name="T51">Eevee</text:span> in the Viewport.</text:p>
      <text:h text:style-name="P228" text:outline-level="3"><text:bookmark-start text:name="__RefHeading___Toc1777_140435899412"/><text:soft-page-break/>Max Subdivisions<text:bookmark-end text:name="__RefHeading___Toc1777_140435899412"/></text:h>
      <text:p text:style-name="P80">Limit the number of maximum subdivisions.</text:p>
      <text:h text:style-name="P228" text:outline-level="3"><text:bookmark-start text:name="__RefHeading___Toc1779_140435899412"/>Child Particles<text:bookmark-end text:name="__RefHeading___Toc1779_140435899412"/></text:h>
      <text:p text:style-name="P80">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6">Simplify volumes by setting the resolution percentage of volume objects in viewport</text:p>
      <text:h text:style-name="P228" text:outline-level="3"><text:bookmark-start text:name="__RefHeading___Toc4434_714034166"/>Animate Property<text:bookmark-end text:name="__RefHeading___Toc4434_714034166"/></text:h>
      <text:p text:style-name="P109">This propert<text:span text:style-name="T51">ies</text:span> can be animated. Activating this button sets a keyframe.</text:p>
      <text:p text:style-name="Horizontal_20_Line"/>
      <text:h text:style-name="P211" text:outline-level="2"><draw:frame draw:style-name="fr2" draw:name="Bild86" text:anchor-type="paragraph" svg:width="5.129cm" svg:height="1.42cm" draw:z-index="91"><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80">This section affects the rendering with <text:span text:style-name="T51">Eevee</text:span> <text:span text:style-name="T51">to file</text:span>.</text:p>
      <text:h text:style-name="P228" text:outline-level="3"><text:bookmark-start text:name="__RefHeading___Toc1777_1404358994111"/>Max Subdivisions<text:bookmark-end text:name="__RefHeading___Toc1777_1404358994111"/></text:h>
      <text:p text:style-name="P80">Limit the number of maximum subdivisions.</text:p>
      <text:h text:style-name="P228" text:outline-level="3"><text:bookmark-start text:name="__RefHeading___Toc1779_1404358994111"/>Child Particles<text:bookmark-end text:name="__RefHeading___Toc1779_1404358994111"/></text:h>
      <text:p text:style-name="P80">Limit the number of child particles<text:span text:style-name="T44">.</text:span></text:p>
      <text:h text:style-name="P228" text:outline-level="3"><text:bookmark-start text:name="__RefHeading___Toc4436_714034166"/>Animate Property<text:bookmark-end text:name="__RefHeading___Toc4436_714034166"/></text:h>
      <text:p text:style-name="P109">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92"><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81">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4">Simplify Grease Pencil only during animation playback.</text:p>
      <text:h text:style-name="Heading_20_3" text:outline-level="3"><text:bookmark-start text:name="__RefHeading___Toc5829_993269501"/>Fill<text:bookmark-end text:name="__RefHeading___Toc5829_993269501"/></text:h>
      <text:p text:style-name="P136">Display Fill strokes in the Viewport.</text:p>
      <text:h text:style-name="Heading_20_3" text:outline-level="3"><text:bookmark-start text:name="__RefHeading___Toc4440_714034166"/>Modifiers<text:bookmark-end text:name="__RefHeading___Toc4440_714034166"/></text:h>
      <text:p text:style-name="P137"><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7"><text:span text:style-name="T69">display</text:span><text:span text:style-name="T52"> shader </text:span><text:span text:style-name="T69">effects</text:span><text:span text:style-name="T52">.</text:span></text:p>
      <text:h text:style-name="Heading_20_3" text:outline-level="3"><text:bookmark-start text:name="__RefHeading___Toc5720_3240591700"/><text:soft-page-break/>Layers <text:span text:style-name="T70">Tinting</text:span><text:bookmark-end text:name="__RefHeading___Toc5720_3240591700"/></text:h>
      <text:p text:style-name="P136">Display layers tint.</text:p>
      <text:h text:style-name="P229" text:outline-level="3"><text:bookmark-start text:name="__RefHeading___Toc5831_993269501"/>Antialiasing<text:bookmark-end text:name="__RefHeading___Toc5831_993269501"/></text:h>
      <text:p text:style-name="P136">Use antialiasing to smooth stroke edges.</text:p>
      <text:p text:style-name="P53"/>
      <text:p text:style-name="P14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2H44M52S</meta:editing-duration>
    <meta:editing-cycles>133</meta:editing-cycles>
    <meta:generator>LibreOffice/7.0.4.2$Windows_X86_64 LibreOffice_project/dcf040e67528d9187c66b2379df5ea4407429775</meta:generator>
    <dc:date>2021-02-14T18:31:42.383000000</dc:date>
    <meta:document-statistic meta:table-count="32" meta:image-count="97" meta:object-count="0" meta:page-count="49" meta:paragraph-count="1433" meta:word-count="7576" meta:character-count="44424" meta:non-whitespace-character-count="38187"/>
    <meta:template xlink:type="simple" xlink:actuate="onRequest" xlink:title="standard1cm" xlink:href="../../../../AppData/Roaming/LibreOffice/4/user/template/standard1cm.ott" meta:date="2016-03-29T10:11:56.570000000"/>
  </office:meta>
</office:document-meta>
</file>